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" svg:font-family="ARIA"/>
    <style:font-face style:name="Ariaç" svg:font-family="Ariaç"/>
    <style:font-face style:name="sans-serif" svg:font-family="sans-serif"/>
    <style:font-face style:name="ARIAL" svg:font-family="ARIAL" style:font-family-generic="swiss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75pt solid #000000"/>
    </style:style>
    <style:style style:name="Tabela4" style:family="table">
      <style:table-properties style:width="17.145cm" fo:margin-left="0cm" table:align="left"/>
    </style:style>
    <style:style style:name="Tabela4.A" style:family="table-column">
      <style:table-column-properties style:column-width="13.194cm"/>
    </style:style>
    <style:style style:name="Tabela4.B" style:family="table-column">
      <style:table-column-properties style:column-width="3.951cm"/>
    </style:style>
    <style:style style:name="Tabela4.A1" style:family="table-cell">
      <style:table-cell-properties style:vertical-align="bottom" fo:background-color="#000000" fo:padding-left="0cm" fo:padding-right="0cm" fo:padding-top="0.176cm" fo:padding-bottom="0.176cm" fo:border="1pt solid #000000">
        <style:background-image/>
      </style:table-cell-properties>
    </style:style>
    <style:style style:name="Tabela4.A2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2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3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3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4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4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5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5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6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6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7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7" style:family="table-cell">
      <style:table-cell-properties style:vertical-align="bottom" fo:padding-left="0cm" fo:padding-right="0cm" fo:padding-top="0.176cm" fo:padding-bottom="0.176cm" fo:border="1pt solid #000000"/>
    </style:style>
    <style:style style:name="Tabela5" style:family="table">
      <style:table-properties style:width="17.145cm" fo:margin-left="0cm" table:align="left"/>
    </style:style>
    <style:style style:name="Tabela5.A" style:family="table-column">
      <style:table-column-properties style:column-width="13.194cm"/>
    </style:style>
    <style:style style:name="Tabela5.B" style:family="table-column">
      <style:table-column-properties style:column-width="3.951cm"/>
    </style:style>
    <style:style style:name="Tabela5.A1" style:family="table-cell">
      <style:table-cell-properties style:vertical-align="bottom" fo:padding-left="0cm" fo:padding-right="0cm" fo:padding-top="0.176cm" fo:padding-bottom="0.176cm" fo:border="1pt solid #000000"/>
    </style:style>
    <style:style style:name="Tabela6" style:family="table">
      <style:table-properties style:width="16.891cm" fo:margin-left="0cm" table:align="left"/>
    </style:style>
    <style:style style:name="Tabela6.A" style:family="table-column">
      <style:table-column-properties style:column-width="3.831cm"/>
    </style:style>
    <style:style style:name="Tabela6.B" style:family="table-column">
      <style:table-column-properties style:column-width="3.909cm"/>
    </style:style>
    <style:style style:name="Tabela6.C" style:family="table-column">
      <style:table-column-properties style:column-width="5.457cm"/>
    </style:style>
    <style:style style:name="Tabela6.D" style:family="table-column">
      <style:table-column-properties style:column-width="3.694cm"/>
    </style:style>
    <style:style style:name="Tabela6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6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6.B2" style:family="table-cell">
      <style:table-cell-properties fo:padding-left="0.191cm" fo:padding-right="0.191cm" fo:padding-top="0cm" fo:padding-bottom="0cm" fo:border="1pt solid #000000"/>
    </style:style>
    <style:style style:name="Tabela6.D2" style:family="table-cell">
      <style:table-cell-properties fo:padding-left="0.191cm" fo:padding-right="0.191cm" fo:padding-top="0cm" fo:padding-bottom="0cm" fo:border="1pt solid #000000"/>
    </style:style>
    <style:style style:name="Tabela6.A4" style:family="table-cell">
      <style:table-cell-properties fo:padding-left="0.191cm" fo:padding-right="0.191cm" fo:padding-top="0cm" fo:padding-bottom="0cm" fo:border="1pt solid #000000"/>
    </style:style>
    <style:style style:name="Tabela6.6" style:family="table-row">
      <style:table-row-properties style:min-row-height="3.762cm" style:use-optimal-row-height="false"/>
    </style:style>
    <style:style style:name="Tabela6.A6" style:family="table-cell">
      <style:table-cell-properties fo:padding-left="0.191cm" fo:padding-right="0.191cm" fo:padding-top="0cm" fo:padding-bottom="0cm" fo:border="1pt solid #000000"/>
    </style:style>
    <style:style style:name="Tabela7" style:family="table">
      <style:table-properties style:width="16.891cm" fo:margin-left="0cm" table:align="left"/>
    </style:style>
    <style:style style:name="Tabela7.A" style:family="table-column">
      <style:table-column-properties style:column-width="3.831cm"/>
    </style:style>
    <style:style style:name="Tabela7.B" style:family="table-column">
      <style:table-column-properties style:column-width="4.36cm"/>
    </style:style>
    <style:style style:name="Tabela7.C" style:family="table-column">
      <style:table-column-properties style:column-width="3.501cm"/>
    </style:style>
    <style:style style:name="Tabela7.D" style:family="table-column">
      <style:table-column-properties style:column-width="5.198cm"/>
    </style:style>
    <style:style style:name="Tabela7.A1" style:family="table-cell">
      <style:table-cell-properties fo:padding-left="0.191cm" fo:padding-right="0.191cm" fo:padding-top="0cm" fo:padding-bottom="0cm" fo:border="1pt solid #000000"/>
    </style:style>
    <style:style style:name="Tabela7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7.B2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7.A3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7.B3" style:family="table-cell">
      <style:table-cell-properties style:vertical-align="middle" fo:padding-left="0.191cm" fo:padding-right="0.191cm" fo:padding-top="0cm" fo:padding-bottom="0cm" fo:border="1pt solid #000000"/>
    </style:style>
    <style:style style:name="Tabela7.D3" style:family="table-cell">
      <style:table-cell-properties style:vertical-align="middle" fo:padding-left="0.191cm" fo:padding-right="0.191cm" fo:padding-top="0cm" fo:padding-bottom="0cm" fo:border="1pt solid #000000"/>
    </style:style>
    <style:style style:name="Tabela7.A4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7.A5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7.A7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7.A9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7.A10" style:family="table-cell">
      <style:table-cell-properties fo:background-color="#c0c0c0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8" style:family="table">
      <style:table-properties style:width="16.891cm" fo:margin-left="0cm" table:align="left"/>
    </style:style>
    <style:style style:name="Tabela8.A" style:family="table-column">
      <style:table-column-properties style:column-width="3.836cm"/>
    </style:style>
    <style:style style:name="Tabela8.B" style:family="table-column">
      <style:table-column-properties style:column-width="4.763cm"/>
    </style:style>
    <style:style style:name="Tabela8.C" style:family="table-column">
      <style:table-column-properties style:column-width="4.145cm"/>
    </style:style>
    <style:style style:name="Tabela8.D" style:family="table-column">
      <style:table-column-properties style:column-width="4.147cm"/>
    </style:style>
    <style:style style:name="Tabela8.A1" style:family="table-cell">
      <style:table-cell-properties fo:padding-left="0.191cm" fo:padding-right="0.191cm" fo:padding-top="0cm" fo:padding-bottom="0cm" fo:border="1pt solid #000000"/>
    </style:style>
    <style:style style:name="Tabela8.A2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8.B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8.B3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8.C3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8.A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B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B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B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A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A1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B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B1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9" style:family="table">
      <style:table-properties style:width="16.757cm" fo:margin-left="0cm" table:align="left"/>
    </style:style>
    <style:style style:name="Tabela9.A" style:family="table-column">
      <style:table-column-properties style:column-width="8.378cm"/>
    </style:style>
    <style:style style:name="Tabela9.A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ela9.A2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9.A3" style:family="table-cell">
      <style:table-cell-properties fo:padding-left="0.191cm" fo:padding-right="0.191cm" fo:padding-top="0cm" fo:padding-bottom="0cm" fo:border="0.5pt solid #000000"/>
    </style:style>
    <style:style style:name="Tabela9.B3" style:family="table-cell">
      <style:table-cell-properties fo:padding-left="0.191cm" fo:padding-right="0.191cm" fo:padding-top="0cm" fo:padding-bottom="0cm" fo:border="0.5pt solid #000000"/>
    </style:style>
    <style:style style:name="Tabela9.A5" style:family="table-cell">
      <style:table-cell-properties fo:padding-left="0.191cm" fo:padding-right="0.191cm" fo:padding-top="0cm" fo:padding-bottom="0cm" fo:border="0.5pt solid #000000"/>
    </style:style>
    <style:style style:name="Tabela9.B5" style:family="table-cell">
      <style:table-cell-properties fo:padding-left="0.191cm" fo:padding-right="0.191cm" fo:padding-top="0cm" fo:padding-bottom="0cm" fo:border="0.5pt solid #000000"/>
    </style:style>
    <style:style style:name="Tabela9.A7" style:family="table-cell">
      <style:table-cell-properties fo:padding-left="0.191cm" fo:padding-right="0.191cm" fo:padding-top="0cm" fo:padding-bottom="0cm" fo:border="0.5pt solid #000000"/>
    </style:style>
    <style:style style:name="Tabela9.B7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6.891cm" fo:margin-left="0cm" table:align="left"/>
    </style:style>
    <style:style style:name="Tabela10.A" style:family="table-column">
      <style:table-column-properties style:column-width="3.831cm"/>
    </style:style>
    <style:style style:name="Tabela10.B" style:family="table-column">
      <style:table-column-properties style:column-width="3.909cm"/>
    </style:style>
    <style:style style:name="Tabela10.C" style:family="table-column">
      <style:table-column-properties style:column-width="5.457cm"/>
    </style:style>
    <style:style style:name="Tabela10.D" style:family="table-column">
      <style:table-column-properties style:column-width="3.694cm"/>
    </style:style>
    <style:style style:name="Tabela10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10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0.B2" style:family="table-cell">
      <style:table-cell-properties fo:padding-left="0.191cm" fo:padding-right="0.191cm" fo:padding-top="0cm" fo:padding-bottom="0cm" fo:border="1pt solid #000000"/>
    </style:style>
    <style:style style:name="Tabela10.D2" style:family="table-cell">
      <style:table-cell-properties fo:padding-left="0.191cm" fo:padding-right="0.191cm" fo:padding-top="0cm" fo:padding-bottom="0cm" fo:border="1pt solid #000000"/>
    </style:style>
    <style:style style:name="Tabela10.A4" style:family="table-cell">
      <style:table-cell-properties fo:padding-left="0.191cm" fo:padding-right="0.191cm" fo:padding-top="0cm" fo:padding-bottom="0cm" fo:border="1pt solid #000000"/>
    </style:style>
    <style:style style:name="Tabela10.6" style:family="table-row">
      <style:table-row-properties style:min-row-height="1.603cm" style:use-optimal-row-height="false"/>
    </style:style>
    <style:style style:name="Tabela10.A6" style:family="table-cell">
      <style:table-cell-properties fo:padding-left="0.191cm" fo:padding-right="0.191cm" fo:padding-top="0cm" fo:padding-bottom="0cm" fo:border="1pt solid #000000"/>
    </style:style>
    <style:style style:name="Tabela11" style:family="table">
      <style:table-properties style:width="16.891cm" fo:margin-left="0cm" table:align="left"/>
    </style:style>
    <style:style style:name="Tabela11.A" style:family="table-column">
      <style:table-column-properties style:column-width="3.831cm"/>
    </style:style>
    <style:style style:name="Tabela11.B" style:family="table-column">
      <style:table-column-properties style:column-width="4.36cm"/>
    </style:style>
    <style:style style:name="Tabela11.C" style:family="table-column">
      <style:table-column-properties style:column-width="3.501cm"/>
    </style:style>
    <style:style style:name="Tabela11.D" style:family="table-column">
      <style:table-column-properties style:column-width="5.198cm"/>
    </style:style>
    <style:style style:name="Tabela11.A1" style:family="table-cell">
      <style:table-cell-properties fo:padding-left="0.191cm" fo:padding-right="0.191cm" fo:padding-top="0cm" fo:padding-bottom="0cm" fo:border="1pt solid #000000"/>
    </style:style>
    <style:style style:name="Tabela11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1.B2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11.A3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1.B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.D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.A4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1.A5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1.A7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1.A9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11.A10" style:family="table-cell">
      <style:table-cell-properties fo:background-color="#c0c0c0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12" style:family="table">
      <style:table-properties style:width="16.891cm" fo:margin-left="0cm" table:align="left"/>
    </style:style>
    <style:style style:name="Tabela12.A" style:family="table-column">
      <style:table-column-properties style:column-width="3.836cm"/>
    </style:style>
    <style:style style:name="Tabela12.B" style:family="table-column">
      <style:table-column-properties style:column-width="4.763cm"/>
    </style:style>
    <style:style style:name="Tabela12.C" style:family="table-column">
      <style:table-column-properties style:column-width="4.145cm"/>
    </style:style>
    <style:style style:name="Tabela12.D" style:family="table-column">
      <style:table-column-properties style:column-width="4.147cm"/>
    </style:style>
    <style:style style:name="Tabela12.A1" style:family="table-cell">
      <style:table-cell-properties fo:padding-left="0.191cm" fo:padding-right="0.191cm" fo:padding-top="0cm" fo:padding-bottom="0cm" fo:border="1pt solid #000000"/>
    </style:style>
    <style:style style:name="Tabela12.A2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12.B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12.B3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C3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B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B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B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A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A1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B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B1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3" style:family="table">
      <style:table-properties style:width="16.891cm" fo:margin-left="0cm" table:align="left"/>
    </style:style>
    <style:style style:name="Tabela13.A" style:family="table-column">
      <style:table-column-properties style:column-width="3.831cm"/>
    </style:style>
    <style:style style:name="Tabela13.B" style:family="table-column">
      <style:table-column-properties style:column-width="3.909cm"/>
    </style:style>
    <style:style style:name="Tabela13.C" style:family="table-column">
      <style:table-column-properties style:column-width="5.457cm"/>
    </style:style>
    <style:style style:name="Tabela13.D" style:family="table-column">
      <style:table-column-properties style:column-width="3.694cm"/>
    </style:style>
    <style:style style:name="Tabela13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13.2" style:family="table-row">
      <style:table-row-properties style:min-row-height="0.908cm" style:use-optimal-row-height="false"/>
    </style:style>
    <style:style style:name="Tabela13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3.B2" style:family="table-cell">
      <style:table-cell-properties fo:padding-left="0.191cm" fo:padding-right="0.191cm" fo:padding-top="0cm" fo:padding-bottom="0cm" fo:border="1pt solid #000000"/>
    </style:style>
    <style:style style:name="Tabela13.D2" style:family="table-cell">
      <style:table-cell-properties fo:padding-left="0.191cm" fo:padding-right="0.191cm" fo:padding-top="0cm" fo:padding-bottom="0cm" fo:border="1pt solid #000000"/>
    </style:style>
    <style:style style:name="Tabela13.A4" style:family="table-cell">
      <style:table-cell-properties fo:padding-left="0.191cm" fo:padding-right="0.191cm" fo:padding-top="0cm" fo:padding-bottom="0cm" fo:border="1pt solid #000000"/>
    </style:style>
    <style:style style:name="Tabela13.6" style:family="table-row">
      <style:table-row-properties style:min-row-height="0.667cm" style:use-optimal-row-height="false"/>
    </style:style>
    <style:style style:name="Tabela13.A6" style:family="table-cell">
      <style:table-cell-properties fo:padding-left="0.191cm" fo:padding-right="0.191cm" fo:padding-top="0cm" fo:padding-bottom="0cm" fo:border="1pt solid #000000"/>
    </style:style>
    <style:style style:name="Tabela14" style:family="table">
      <style:table-properties style:width="16.891cm" fo:margin-left="0cm" table:align="left"/>
    </style:style>
    <style:style style:name="Tabela14.A" style:family="table-column">
      <style:table-column-properties style:column-width="3.831cm"/>
    </style:style>
    <style:style style:name="Tabela14.B" style:family="table-column">
      <style:table-column-properties style:column-width="3.909cm"/>
    </style:style>
    <style:style style:name="Tabela14.C" style:family="table-column">
      <style:table-column-properties style:column-width="5.457cm"/>
    </style:style>
    <style:style style:name="Tabela14.D" style:family="table-column">
      <style:table-column-properties style:column-width="3.694cm"/>
    </style:style>
    <style:style style:name="Tabela14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14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4.B2" style:family="table-cell">
      <style:table-cell-properties fo:padding-left="0.191cm" fo:padding-right="0.191cm" fo:padding-top="0cm" fo:padding-bottom="0cm" fo:border="1pt solid #000000"/>
    </style:style>
    <style:style style:name="Tabela14.D2" style:family="table-cell">
      <style:table-cell-properties fo:padding-left="0.191cm" fo:padding-right="0.191cm" fo:padding-top="0cm" fo:padding-bottom="0cm" fo:border="1pt solid #000000"/>
    </style:style>
    <style:style style:name="Tabela14.A4" style:family="table-cell">
      <style:table-cell-properties fo:padding-left="0.191cm" fo:padding-right="0.191cm" fo:padding-top="0cm" fo:padding-bottom="0cm" fo:border="1pt solid #000000"/>
    </style:style>
    <style:style style:name="Tabela14.6" style:family="table-row">
      <style:table-row-properties style:min-row-height="0.61cm" style:use-optimal-row-height="false"/>
    </style:style>
    <style:style style:name="Tabela14.A6" style:family="table-cell">
      <style:table-cell-properties fo:padding-left="0.191cm" fo:padding-right="0.191cm" fo:padding-top="0cm" fo:padding-bottom="0cm" fo:border="1pt solid #000000"/>
    </style:style>
    <style:style style:name="Tabela15" style:family="table">
      <style:table-properties style:width="16.891cm" fo:margin-left="0cm" table:align="left"/>
    </style:style>
    <style:style style:name="Tabela15.A" style:family="table-column">
      <style:table-column-properties style:column-width="3.831cm"/>
    </style:style>
    <style:style style:name="Tabela15.B" style:family="table-column">
      <style:table-column-properties style:column-width="4.36cm"/>
    </style:style>
    <style:style style:name="Tabela15.C" style:family="table-column">
      <style:table-column-properties style:column-width="3.501cm"/>
    </style:style>
    <style:style style:name="Tabela15.D" style:family="table-column">
      <style:table-column-properties style:column-width="5.198cm"/>
    </style:style>
    <style:style style:name="Tabela15.A1" style:family="table-cell">
      <style:table-cell-properties fo:padding-left="0.191cm" fo:padding-right="0.191cm" fo:padding-top="0cm" fo:padding-bottom="0cm" fo:border="1pt solid #000000"/>
    </style:style>
    <style:style style:name="Tabela15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5.B2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15.A3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5.B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5.D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5.A4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5.A5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6" style:family="table">
      <style:table-properties style:width="16.891cm" fo:margin-left="0cm" table:align="left"/>
    </style:style>
    <style:style style:name="Tabela16.A" style:family="table-column">
      <style:table-column-properties style:column-width="3.831cm"/>
    </style:style>
    <style:style style:name="Tabela16.B" style:family="table-column">
      <style:table-column-properties style:column-width="3.909cm"/>
    </style:style>
    <style:style style:name="Tabela16.C" style:family="table-column">
      <style:table-column-properties style:column-width="5.457cm"/>
    </style:style>
    <style:style style:name="Tabela16.D" style:family="table-column">
      <style:table-column-properties style:column-width="3.694cm"/>
    </style:style>
    <style:style style:name="Tabela16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16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6.B2" style:family="table-cell">
      <style:table-cell-properties fo:padding-left="0.191cm" fo:padding-right="0.191cm" fo:padding-top="0cm" fo:padding-bottom="0cm" fo:border="1pt solid #000000"/>
    </style:style>
    <style:style style:name="Tabela16.D2" style:family="table-cell">
      <style:table-cell-properties fo:padding-left="0.191cm" fo:padding-right="0.191cm" fo:padding-top="0cm" fo:padding-bottom="0cm" fo:border="1pt solid #000000"/>
    </style:style>
    <style:style style:name="Tabela16.A4" style:family="table-cell">
      <style:table-cell-properties fo:padding-left="0.191cm" fo:padding-right="0.191cm" fo:padding-top="0cm" fo:padding-bottom="0cm" fo:border="1pt solid #000000"/>
    </style:style>
    <style:style style:name="Tabela16.6" style:family="table-row">
      <style:table-row-properties style:min-row-height="0.737cm" style:use-optimal-row-height="false"/>
    </style:style>
    <style:style style:name="Tabela16.A6" style:family="table-cell">
      <style:table-cell-properties fo:padding-left="0.191cm" fo:padding-right="0.191cm" fo:padding-top="0cm" fo:padding-bottom="0cm" fo:border="1pt solid #000000"/>
    </style:style>
    <style:style style:name="Tabela17" style:family="table">
      <style:table-properties style:width="16.891cm" fo:margin-left="0cm" table:align="left"/>
    </style:style>
    <style:style style:name="Tabela17.A" style:family="table-column">
      <style:table-column-properties style:column-width="3.831cm"/>
    </style:style>
    <style:style style:name="Tabela17.B" style:family="table-column">
      <style:table-column-properties style:column-width="3.909cm"/>
    </style:style>
    <style:style style:name="Tabela17.C" style:family="table-column">
      <style:table-column-properties style:column-width="5.457cm"/>
    </style:style>
    <style:style style:name="Tabela17.D" style:family="table-column">
      <style:table-column-properties style:column-width="3.694cm"/>
    </style:style>
    <style:style style:name="Tabela17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17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7.B2" style:family="table-cell">
      <style:table-cell-properties fo:padding-left="0.191cm" fo:padding-right="0.191cm" fo:padding-top="0cm" fo:padding-bottom="0cm" fo:border="1pt solid #000000"/>
    </style:style>
    <style:style style:name="Tabela17.D2" style:family="table-cell">
      <style:table-cell-properties fo:padding-left="0.191cm" fo:padding-right="0.191cm" fo:padding-top="0cm" fo:padding-bottom="0cm" fo:border="1pt solid #000000"/>
    </style:style>
    <style:style style:name="Tabela17.A4" style:family="table-cell">
      <style:table-cell-properties fo:padding-left="0.191cm" fo:padding-right="0.191cm" fo:padding-top="0cm" fo:padding-bottom="0cm" fo:border="1pt solid #000000"/>
    </style:style>
    <style:style style:name="Tabela17.6" style:family="table-row">
      <style:table-row-properties style:min-row-height="1.603cm" style:use-optimal-row-height="false"/>
    </style:style>
    <style:style style:name="Tabela17.A6" style:family="table-cell">
      <style:table-cell-properties fo:padding-left="0.191cm" fo:padding-right="0.191cm" fo:padding-top="0cm" fo:padding-bottom="0cm" fo:border="1pt solid #000000"/>
    </style:style>
    <style:style style:name="Tabela18" style:family="table">
      <style:table-properties style:width="16.891cm" fo:margin-left="0cm" table:align="left"/>
    </style:style>
    <style:style style:name="Tabela18.A" style:family="table-column">
      <style:table-column-properties style:column-width="3.831cm"/>
    </style:style>
    <style:style style:name="Tabela18.B" style:family="table-column">
      <style:table-column-properties style:column-width="3.909cm"/>
    </style:style>
    <style:style style:name="Tabela18.C" style:family="table-column">
      <style:table-column-properties style:column-width="5.457cm"/>
    </style:style>
    <style:style style:name="Tabela18.D" style:family="table-column">
      <style:table-column-properties style:column-width="3.694cm"/>
    </style:style>
    <style:style style:name="Tabela18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18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8.B2" style:family="table-cell">
      <style:table-cell-properties fo:padding-left="0.191cm" fo:padding-right="0.191cm" fo:padding-top="0cm" fo:padding-bottom="0cm" fo:border="1pt solid #000000"/>
    </style:style>
    <style:style style:name="Tabela18.D2" style:family="table-cell">
      <style:table-cell-properties fo:padding-left="0.191cm" fo:padding-right="0.191cm" fo:padding-top="0cm" fo:padding-bottom="0cm" fo:border="1pt solid #000000"/>
    </style:style>
    <style:style style:name="Tabela18.A4" style:family="table-cell">
      <style:table-cell-properties fo:padding-left="0.191cm" fo:padding-right="0.191cm" fo:padding-top="0cm" fo:padding-bottom="0cm" fo:border="1pt solid #000000"/>
    </style:style>
    <style:style style:name="Tabela18.6" style:family="table-row">
      <style:table-row-properties style:min-row-height="1.603cm" style:use-optimal-row-height="false"/>
    </style:style>
    <style:style style:name="Tabela18.A6" style:family="table-cell">
      <style:table-cell-properties fo:padding-left="0.191cm" fo:padding-right="0.191cm" fo:padding-top="0cm" fo:padding-bottom="0cm" fo:border="1pt solid #000000"/>
    </style:style>
    <style:style style:name="Tabela19" style:family="table">
      <style:table-properties style:width="16.891cm" fo:margin-left="0cm" table:align="left"/>
    </style:style>
    <style:style style:name="Tabela19.A" style:family="table-column">
      <style:table-column-properties style:column-width="3.831cm"/>
    </style:style>
    <style:style style:name="Tabela19.B" style:family="table-column">
      <style:table-column-properties style:column-width="4.36cm"/>
    </style:style>
    <style:style style:name="Tabela19.C" style:family="table-column">
      <style:table-column-properties style:column-width="3.501cm"/>
    </style:style>
    <style:style style:name="Tabela19.D" style:family="table-column">
      <style:table-column-properties style:column-width="5.198cm"/>
    </style:style>
    <style:style style:name="Tabela19.A1" style:family="table-cell">
      <style:table-cell-properties fo:padding-left="0.191cm" fo:padding-right="0.191cm" fo:padding-top="0cm" fo:padding-bottom="0cm" fo:border="1pt solid #000000"/>
    </style:style>
    <style:style style:name="Tabela19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9.B2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19.A3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9.B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9.D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9.A4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9.A5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9.A7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0" style:family="table">
      <style:table-properties style:width="16.891cm" fo:margin-left="0cm" table:align="left"/>
    </style:style>
    <style:style style:name="Tabela20.A" style:family="table-column">
      <style:table-column-properties style:column-width="3.831cm"/>
    </style:style>
    <style:style style:name="Tabela20.B" style:family="table-column">
      <style:table-column-properties style:column-width="4.36cm"/>
    </style:style>
    <style:style style:name="Tabela20.C" style:family="table-column">
      <style:table-column-properties style:column-width="3.501cm"/>
    </style:style>
    <style:style style:name="Tabela20.D" style:family="table-column">
      <style:table-column-properties style:column-width="5.198cm"/>
    </style:style>
    <style:style style:name="Tabela20.A1" style:family="table-cell">
      <style:table-cell-properties fo:padding-left="0.191cm" fo:padding-right="0.191cm" fo:padding-top="0cm" fo:padding-bottom="0cm" fo:border="1pt solid #000000"/>
    </style:style>
    <style:style style:name="Tabela20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20.B2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20.A3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0.B3" style:family="table-cell">
      <style:table-cell-properties style:vertical-align="middle" fo:padding-left="0.191cm" fo:padding-right="0.191cm" fo:padding-top="0cm" fo:padding-bottom="0cm" fo:border="1pt solid #000000"/>
    </style:style>
    <style:style style:name="Tabela20.D3" style:family="table-cell">
      <style:table-cell-properties style:vertical-align="middle" fo:padding-left="0.191cm" fo:padding-right="0.191cm" fo:padding-top="0cm" fo:padding-bottom="0cm" fo:border="1pt solid #000000"/>
    </style:style>
    <style:style style:name="Tabela20.A4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0.A5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0.A7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1" style:family="table">
      <style:table-properties style:width="16.891cm" fo:margin-left="0cm" table:align="left"/>
    </style:style>
    <style:style style:name="Tabela21.A" style:family="table-column">
      <style:table-column-properties style:column-width="3.831cm"/>
    </style:style>
    <style:style style:name="Tabela21.B" style:family="table-column">
      <style:table-column-properties style:column-width="4.36cm"/>
    </style:style>
    <style:style style:name="Tabela21.C" style:family="table-column">
      <style:table-column-properties style:column-width="3.501cm"/>
    </style:style>
    <style:style style:name="Tabela21.D" style:family="table-column">
      <style:table-column-properties style:column-width="5.198cm"/>
    </style:style>
    <style:style style:name="Tabela21.A1" style:family="table-cell">
      <style:table-cell-properties fo:padding-left="0.191cm" fo:padding-right="0.191cm" fo:padding-top="0cm" fo:padding-bottom="0cm" fo:border="1pt solid #000000"/>
    </style:style>
    <style:style style:name="Tabela21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21.B2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21.A3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1.B3" style:family="table-cell">
      <style:table-cell-properties style:vertical-align="middle" fo:padding-left="0.191cm" fo:padding-right="0.191cm" fo:padding-top="0cm" fo:padding-bottom="0cm" fo:border="1pt solid #000000"/>
    </style:style>
    <style:style style:name="Tabela21.D3" style:family="table-cell">
      <style:table-cell-properties style:vertical-align="middle" fo:padding-left="0.191cm" fo:padding-right="0.191cm" fo:padding-top="0cm" fo:padding-bottom="0cm" fo:border="1pt solid #000000"/>
    </style:style>
    <style:style style:name="Tabela21.A4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1.A5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1.A7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2" style:family="table">
      <style:table-properties style:width="16.891cm" fo:margin-left="0cm" table:align="left"/>
    </style:style>
    <style:style style:name="Tabela22.A" style:family="table-column">
      <style:table-column-properties style:column-width="3.831cm"/>
    </style:style>
    <style:style style:name="Tabela22.B" style:family="table-column">
      <style:table-column-properties style:column-width="4.36cm"/>
    </style:style>
    <style:style style:name="Tabela22.C" style:family="table-column">
      <style:table-column-properties style:column-width="3.501cm"/>
    </style:style>
    <style:style style:name="Tabela22.D" style:family="table-column">
      <style:table-column-properties style:column-width="5.198cm"/>
    </style:style>
    <style:style style:name="Tabela22.A1" style:family="table-cell">
      <style:table-cell-properties fo:padding-left="0.191cm" fo:padding-right="0.191cm" fo:padding-top="0cm" fo:padding-bottom="0cm" fo:border="1pt solid #000000"/>
    </style:style>
    <style:style style:name="Tabela22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22.B2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22.A3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2.B3" style:family="table-cell">
      <style:table-cell-properties style:vertical-align="middle" fo:padding-left="0.191cm" fo:padding-right="0.191cm" fo:padding-top="0cm" fo:padding-bottom="0cm" fo:border="1pt solid #000000"/>
    </style:style>
    <style:style style:name="Tabela22.D3" style:family="table-cell">
      <style:table-cell-properties style:vertical-align="middle" fo:padding-left="0.191cm" fo:padding-right="0.191cm" fo:padding-top="0cm" fo:padding-bottom="0cm" fo:border="1pt solid #000000"/>
    </style:style>
    <style:style style:name="Tabela22.A4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2.A5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2.A7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3" style:family="table">
      <style:table-properties style:width="16.861cm" fo:margin-left="0.03cm" table:align="left"/>
    </style:style>
    <style:style style:name="Tabela23.A" style:family="table-column">
      <style:table-column-properties style:column-width="3.817cm"/>
    </style:style>
    <style:style style:name="Tabela23.B" style:family="table-column">
      <style:table-column-properties style:column-width="4.763cm"/>
    </style:style>
    <style:style style:name="Tabela23.C" style:family="table-column">
      <style:table-column-properties style:column-width="4.12cm"/>
    </style:style>
    <style:style style:name="Tabela23.D" style:family="table-column">
      <style:table-column-properties style:column-width="4.161cm"/>
    </style:style>
    <style:style style:name="Tabela23.A1" style:family="table-cell">
      <style:table-cell-properties fo:padding-left="0.191cm" fo:padding-right="0.191cm" fo:padding-top="0cm" fo:padding-bottom="0cm" fo:border="1pt solid #000000"/>
    </style:style>
    <style:style style:name="Tabela23.A2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23.B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23.B3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23.C3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23.A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3.B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3.B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3.B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3.A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3.A1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3.B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3.B1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4" style:family="table">
      <style:table-properties style:width="16.891cm" fo:margin-left="0cm" table:align="left"/>
    </style:style>
    <style:style style:name="Tabela24.A" style:family="table-column">
      <style:table-column-properties style:column-width="3.836cm"/>
    </style:style>
    <style:style style:name="Tabela24.B" style:family="table-column">
      <style:table-column-properties style:column-width="4.763cm"/>
    </style:style>
    <style:style style:name="Tabela24.C" style:family="table-column">
      <style:table-column-properties style:column-width="4.145cm"/>
    </style:style>
    <style:style style:name="Tabela24.D" style:family="table-column">
      <style:table-column-properties style:column-width="4.147cm"/>
    </style:style>
    <style:style style:name="Tabela24.A1" style:family="table-cell">
      <style:table-cell-properties fo:padding-left="0.191cm" fo:padding-right="0.191cm" fo:padding-top="0cm" fo:padding-bottom="0cm" fo:border="1pt solid #000000"/>
    </style:style>
    <style:style style:name="Tabela24.A2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24.B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24.B3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24.C3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24.A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4.B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4.B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4.B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4.A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4.A1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4.B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4.B1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5" style:family="table">
      <style:table-properties style:width="16.891cm" fo:margin-left="0cm" table:align="left"/>
    </style:style>
    <style:style style:name="Tabela25.A" style:family="table-column">
      <style:table-column-properties style:column-width="3.836cm"/>
    </style:style>
    <style:style style:name="Tabela25.B" style:family="table-column">
      <style:table-column-properties style:column-width="4.763cm"/>
    </style:style>
    <style:style style:name="Tabela25.C" style:family="table-column">
      <style:table-column-properties style:column-width="4.145cm"/>
    </style:style>
    <style:style style:name="Tabela25.D" style:family="table-column">
      <style:table-column-properties style:column-width="4.147cm"/>
    </style:style>
    <style:style style:name="Tabela25.A1" style:family="table-cell">
      <style:table-cell-properties fo:padding-left="0.191cm" fo:padding-right="0.191cm" fo:padding-top="0cm" fo:padding-bottom="0cm" fo:border="1pt solid #000000"/>
    </style:style>
    <style:style style:name="Tabela25.A2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25.B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25.B3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25.C3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25.A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5.B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5.B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5.B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5.A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5.A1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5.B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5.B1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6" style:family="table">
      <style:table-properties style:width="16.891cm" fo:margin-left="0cm" table:align="left"/>
    </style:style>
    <style:style style:name="Tabela26.A" style:family="table-column">
      <style:table-column-properties style:column-width="3.836cm"/>
    </style:style>
    <style:style style:name="Tabela26.B" style:family="table-column">
      <style:table-column-properties style:column-width="4.763cm"/>
    </style:style>
    <style:style style:name="Tabela26.C" style:family="table-column">
      <style:table-column-properties style:column-width="4.145cm"/>
    </style:style>
    <style:style style:name="Tabela26.D" style:family="table-column">
      <style:table-column-properties style:column-width="4.147cm"/>
    </style:style>
    <style:style style:name="Tabela26.A1" style:family="table-cell">
      <style:table-cell-properties fo:padding-left="0.191cm" fo:padding-right="0.191cm" fo:padding-top="0cm" fo:padding-bottom="0cm" fo:border="1pt solid #000000"/>
    </style:style>
    <style:style style:name="Tabela26.A2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26.B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26.B3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26.C3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26.A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6.B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6.B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6.B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6.A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6.A1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6.B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6.B1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7" style:family="table">
      <style:table-properties style:width="16.891cm" fo:margin-left="0cm" table:align="left"/>
    </style:style>
    <style:style style:name="Tabela27.A" style:family="table-column">
      <style:table-column-properties style:column-width="3.836cm"/>
    </style:style>
    <style:style style:name="Tabela27.B" style:family="table-column">
      <style:table-column-properties style:column-width="4.763cm"/>
    </style:style>
    <style:style style:name="Tabela27.C" style:family="table-column">
      <style:table-column-properties style:column-width="4.145cm"/>
    </style:style>
    <style:style style:name="Tabela27.D" style:family="table-column">
      <style:table-column-properties style:column-width="4.147cm"/>
    </style:style>
    <style:style style:name="Tabela27.A1" style:family="table-cell">
      <style:table-cell-properties fo:padding-left="0.191cm" fo:padding-right="0.191cm" fo:padding-top="0cm" fo:padding-bottom="0cm" fo:border="1pt solid #000000"/>
    </style:style>
    <style:style style:name="Tabela27.A2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27.B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27.B3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27.C3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27.A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7.B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7.B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7.B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7.A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7.A1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7.B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7.B1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8" style:family="table">
      <style:table-properties style:width="16.891cm" fo:margin-left="0cm" table:align="left"/>
    </style:style>
    <style:style style:name="Tabela28.A" style:family="table-column">
      <style:table-column-properties style:column-width="3.831cm"/>
    </style:style>
    <style:style style:name="Tabela28.B" style:family="table-column">
      <style:table-column-properties style:column-width="13.06cm"/>
    </style:style>
    <style:style style:name="Tabela28.A1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28.A2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28.A3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28.B3" style:family="table-cell">
      <style:table-cell-properties fo:padding-left="0.191cm" fo:padding-right="0.191cm" fo:padding-top="0cm" fo:padding-bottom="0cm" fo:border="1pt solid #000000"/>
    </style:style>
    <style:style style:name="Tabela28.A4" style:family="table-cell">
      <style:table-cell-properties fo:background-color="#c0c0c0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28.B4" style:family="table-cell">
      <style:table-cell-properties fo:padding-left="0.191cm" fo:padding-right="0.191cm" fo:padding-top="0cm" fo:padding-bottom="0cm" fo:border="1pt solid #000000"/>
    </style:style>
    <style:style style:name="Tabela29" style:family="table">
      <style:table-properties style:width="16.891cm" fo:margin-left="0cm" table:align="left"/>
    </style:style>
    <style:style style:name="Tabela29.A" style:family="table-column">
      <style:table-column-properties style:column-width="3.831cm"/>
    </style:style>
    <style:style style:name="Tabela29.B" style:family="table-column">
      <style:table-column-properties style:column-width="13.06cm"/>
    </style:style>
    <style:style style:name="Tabela29.A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29.A2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29.B2" style:family="table-cell">
      <style:table-cell-properties fo:padding-left="0.191cm" fo:padding-right="0.191cm" fo:padding-top="0cm" fo:padding-bottom="0cm" fo:border="1pt solid #000000"/>
    </style:style>
    <style:style style:name="Tabela29.A3" style:family="table-cell">
      <style:table-cell-properties fo:background-color="#c0c0c0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29.B3" style:family="table-cell">
      <style:table-cell-properties fo:padding-left="0.191cm" fo:padding-right="0.191cm" fo:padding-top="0cm" fo:padding-bottom="0cm" fo:border="1pt solid #000000"/>
    </style:style>
    <style:style style:name="Tabela30" style:family="table">
      <style:table-properties style:width="16.891cm" fo:margin-left="0cm" table:align="left"/>
    </style:style>
    <style:style style:name="Tabela30.A" style:family="table-column">
      <style:table-column-properties style:column-width="3.831cm"/>
    </style:style>
    <style:style style:name="Tabela30.B" style:family="table-column">
      <style:table-column-properties style:column-width="13.06cm"/>
    </style:style>
    <style:style style:name="Tabela30.A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30.A2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30.B2" style:family="table-cell">
      <style:table-cell-properties fo:padding-left="0.191cm" fo:padding-right="0.191cm" fo:padding-top="0cm" fo:padding-bottom="0cm" fo:border="1pt solid #000000"/>
    </style:style>
    <style:style style:name="Tabela30.A3" style:family="table-cell">
      <style:table-cell-properties fo:background-color="#c0c0c0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30.B3" style:family="table-cell">
      <style:table-cell-properties fo:padding-left="0.191cm" fo:padding-right="0.191cm" fo:padding-top="0cm" fo:padding-bottom="0cm" fo:border="1pt solid #000000"/>
    </style:style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Normal">
      <style:text-properties fo:language="pt" fo:country="BR"/>
    </style:style>
    <style:style style:name="P3" style:family="paragraph" style:parent-style-name="Normal">
      <style:paragraph-properties fo:line-height="150%"/>
      <style:text-properties fo:language="pt" fo:country="BR"/>
    </style:style>
    <style:style style:name="P4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end" style:justify-single-word="false"/>
    </style:style>
    <style:style style:name="P7" style:family="paragraph" style:parent-style-name="Normal">
      <style:paragraph-properties>
        <style:tab-stops>
          <style:tab-stop style:position="15.589cm" style:type="right"/>
        </style:tab-stops>
      </style:paragraph-properties>
    </style:style>
    <style:style style:name="P8" style:family="paragraph" style:parent-style-name="Normal">
      <style:text-properties fo:font-size="11pt" fo:language="pt" fo:country="BR" style:font-size-asian="11pt" style:font-size-complex="11pt"/>
    </style:style>
    <style:style style:name="P9" style:family="paragraph" style:parent-style-name="Normal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10" style:family="paragraph" style:parent-style-name="Normal">
      <style:text-properties style:font-name="Arial" fo:font-size="11pt" style:font-size-asian="11pt" style:font-name-complex="Arial" style:font-size-complex="11pt"/>
    </style:style>
    <style:style style:name="P11" style:family="paragraph" style:parent-style-name="Normal"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Normal">
      <style:paragraph-properties>
        <style:tab-stops>
          <style:tab-stop style:position="4.789cm"/>
        </style:tab-stops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P13" style:family="paragraph" style:parent-style-name="Normal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4.625cm" style:type="center"/>
          <style:tab-stop style:position="5.08cm"/>
          <style:tab-stop style:position="9.252cm" style:type="right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5" style:family="paragraph" style:parent-style-name="Normal">
      <style:text-properties style:font-name="Arial" fo:font-size="11pt" fo:font-weight="bold" style:font-size-asian="11pt" style:font-weight-asian="bold" style:font-name-complex="Arial" style:font-size-complex="11pt"/>
    </style:style>
    <style:style style:name="P16" style:family="paragraph" style:parent-style-name="Normal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Normal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Normal">
      <style:paragraph-properties>
        <style:tab-stops>
          <style:tab-stop style:position="2.196cm"/>
          <style:tab-stop style:position="4.789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4.625cm" style:type="center"/>
          <style:tab-stop style:position="5.08cm"/>
          <style:tab-stop style:position="9.252cm" style:type="right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Normal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1" style:family="paragraph" style:parent-style-name="Normal">
      <style:text-properties style:font-name="Arial" fo:font-size="11pt" fo:language="pt" fo:country="BR" style:font-size-asian="11pt" style:font-name-complex="Arial" style:font-size-complex="11pt"/>
    </style:style>
    <style:style style:name="P22" style:family="paragraph" style:parent-style-name="Normal">
      <style:text-properties style:font-name="Arial" style:font-name-complex="Arial"/>
    </style:style>
    <style:style style:name="P23" style:family="paragraph" style:parent-style-name="Normal">
      <style:text-properties text:display="none"/>
    </style:style>
    <style:style style:name="P24" style:family="paragraph" style:parent-style-name="Normal">
      <style:text-properties fo:color="#ffffff" style:font-name="Arial" fo:font-size="11pt" fo:language="pt" fo:country="BR" fo:font-weight="bold" style:font-size-asian="11pt" style:font-weight-asian="bold" style:font-name-complex="Arial" style:font-size-complex="11pt"/>
    </style:style>
    <style:style style:name="P25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6" style:family="paragraph" style:parent-style-name="Normal">
      <style:paragraph-properties fo:margin-left="0cm" fo:margin-right="0.635cm" fo:text-indent="0cm" style:auto-text-indent="false"/>
    </style:style>
    <style:style style:name="P27" style:family="paragraph" style:parent-style-name="Título">
      <style:paragraph-properties fo:line-height="150%" fo:break-before="page"/>
    </style:style>
    <style:style style:name="P28" style:family="paragraph" style:parent-style-name="Título">
      <style:paragraph-properties fo:line-height="150%" fo:text-align="end" style:justify-single-word="false"/>
    </style:style>
    <style:style style:name="P29" style:family="paragraph" style:parent-style-name="Título">
      <style:paragraph-properties fo:line-height="150%" fo:text-align="end" style:justify-single-word="false"/>
      <style:text-properties style:font-name="Times New Roman" fo:language="pt" fo:country="BR"/>
    </style:style>
    <style:style style:name="P30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31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32" style:family="paragraph" style:parent-style-name="Sumário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33" style:family="paragraph" style:parent-style-name="Sumário_20_2">
      <style:paragraph-properties>
        <style:tab-stops>
          <style:tab-stop style:position="1.002cm"/>
          <style:tab-stop style:position="15.748cm" style:type="right"/>
        </style:tab-stops>
      </style:paragraph-properties>
    </style:style>
    <style:style style:name="P34" style:family="paragraph" style:parent-style-name="Sumário_20_2">
      <style:paragraph-properties>
        <style:tab-stops>
          <style:tab-stop style:position="1.002cm" style:type="right"/>
          <style:tab-stop style:position="15.748cm" style:type="right"/>
        </style:tab-stops>
      </style:paragraph-properties>
    </style:style>
    <style:style style:name="P35" style:family="paragraph" style:parent-style-name="normal">
      <style:paragraph-properties fo:line-height="118%" fo:text-align="justify" style:justify-single-word="false"/>
    </style:style>
    <style:style style:name="P36" style:family="paragraph" style:parent-style-name="normal">
      <style:paragraph-properties fo:line-height="101%"/>
    </style:style>
    <style:style style:name="P37" style:family="paragraph" style:parent-style-name="normal">
      <style:paragraph-properties fo:line-height="121%" fo:text-align="justify" style:justify-single-word="false"/>
    </style:style>
    <style:style style:name="P38" style:family="paragraph" style:parent-style-name="normal">
      <style:paragraph-properties fo:line-height="136%"/>
    </style:style>
    <style:style style:name="P39" style:family="paragraph" style:parent-style-name="normal">
      <style:paragraph-properties fo:text-align="center" style:justify-single-word="false"/>
    </style:style>
    <style:style style:name="P40" style:family="paragraph" style:parent-style-name="normal">
      <style:paragraph-properties fo:margin-left="0cm" fo:margin-right="0.67cm" fo:line-height="113%" fo:text-indent="0cm" style:auto-text-indent="false"/>
    </style:style>
    <style:style style:name="P41" style:family="paragraph" style:parent-style-name="normal">
      <style:paragraph-properties fo:margin-left="0cm" fo:margin-right="0.141cm" fo:line-height="128%" fo:text-indent="0cm" style:auto-text-indent="false"/>
    </style:style>
    <style:style style:name="P42" style:family="paragraph" style:parent-style-name="normal">
      <style:paragraph-properties fo:margin-left="0cm" fo:margin-right="3.351cm" fo:line-height="115%" fo:text-indent="0cm" style:auto-text-indent="false"/>
    </style:style>
    <style:style style:name="P43" style:family="paragraph" style:parent-style-name="Normal">
      <style:paragraph-properties fo:background-color="#000000">
        <style:background-image/>
      </style:paragraph-properties>
      <style:text-properties fo:color="#ffffff" style:font-name="Arial" fo:font-size="11pt" fo:font-weight="bold" style:font-size-asian="11pt" style:font-weight-asian="bold" style:font-name-complex="Arial" style:font-size-complex="11pt" style:font-weight-complex="bold"/>
    </style:style>
    <style:style style:name="P44" style:family="paragraph" style:parent-style-name="Normal">
      <style:paragraph-properties fo:margin-left="0cm" fo:margin-right="-0.191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4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6" style:family="paragraph" style:parent-style-name="Standard">
      <style:text-properties style:font-name="Arial" fo:font-size="11pt" style:font-size-asian="11pt" style:font-size-complex="11pt"/>
    </style:style>
    <style:style style:name="P47" style:family="paragraph" style:parent-style-name="Normal">
      <style:paragraph-properties fo:margin-left="2.54cm" fo:margin-right="0cm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48" style:family="paragraph" style:parent-style-name="Heading_20_1" style:list-style-name="">
      <style:text-properties fo:language="pt" fo:country="BR"/>
    </style:style>
    <style:style style:name="P49" style:family="paragraph" style:parent-style-name="Standard" style:list-style-name="">
      <style:text-properties fo:font-size="12pt" fo:language="pt" fo:country="BR" style:font-size-asian="12pt" style:font-size-complex="12pt"/>
    </style:style>
    <style:style style:name="P50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1" style:family="paragraph" style:parent-style-name="Standard">
      <style:text-properties style:font-name="Arial" fo:font-size="11pt" style:font-size-asian="11pt" style:font-size-complex="11pt"/>
    </style:style>
    <style:style style:name="P52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3" style:family="paragraph" style:parent-style-name="Standard">
      <style:paragraph-properties>
        <style:tab-stops>
          <style:tab-stop style:position="4.789cm"/>
        </style:tab-stops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P54" style:family="paragraph" style:parent-style-name="Standard">
      <style:text-properties style:font-name="sans-serif" fo:font-size="11pt" style:font-size-asian="11pt" style:font-name-complex="Arial" style:font-size-complex="11pt"/>
    </style:style>
    <style:style style:name="P55" style:family="paragraph" style:parent-style-name="Standard">
      <style:paragraph-properties>
        <style:tab-stops>
          <style:tab-stop style:position="4.789cm"/>
        </style:tab-stops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P56" style:family="paragraph" style:parent-style-name="Standard">
      <style:text-properties style:font-name="ARIAL" fo:font-size="11pt" style:font-size-asian="11pt" style:font-size-complex="11pt"/>
    </style:style>
    <style:style style:name="P57" style:family="paragraph" style:parent-style-name="Standard">
      <style:paragraph-properties>
        <style:tab-stops>
          <style:tab-stop style:position="4.789cm"/>
        </style:tab-stops>
      </style:paragraph-properties>
      <style:text-properties style:font-name="ARIAL" fo:font-size="11pt" style:font-size-asian="11pt" style:font-size-complex="11pt"/>
    </style:style>
    <style:style style:name="P58" style:family="paragraph" style:parent-style-name="Standard">
      <style:paragraph-properties>
        <style:tab-stops>
          <style:tab-stop style:position="4.789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9" style:family="paragraph" style:parent-style-name="Standard">
      <style:text-properties style:font-name="ARIAL" fo:font-size="11pt" style:font-size-asian="9.60000038146973pt" style:font-name-complex="Arial" style:font-size-complex="11pt"/>
    </style:style>
    <style:style style:name="P60" style:family="paragraph" style:parent-style-name="Standard">
      <style:text-properties style:font-name="Arial1" fo:font-size="11pt"/>
    </style:style>
    <style:style style:name="P61" style:family="paragraph" style:parent-style-name="Standard">
      <style:text-properties style:font-name="Arial1" fo:font-size="11pt" style:font-size-asian="11pt" style:font-name-complex="Arial" style:font-size-complex="11pt" style:font-weight-complex="bold"/>
    </style:style>
    <style:style style:name="P62" style:family="paragraph" style:parent-style-name="Standard">
      <style:text-properties style:font-name="Arial1" fo:font-size="11pt" style:font-size-asian="11pt" style:font-size-complex="11pt"/>
    </style:style>
    <style:style style:name="P63" style:family="paragraph" style:parent-style-name="Standard">
      <style:paragraph-properties>
        <style:tab-stops>
          <style:tab-stop style:position="4.789cm"/>
        </style:tab-stops>
      </style:paragraph-properties>
      <style:text-properties style:font-name="Arial1" fo:font-size="11pt" style:font-size-asian="11pt" style:font-size-complex="11pt"/>
    </style:style>
    <style:style style:name="P6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65" style:family="paragraph" style:parent-style-name="Standard">
      <style:text-properties style:font-name="Arial1" fo:font-size="11pt" fo:font-weight="bold" style:font-size-asian="11pt" style:font-weight-asian="bold" style:font-name-complex="Arial" style:font-size-complex="11pt" style:font-weight-complex="bold"/>
    </style:style>
    <style:style style:name="P66" style:family="paragraph" style:parent-style-name="Standard">
      <style:paragraph-properties style:writing-mode="lr-tb"/>
    </style:style>
    <style:style style:name="P67" style:family="paragraph" style:parent-style-name="Standard">
      <style:paragraph-properties style:writing-mode="lr-tb"/>
      <style:text-properties style:font-name="Arial1" fo:font-size="11pt"/>
    </style:style>
    <style:style style:name="P68" style:family="paragraph" style:parent-style-name="Standard">
      <style:paragraph-properties style:writing-mode="lr-tb"/>
      <style:text-properties style:font-name="Arial1" fo:font-size="11pt" style:font-size-asian="11pt" style:font-size-complex="11pt"/>
    </style:style>
    <style:style style:name="P69" style:family="paragraph" style:parent-style-name="Standard">
      <style:paragraph-properties style:writing-mode="lr-tb"/>
      <style:text-properties style:font-name="Arial1" fo:font-size="11pt" fo:font-weight="bold" style:font-size-asian="11pt" style:font-weight-asian="bold" style:font-size-complex="11pt" style:font-weight-complex="bold"/>
    </style:style>
    <style:style style:name="P70" style:family="paragraph" style:parent-style-name="Standard">
      <style:paragraph-properties style:writing-mode="lr-tb"/>
      <style:text-properties style:font-name="ARIAL" fo:font-size="11pt" style:font-size-asian="11pt" style:font-size-complex="11pt"/>
    </style:style>
    <style:style style:name="P71" style:family="paragraph" style:parent-style-name="Standard">
      <style:paragraph-properties fo:margin-left="2.54cm" fo:margin-right="0cm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72" style:family="paragraph" style:parent-style-name="Standard">
      <style:paragraph-properties fo:margin-left="0cm" fo:margin-right="-0.191cm" fo:text-align="justify" style:justify-single-word="false" fo:text-indent="0cm" style:auto-text-indent="false"/>
      <style:text-properties style:font-name="Arial1" fo:font-size="11pt" style:font-size-asian="11pt" style:font-name-complex="Arial" style:font-size-complex="11pt"/>
    </style:style>
    <style:style style:name="P73" style:family="paragraph" style:parent-style-name="Título" style:master-page-name="MP0">
      <style:paragraph-properties fo:line-height="150%" fo:text-align="end" style:justify-single-word="false" style:page-number="auto" fo:break-before="page"/>
      <style:text-properties style:font-name="Times New Roman" fo:language="pt" fo:country="BR"/>
    </style:style>
    <style:style style:name="P74" style:family="paragraph" style:parent-style-name="Título" style:master-page-name="MP1">
      <style:paragraph-properties fo:line-height="150%" style:page-number="auto" fo:break-before="page"/>
      <style:text-properties style:font-name="Times New Roman" fo:font-size="16pt" fo:language="pt" fo:country="BR" style:font-size-asian="16pt" style:font-size-complex="16pt"/>
    </style:style>
    <style:style style:name="P75" style:family="paragraph" style:parent-style-name="Heading_20_2" style:list-style-name="">
      <style:text-properties fo:font-size="12pt" fo:language="pt" fo:country="BR" style:font-size-asian="12pt" style:font-size-complex="12pt"/>
    </style:style>
    <style:style style:name="P76" style:family="paragraph" style:parent-style-name="Normal" style:list-style-name="">
      <style:text-properties fo:font-size="12pt" fo:language="pt" fo:country="BR" style:font-size-asian="12pt" style:font-size-complex="12pt"/>
    </style:style>
    <style:style style:name="P77" style:family="paragraph" style:parent-style-name="Normal">
      <style:text-properties style:font-name="Arial" fo:font-size="11pt" fo:font-weight="bold" style:font-size-asian="11pt" style:font-weight-asian="bold" style:font-name-complex="Arial" style:font-size-complex="11pt"/>
    </style:style>
    <style:style style:name="P78" style:family="paragraph" style:parent-style-name="Normal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9" style:family="paragraph" style:parent-style-name="Normal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0" style:family="paragraph" style:parent-style-name="Normal">
      <style:paragraph-properties>
        <style:tab-stops>
          <style:tab-stop style:position="2.196cm"/>
          <style:tab-stop style:position="4.789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1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4.625cm" style:type="center"/>
          <style:tab-stop style:position="5.08cm"/>
          <style:tab-stop style:position="9.252cm" style:type="right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2" style:family="paragraph" style:parent-style-name="Normal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83" style:family="paragraph" style:parent-style-name="Normal">
      <style:text-properties style:font-name="Arial" fo:font-size="11pt" style:font-size-asian="11pt" style:font-name-complex="Arial" style:font-size-complex="11pt"/>
    </style:style>
    <style:style style:name="P84" style:family="paragraph" style:parent-style-name="Normal">
      <style:text-properties style:font-name="Arial" fo:font-size="11pt" style:font-size-asian="11pt" style:font-name-complex="Arial" style:font-size-complex="11pt" style:font-weight-complex="bold"/>
    </style:style>
    <style:style style:name="P85" style:family="paragraph" style:parent-style-name="Normal">
      <style:paragraph-properties>
        <style:tab-stops>
          <style:tab-stop style:position="4.789cm"/>
        </style:tab-stops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P86" style:family="paragraph" style:parent-style-name="Normal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87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4.625cm" style:type="center"/>
          <style:tab-stop style:position="5.08cm"/>
          <style:tab-stop style:position="9.252cm" style:type="right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88" style:family="paragraph" style:parent-style-name="Normal">
      <style:text-properties fo:font-size="11pt" style:font-size-asian="11pt" style:font-size-complex="11pt"/>
    </style:style>
    <style:style style:name="P89" style:family="paragraph" style:parent-style-name="Normal">
      <style:paragraph-properties>
        <style:tab-stops>
          <style:tab-stop style:position="4.789cm"/>
        </style:tab-stops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P90" style:family="paragraph" style:parent-style-name="Normal">
      <style:text-properties style:font-name="Arial1" fo:font-size="11pt" style:font-size-asian="11pt" style:font-size-complex="11pt"/>
    </style:style>
    <style:style style:name="P91" style:family="paragraph" style:parent-style-name="Normal">
      <style:text-properties style:font-name="Arial1" fo:font-size="11pt" style:font-size-asian="11pt" style:font-name-complex="Arial" style:font-size-complex="11pt"/>
    </style:style>
    <style:style style:name="P92" style:family="paragraph" style:parent-style-name="Normal">
      <style:text-properties style:font-name="Arial1" fo:font-size="11pt" style:font-size-asian="11pt" style:font-name-complex="Arial" style:font-size-complex="11pt" style:font-weight-complex="bold"/>
    </style:style>
    <style:style style:name="P93" style:family="paragraph" style:parent-style-name="Normal">
      <style:paragraph-properties>
        <style:tab-stops>
          <style:tab-stop style:position="4.789cm"/>
        </style:tab-stops>
      </style:paragraph-properties>
      <style:text-properties style:font-name="Arial1" fo:font-size="11pt" style:font-size-asian="11pt" style:font-name-complex="Arial" style:font-size-complex="11pt" style:font-weight-complex="bold"/>
    </style:style>
    <style:style style:name="P94" style:family="paragraph" style:parent-style-name="Normal">
      <style:paragraph-properties fo:text-align="justify" style:justify-single-word="false"/>
      <style:text-properties style:font-name="Arial1" fo:font-size="11pt" style:font-size-asian="11pt" style:font-name-complex="Arial" style:font-size-complex="11pt"/>
    </style:style>
    <style:style style:name="P95" style:family="paragraph" style:parent-style-name="Normal">
      <style:text-properties style:font-name="Arial1" fo:font-size="11pt" fo:font-weight="bold" style:font-size-asian="11pt" style:font-weight-asian="bold" style:font-name-complex="Arial" style:font-size-complex="11pt" style:font-weight-complex="bold"/>
    </style:style>
    <style:style style:name="P96" style:family="paragraph" style:parent-style-name="Normal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" style:font-size-complex="11pt" style:font-weight-complex="bold"/>
    </style:style>
    <style:style style:name="P97" style:family="paragraph" style:parent-style-name="Normal">
      <style:paragraph-properties>
        <style:tab-stops>
          <style:tab-stop style:position="2.196cm"/>
          <style:tab-stop style:position="4.789cm"/>
        </style:tab-stops>
      </style:paragraph-properties>
      <style:text-properties style:font-name="Arial1" fo:font-size="11pt" fo:font-weight="bold" style:font-size-asian="11pt" style:font-weight-asian="bold" style:font-name-complex="Arial" style:font-size-complex="11pt" style:font-weight-complex="bold"/>
    </style:style>
    <style:style style:name="P98" style:family="paragraph" style:parent-style-name="Normal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" style:font-size-complex="11pt"/>
    </style:style>
    <style:style style:name="P99" style:family="paragraph" style:parent-style-name="Normal">
      <style:paragraph-properties fo:background-color="#000000">
        <style:background-image/>
      </style:paragraph-properties>
      <style:text-properties fo:color="#ffffff" style:font-name="Arial" fo:font-size="11pt" fo:font-weight="bold" style:font-size-asian="11pt" style:font-weight-asian="bold" style:font-name-complex="Arial" style:font-size-complex="11pt" style:font-weight-complex="bold"/>
    </style:style>
    <style:style style:name="P100" style:family="paragraph" style:parent-style-name="Normal">
      <style:paragraph-properties fo:background-color="#000000">
        <style:background-image/>
      </style:paragraph-properties>
      <style:text-properties fo:color="#ffffff" style:font-name="Arial1" fo:font-size="11pt" fo:font-weight="bold" style:font-size-asian="11pt" style:font-weight-asian="bold" style:font-name-complex="Arial" style:font-size-complex="11pt" style:font-weight-complex="bold"/>
    </style:style>
    <style:style style:name="P101" style:family="paragraph" style:parent-style-name="Normal">
      <style:paragraph-properties fo:margin-left="0cm" fo:margin-right="-0.191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102" style:family="paragraph" style:parent-style-name="Normal">
      <style:paragraph-properties fo:margin-left="0cm" fo:margin-right="-0.191cm" fo:text-align="justify" style:justify-single-word="false" fo:text-indent="0cm" style:auto-text-indent="false"/>
      <style:text-properties style:font-name="Arial1" fo:font-size="11pt" style:font-size-asian="11pt" style:font-name-complex="Arial" style:font-size-complex="11pt"/>
    </style:style>
    <style:style style:name="P103" style:family="paragraph" style:parent-style-name="normal" style:list-style-name="L1">
      <style:paragraph-properties fo:margin-left="0cm" fo:margin-right="1.552cm" fo:line-height="113%" fo:text-align="justify" style:justify-single-word="false" fo:text-indent="-0.633cm" style:auto-text-indent="false"/>
    </style:style>
    <style:style style:name="P104" style:family="paragraph" style:parent-style-name="normal" style:list-style-name="L1">
      <style:paragraph-properties fo:margin-left="0cm" fo:margin-right="0cm" fo:text-align="justify" style:justify-single-word="false" fo:text-indent="-0.633cm" style:auto-text-indent="false"/>
    </style:style>
    <style:style style:name="P105" style:family="paragraph" style:parent-style-name="Header"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language="pt" fo:country="BR" style:font-name-complex="Arial"/>
    </style:style>
    <style:style style:name="T4" style:family="text">
      <style:text-properties fo:color="#ff0000" style:font-name="Arial" fo:font-size="24pt" fo:language="pt" fo:country="BR" style:font-size-asian="24pt" style:language-asian="pt" style:country-asian="BR" style:font-name-complex="Arial" style:font-size-complex="24pt"/>
    </style:style>
    <style:style style:name="T5" style:family="text">
      <style:text-properties style:font-name="Times New Roman" fo:font-size="16pt" fo:language="pt" fo:country="BR" style:font-size-asian="16pt" style:font-size-complex="16pt"/>
    </style:style>
    <style:style style:name="T6" style:family="text">
      <style:text-properties style:font-name="Calibri" fo:font-size="11pt" fo:language="pt" fo:country="BR" style:font-name-asian="Times New Roman" style:font-size-asian="11pt" style:language-asian="pt" style:country-asian="BR" style:font-name-complex="Times New Roman" style:font-size-complex="11pt"/>
    </style:style>
    <style:style style:name="T7" style:family="text">
      <style:text-properties style:font-name="Arial" fo:font-size="11pt" style:font-name-asian="Arial" style:font-size-asian="11pt" style:font-name-complex="Arial"/>
    </style:style>
    <style:style style:name="T8" style:family="text">
      <style:text-properties style:font-name="Arial" fo:font-size="11pt" style:font-size-asian="11pt" style:font-name-complex="Arial" style:font-size-complex="11pt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language="pt" fo:country="BR" style:font-size-asian="11pt" style:font-name-complex="Arial" style:font-size-complex="11pt"/>
    </style:style>
    <style:style style:name="T1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5" style:family="text">
      <style:text-properties style:font-name="Arial" style:font-name-complex="Arial"/>
    </style:style>
    <style:style style:name="T16" style:family="text">
      <style:text-properties style:font-name="Arial" fo:font-weight="bold" style:font-weight-asian="bold" style:font-name-complex="Arial" style:font-weight-complex="bold"/>
    </style:style>
    <style:style style:name="T17" style:family="text">
      <style:text-properties fo:color="#ffffff" style:font-name="Arial" fo:font-size="11pt" fo:font-weight="bold" style:font-name-asian="Arial" style:font-size-asian="11pt" style:font-weight-asian="bold" style:font-name-complex="Arial"/>
    </style:style>
    <style:style style:name="T18" style:family="text">
      <style:text-properties style:font-name="sans-serif" fo:font-size="6.75pt"/>
    </style:style>
    <style:style style:name="T19" style:family="text">
      <style:text-properties style:font-name="sans-serif" fo:font-size="6.75pt" style:font-size-asian="11pt" style:font-size-complex="11pt"/>
    </style:style>
    <style:style style:name="T20" style:family="text">
      <style:text-properties style:font-name="sans-serif" fo:font-size="11pt" style:font-size-asian="11pt" style:font-size-complex="11pt"/>
    </style:style>
    <style:style style:name="T21" style:family="text">
      <style:text-properties style:font-name="sans-serif" fo:font-size="11pt" fo:language="pt" fo:country="BR" style:font-size-asian="11pt" style:font-name-complex="Arial" style:font-size-complex="11pt"/>
    </style:style>
    <style:style style:name="T22" style:family="text">
      <style:text-properties fo:font-size="6.75pt" style:font-size-asian="11pt" style:font-size-complex="11pt"/>
    </style:style>
    <style:style style:name="T23" style:family="text">
      <style:text-properties style:font-name-complex="Arial"/>
    </style:style>
    <style:style style:name="T24" style:family="text">
      <style:text-properties style:font-name-complex="Arial" style:font-weight-complex="bold"/>
    </style:style>
    <style:style style:name="T25" style:family="text">
      <style:text-properties style:font-name="Arial1"/>
    </style:style>
    <style:style style:name="T26" style:family="text">
      <style:text-properties style:font-name="Arial1" fo:font-size="11pt" style:font-size-asian="11pt" style:font-name-complex="Arial" style:font-size-complex="11pt"/>
    </style:style>
    <style:style style:name="T27" style:family="text">
      <style:text-properties style:font-name="Arial1" fo:font-size="11pt" style:font-size-asian="11pt" style:font-size-complex="11pt"/>
    </style:style>
    <style:style style:name="T28" style:family="text">
      <style:text-properties style:font-name="Arial1" fo:font-size="11pt" fo:font-style="italic" style:font-size-asian="11pt" style:font-style-asian="italic" style:font-size-complex="11pt" style:font-style-complex="italic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fo:font-weight="bold" style:font-size-asian="11pt" style:font-weight-asian="bold" style:font-size-complex="11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name-complex="Arial" style:font-weight-complex="bold"/>
    </style:style>
    <style:style style:name="T33" style:family="text">
      <style:text-properties style:font-size-asian="11pt" style:font-name-complex="Arial" style:font-size-complex="11pt"/>
    </style:style>
    <style:style style:name="T34" style:family="text">
      <style:text-properties style:font-size-asian="11pt" style:font-size-complex="11pt"/>
    </style:style>
    <style:style style:name="T35" style:family="text">
      <style:text-properties style:font-name="ARIAL"/>
    </style:style>
    <style:style style:name="T36" style:family="text">
      <style:text-properties style:font-name="ARIAL" fo:font-size="11pt" style:font-size-asian="11pt" style:font-name-complex="Arial" style:font-size-complex="11pt"/>
    </style:style>
    <style:style style:name="T37" style:family="text">
      <style:text-properties style:font-name="ARIAL" fo:font-size="11pt" style:font-size-asian="11pt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6.75pt" style:font-size-asian="11pt" style:font-size-complex="11pt"/>
    </style:style>
    <style:style style:name="T40" style:family="text">
      <style:text-properties style:font-name="ARIAL" fo:font-weight="bold" style:font-weight-asian="bold" style:font-weight-complex="bold"/>
    </style:style>
    <style:style style:name="T41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_5f_CharLFO5LVL1" style:num-suffix="." style:num-format="1">
        <style:list-level-properties text:space-before="1.27cm"/>
      </text:list-level-style-number>
      <text:list-level-style-number text:level="2" text:style-name="WW_5f_CharLFO5LVL2" style:num-format="1">
        <style:list-level-properties/>
      </text:list-level-style-number>
      <text:list-level-style-number text:level="3" text:style-name="WW_5f_CharLFO5LVL3" style:num-format="1">
        <style:list-level-properties/>
      </text:list-level-style-number>
      <text:list-level-style-number text:level="4" text:style-name="WW_5f_CharLFO5LVL4" style:num-format="1">
        <style:list-level-properties/>
      </text:list-level-style-number>
      <text:list-level-style-number text:level="5" text:style-name="WW_5f_CharLFO5LVL5" style:num-format="1">
        <style:list-level-properties/>
      </text:list-level-style-number>
      <text:list-level-style-number text:level="6" text:style-name="WW_5f_CharLFO5LVL6" style:num-format="1">
        <style:list-level-properties/>
      </text:list-level-style-number>
      <text:list-level-style-number text:level="7" text:style-name="WW_5f_CharLFO5LVL7" style:num-format="1">
        <style:list-level-properties/>
      </text:list-level-style-number>
      <text:list-level-style-number text:level="8" text:style-name="WW_5f_CharLFO5LVL8" style:num-format="1">
        <style:list-level-properties/>
      </text:list-level-style-number>
      <text:list-level-style-number text:level="9" text:style-name="WW_5f_CharLFO5LVL9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RELPREV</text:p>
      <text:p>Plano de Medição</text:p>
      <text:p>Versão 1.0</text:p>
      <text:p>Histórico da Revisão</text:p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30">Data</text:p>
          </table:table-cell>
          <table:table-cell table:style-name="Tabela3.A1" office:value-type="string">
            <text:p text:style-name="P30">Versão</text:p>
          </table:table-cell>
          <table:table-cell table:style-name="Tabela3.A1" office:value-type="string">
            <text:p text:style-name="P30">Descrição</text:p>
          </table:table-cell>
          <table:table-cell table:style-name="Tabela3.A1" office:value-type="string">
            <text:p text:style-name="P30">Autor</text:p>
          </table:table-cell>
        </table:table-row>
        <table:table-row>
          <table:table-cell table:style-name="Tabela3.A1" office:value-type="string">
            <text:p text:style-name="P31">06/10/2013</text:p>
          </table:table-cell>
          <table:table-cell table:style-name="Tabela3.A1" office:value-type="string">
            <text:p text:style-name="P31">1.0</text:p>
          </table:table-cell>
          <table:table-cell table:style-name="Tabela3.A1" office:value-type="string">
            <text:p text:style-name="P31">Descrevendo versão inicial do Plano de Medição</text:p>
          </table:table-cell>
          <table:table-cell table:style-name="Tabela3.A1" office:value-type="string">
            <text:p text:style-name="P31">Rhaíssa Nogueira</text:p>
          </table:table-cell>
        </table:table-row>
        <table:table-row>
          <table:table-cell table:style-name="Tabela3.A1" office:value-type="string">
            <text:p text:style-name="P31"/>
          </table:table-cell>
          <table:table-cell table:style-name="Tabela3.A1" office:value-type="string">
            <text:p text:style-name="P31"/>
          </table:table-cell>
          <table:table-cell table:style-name="Tabela3.A1" office:value-type="string">
            <text:p text:style-name="P31"/>
          </table:table-cell>
          <table:table-cell table:style-name="Tabela3.A1" office:value-type="string">
            <text:p text:style-name="P31"/>
          </table:table-cell>
        </table:table-row>
      </table:table>
      <text:p text:style-name="P4"/>
      <text:p><text:span text:style-name="Fonte_20_parág._20_padrão"><text:span text:style-name="T5">Índice </text:span></text:span><text:span text:style-name="Fonte_20_parág._20_padrão"><text:span text:style-name="T5">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><text:span text:style-name="Fonte_20_parág._20_padrão"><text:span text:style-name="T3">1.</text:span></text:span><text:span text:style-name="Fonte_20_parág._20_padrão"><text:span text:style-name="T6"><text:tab/></text:span></text:span><text:span text:style-name="Fonte_20_parág._20_padrão"><text:span text:style-name="T1">Introdução</text:span></text:span><text:tab/>4</text:p>
          <text:p><text:span text:style-name="Fonte_20_parág._20_padrão"><text:span text:style-name="T1">1.1</text:span></text:span><text:span text:style-name="Fonte_20_parág._20_padrão"><text:span text:style-name="T6"><text:tab/></text:span></text:span><text:span text:style-name="Fonte_20_parág._20_padrão"><text:span text:style-name="T1">Objetivos Organizacionais</text:span></text:span><text:tab/>4</text:p>
          <text:p><text:span text:style-name="Fonte_20_parág._20_padrão"><text:span text:style-name="T1">1.2</text:span></text:span><text:span text:style-name="Fonte_20_parág._20_padrão"><text:span text:style-name="T6"><text:tab/></text:span></text:span><text:span text:style-name="Fonte_20_parág._20_padrão"><text:span text:style-name="T1">Definições, Acrônimos e Abreviações</text:span></text:span><text:tab/>5</text:p>
          <text:p><text:span text:style-name="Fonte_20_parág._20_padrão"><text:span text:style-name="T3">2.</text:span></text:span><text:span text:style-name="Fonte_20_parág._20_padrão"><text:span text:style-name="T6"><text:tab/></text:span></text:span><text:span text:style-name="Fonte_20_parág._20_padrão"><text:span text:style-name="T1">Objetivos Estratégicos</text:span></text:span><text:tab/>6</text:p>
          <text:p><text:span text:style-name="Fonte_20_parág._20_padrão"><text:span text:style-name="T3">3.</text:span></text:span><text:span text:style-name="Fonte_20_parág._20_padrão"><text:span text:style-name="T6"><text:tab/></text:span></text:span><text:span text:style-name="Fonte_20_parág._20_padrão"><text:span text:style-name="T1">Medições</text:span></text:span><text:tab/>7</text:p>
          <text:p><text:span text:style-name="Fonte_20_parág._20_padrão"><text:span text:style-name="T1">3.1</text:span></text:span><text:span text:style-name="Fonte_20_parág._20_padrão"><text:span text:style-name="T6"><text:tab/></text:span></text:span><text:span text:style-name="Fonte_20_parág._20_padrão"><text:span text:style-name="T1">AP- Aderência ao processo</text:span></text:span><text:tab/>7</text:p>
          <text:p><text:span text:style-name="Fonte_20_parág._20_padrão"><text:span text:style-name="T1">3.2</text:span></text:span><text:span text:style-name="Fonte_20_parág._20_padrão"><text:span text:style-name="T6"><text:tab/></text:span></text:span><text:span text:style-name="Fonte_20_parág._20_padrão"><text:span text:style-name="T1">CPO – Índice de Desempenho de Custo</text:span></text:span><text:tab/>7</text:p>
          <text:p><text:span text:style-name="Fonte_20_parág._20_padrão"><text:span text:style-name="T1">3.3</text:span></text:span><text:span text:style-name="Fonte_20_parág._20_padrão"><text:span text:style-name="T6"><text:tab/></text:span></text:span><text:span text:style-name="Fonte_20_parág._20_padrão"><text:span text:style-name="T1">ISC – Índice de Satisfação do Cliente</text:span></text:span><text:tab/>7</text:p>
          <text:p><text:span text:style-name="Fonte_20_parág._20_padrão"><text:span text:style-name="T1">3.4</text:span></text:span><text:span text:style-name="Fonte_20_parág._20_padrão"><text:span text:style-name="T6"><text:tab/></text:span></text:span><text:span text:style-name="Fonte_20_parág._20_padrão"><text:span text:style-name="T1">PDR – Produtividade por Projeto</text:span></text:span><text:tab/>7</text:p>
          <text:p><text:span text:style-name="Fonte_20_parág._20_padrão"><text:span text:style-name="T1">3.5</text:span></text:span><text:span text:style-name="Fonte_20_parág._20_padrão"><text:span text:style-name="T6"><text:tab/></text:span></text:span><text:span text:style-name="Fonte_20_parág._20_padrão"><text:span text:style-name="T1">PRO – Percentual do Resultado Operacional</text:span></text:span><text:tab/>7</text:p>
          <text:p><text:span text:style-name="Fonte_20_parág._20_padrão"><text:span text:style-name="T1">3.6</text:span></text:span><text:span text:style-name="Fonte_20_parág._20_padrão"><text:span text:style-name="T6"><text:tab/></text:span></text:span><text:span text:style-name="Fonte_20_parág._20_padrão"><text:span text:style-name="T1">SPI – Índice de Desempenho de Prazo</text:span></text:span><text:tab/>7</text:p>
          <text:p><text:span text:style-name="Fonte_20_parág._20_padrão"><text:span text:style-name="T1">3.7</text:span></text:span><text:span text:style-name="Fonte_20_parág._20_padrão"><text:span text:style-name="T6"><text:tab/></text:span></text:span><text:span text:style-name="Fonte_20_parág._20_padrão"><text:span text:style-name="T1">PRET – Percentual de Retrabalho</text:span></text:span><text:tab/>7</text:p>
        </text:index-body>
      </text:table-of-content>
      <text:p/>
      <text:p/>
      <text:p text:style-name="P7"/>
      <text:p text:style-name="Heading"/>
      <text:p><text:span text:style-name="Fonte_20_parág._20_padrão"><text:span text:style-name="T1">Plano de Medição</text:span></text:span></text:p>
      <text:h text:style-name="P48" text:outline-level="1"><text:bookmark-start text:name="_Toc369212605"/><text:bookmark-start text:name="_Toc369122578"/><text:bookmark-start text:name="_Toc368861004"/>Introdução<text:bookmark-end text:name="_Toc369212605"/><text:bookmark-end text:name="_Toc369122578"/><text:bookmark-end text:name="_Toc368861004"/></text:h>
      <text:p text:style-name="P2"/>
      <text:p text:style-name="P35"><text:bookmark text:name="_GoBack"/><text:span text:style-name="Fonte_20_parág._20_padrão"><text:span text:style-name="T7">O plano de medição existe para dois propósitos distintos. O</text:span></text:span><text:span text:style-name="Fonte_20_parág._20_padrão"><text:span text:style-name="T7"> primeiro é fornecer uma ferramenta para que a gerência do projeto possa medir de forma clara e objetiva o andamento do projeto em todos os aspectos possíveis. O percentual concluído, a quantidade de riscos, o número de inconsistências são alguns dos indic</text:span></text:span><text:span text:style-name="Fonte_20_parág._20_padrão"><text:span text:style-name="T7">adores que contemplam esse plano.</text:span></text:span></text:p>
      <text:p text:style-name="P36"/>
      <text:p text:style-name="P37"><text:span text:style-name="Fonte_20_parág._20_padrão"><text:span text:style-name="T7">O segundo objetivo do plano de medição é fornecer um histórico para que nos próximos proj</text:span></text:span><text:span text:style-name="Fonte_20_parág._20_padrão"><text:span text:style-name="T7">e</text:span></text:span><text:span text:style-name="Fonte_20_parág._20_padrão"><text:span text:style-name="T7">tos já exista uma base de comparação e assim, seja mais fácil de estimar o custo e a duração dos projetos.</text:span></text:span></text:p>
      <text:p text:style-name="P9"/>
      <text:h text:style-name="P75" text:outline-level="2"><text:bookmark-start text:name="_Toc369212606"/><text:bookmark-start text:name="_Toc369122579"/>Objetivos Organizacionais<text:bookmark-end text:name="_Toc369212606"/><text:bookmark-end text:name="_Toc369122579"/></text:h>
      <text:p text:style-name="P2"/>
      <text:p text:style-name="P40"><text:span text:style-name="Fonte_20_parág._20_padrão"><text:span text:style-name="T7">Os objetivos organizacionais que direcionam o processo de medição na Fábrica de Softw</text:span></text:span><text:span text:style-name="Fonte_20_parág._20_padrão"><text:span text:style-name="T7">a</text:span></text:span><text:span text:style-name="Fonte_20_parág._20_padrão"><text:span text:style-name="T7">re do Instituto de Informática são:</text:span></text:span></text:p>
      <text:p text:style-name="normal"/>
      <text:list xml:id="list686683376" text:style-name="L1">
        <text:list-item>
          <text:p text:style-name="P103"><text:span text:style-name="Fonte_20_parág._20_padrão"><text:span text:style-name="T7">Realizar projetos aderentes às melhores práticas de Qualidade e de Engenh</text:span></text:span><text:span text:style-name="Fonte_20_parág._20_padrão"><text:span text:style-name="T7">a</text:span></text:span><text:span text:style-name="Fonte_20_parág._20_padrão"><text:span text:style-name="T7">ria de Software. </text:span></text:span></text:p>
        </text:list-item>
      </text:list>
      <text:p text:style-name="normal"/>
      <text:list xml:id="list1798311565" text:continue-numbering="true" text:style-name="L1">
        <text:list-item>
          <text:p text:style-name="P104"><text:span text:style-name="Fonte_20_parág._20_padrão"><text:span text:style-name="T7">Satisfazer ou superar a</text:span></text:span><text:span text:style-name="Fonte_20_parág._20_padrão"><text:span text:style-name="T7">s expectativas dos clientes dos projetos. </text:span></text:span></text:p>
        </text:list-item>
      </text:list>
      <text:p text:style-name="normal"/>
      <text:list xml:id="list1466101469" text:continue-numbering="true" text:style-name="L1">
        <text:list-item>
          <text:p text:style-name="P104"><text:span text:style-name="Fonte_20_parág._20_padrão"><text:span text:style-name="T7">Minimizar o retrabalho nos projetos. </text:span></text:span></text:p>
        </text:list-item>
      </text:list>
      <text:p text:style-name="normal"/>
      <text:list xml:id="list90168332" text:continue-numbering="true" text:style-name="L1">
        <text:list-item>
          <text:p text:style-name="P104"><text:span text:style-name="Fonte_20_parág._20_padrão"><text:span text:style-name="T7">Garantir a viabilidade dos projetos. </text:span></text:span></text:p>
        </text:list-item>
      </text:list>
      <text:p text:style-name="P38"/>
      <text:p text:style-name="P41"><text:span text:style-name="Fonte_20_parág._20_padrão"><text:span text:style-name="T7">Os indicadores definidos neste plano de medição estão alinhados aos objetivos organizaci</text:span></text:span><text:span text:style-name="Fonte_20_parág._20_padrão"><text:span text:style-name="T7">o</text:span></text:span><text:span text:style-name="Fonte_20_parág._20_padrão"><text:span text:style-name="T7">nais da seguinte forma:</text:span></text:span></text:p>
      <text:p text:style-name="normal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9"><text:span text:style-name="Fonte_20_parág._20_padrão"><text:span text:style-name="T17">Indicador</text:span></text:span></text:p>
          </table:table-cell>
          <table:table-cell table:style-name="Tabela4.A1" office:value-type="string">
            <text:p text:style-name="P39"><text:span text:style-name="Fonte_20_parág._20_padrão"><text:span text:style-name="T17">Objetivo(s)</text:span></text:span></text:p>
          </table:table-cell>
        </table:table-row>
        <table:table-row>
          <table:table-cell table:style-name="Tabela4.A2" office:value-type="string">
            <text:p text:style-name="P39"><text:span text:style-name="Fonte_20_parág._20_padrão"><text:span text:style-name="T7">Grau de Satisfação do Cliente</text:span></text:span></text:p>
          </table:table-cell>
          <table:table-cell table:style-name="Tabela4.B2" office:value-type="string">
            <text:p text:style-name="P39"><text:span text:style-name="Fonte_20_parág._20_padrão"><text:span text:style-name="T7">2</text:span></text:span></text:p>
          </table:table-cell>
        </table:table-row>
        <table:table-row>
          <table:table-cell table:style-name="Tabela4.A3" office:value-type="string">
            <text:p text:style-name="P39"><text:span text:style-name="Fonte_20_parág._20_padrão"><text:span text:style-name="T7">Número de Inconsistências na Baseline</text:span></text:span></text:p>
          </table:table-cell>
          <table:table-cell table:style-name="Tabela4.B3" office:value-type="string">
            <text:p text:style-name="P39"><text:span text:style-name="Fonte_20_parág._20_padrão"><text:span text:style-name="T7">1 e 3</text:span></text:span></text:p>
          </table:table-cell>
        </table:table-row>
        <table:table-row>
          <table:table-cell table:style-name="Tabela4.A4" office:value-type="string">
            <text:p text:style-name="P39"><text:span text:style-name="Fonte_20_parág._20_padrão"><text:span text:style-name="T7">Número de Inconsistências Detectadas nos Planos</text:span></text:span></text:p>
          </table:table-cell>
          <table:table-cell table:style-name="Tabela4.B4" office:value-type="string">
            <text:p text:style-name="P39"><text:span text:style-name="Fonte_20_parág._20_padrão"><text:span text:style-name="T7">1 e 3</text:span></text:span></text:p>
          </table:table-cell>
        </table:table-row>
        <table:table-row>
          <table:table-cell table:style-name="Tabela4.A5" office:value-type="string">
            <text:p text:style-name="P39"><text:span text:style-name="Fonte_20_parág._20_padrão"><text:span text:style-name="T7">Relação Previsto / Realizado - Custo</text:span></text:span></text:p>
          </table:table-cell>
          <table:table-cell table:style-name="Tabela4.B5" office:value-type="string">
            <text:p text:style-name="P39"><text:span text:style-name="Fonte_20_parág._20_padrão"><text:span text:style-name="T7">3 e 4</text:span></text:span></text:p>
          </table:table-cell>
        </table:table-row>
        <table:table-row>
          <table:table-cell table:style-name="Tabela4.A6" office:value-type="string">
            <text:p text:style-name="P39"><text:span text:style-name="Fonte_20_parág._20_padrão"><text:span text:style-name="T7">Relação Previsto / Realizado - Escopo</text:span></text:span></text:p>
          </table:table-cell>
          <table:table-cell table:style-name="Tabela4.B6" office:value-type="string">
            <text:p text:style-name="P39"><text:span text:style-name="Fonte_20_parág._20_padrão"><text:span text:style-name="T7">3 e 4</text:span></text:span></text:p>
          </table:table-cell>
        </table:table-row>
        <table:table-row>
          <table:table-cell table:style-name="Tabela4.A7" office:value-type="string">
            <text:p text:style-name="P39"><text:span text:style-name="Fonte_20_parág._20_padrão"><text:span text:style-name="T7">Relação Previsto / </text:span></text:span><text:span text:style-name="Fonte_20_parág._20_padrão"><text:span text:style-name="T7">Realizado - Esforço</text:span></text:span></text:p>
          </table:table-cell>
          <table:table-cell table:style-name="Tabela4.B7" office:value-type="string">
            <text:p text:style-name="P39"><text:span text:style-name="Fonte_20_parág._20_padrão"><text:span text:style-name="T7">3 e 4</text:span></text:span></text:p>
          </table:table-cell>
        </table:table-row>
      </table:table>
      <text:p text:style-name="P42"><text:soft-pag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9"><text:span text:style-name="Fonte_20_parág._20_padrão"><text:span text:style-name="T7">Número de Ocorrências (Crítico)</text:span></text:span></text:p>
          </table:table-cell>
          <table:table-cell table:style-name="Tabela5.A1" office:value-type="string">
            <text:p text:style-name="P39"><text:span text:style-name="Fonte_20_parág._20_padrão"><text:span text:style-name="T7">1, 3 e 4</text:span></text:span></text:p>
          </table:table-cell>
        </table:table-row>
        <table:table-row>
          <table:table-cell table:style-name="Tabela5.A1" office:value-type="string">
            <text:p text:style-name="P39"><text:span text:style-name="Fonte_20_parág._20_padrão"><text:span text:style-name="T7">Número de Ocorrências (Não Crítico)</text:span></text:span></text:p>
          </table:table-cell>
          <table:table-cell table:style-name="Tabela5.A1" office:value-type="string">
            <text:p text:style-name="P39"><text:span text:style-name="Fonte_20_parág._20_padrão"><text:span text:style-name="T7">1,3 e 4</text:span></text:span></text:p>
          </table:table-cell>
        </table:table-row>
        <table:table-row>
          <table:table-cell table:style-name="Tabela5.A1" office:value-type="string">
            <text:p text:style-name="P39"><text:span text:style-name="Fonte_20_parág._20_padrão"><text:span text:style-name="T7">Número de Ocorrências Relacionadas a Riscos</text:span></text:span></text:p>
          </table:table-cell>
          <table:table-cell table:style-name="Tabela5.A1" office:value-type="string">
            <text:p text:style-name="P39"><text:span text:style-name="Fonte_20_parág._20_padrão"><text:span text:style-name="T7">1, 4 e 4</text:span></text:span></text:p>
          </table:table-cell>
        </table:table-row>
        <table:table-row>
          <table:table-cell table:style-name="Tabela5.A1" office:value-type="string">
            <text:p text:style-name="P39"><text:span text:style-name="Fonte_20_parág._20_padrão"><text:span text:style-name="T7">Número de Decisões Tomadas com Base em Indicadores da Medição</text:span></text:span></text:p>
          </table:table-cell>
          <table:table-cell table:style-name="Tabela5.A1" office:value-type="string">
            <text:p text:style-name="P39"><text:span text:style-name="Fonte_20_parág._20_padrão"><text:span text:style-name="T7">1 e 4</text:span></text:span></text:p>
          </table:table-cell>
        </table:table-row>
      </table:table>
      <text:p text:style-name="P38"/>
      <text:p text:style-name="P2"/>
      <text:h text:style-name="P75" text:outline-level="2"><text:bookmark-start text:name="_Toc369212607"/>Definições, Acrônimos e Abreviações<text:bookmark-end text:name="_Toc369212607"/></text:h>
      <text:p text:style-name="Normal"/>
      <text:p text:style-name="P10">As seguintes definições são utilizadas neste Plano de Medições:</text:p>
      <text:p text:style-name="P1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table:number-columns-spanned="4" office:value-type="string">
            <text:p text:style-name="P43">Dados da Medição</text:p>
          </table:table-cell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16">Nome</text:p>
          </table:table-cell>
          <table:table-cell table:style-name="Tabela6.B2" office:value-type="string">
            <text:p text:style-name="Normal"><text:span text:style-name="Fonte_20_parág._20_padrão"><text:span text:style-name="T8">Nome do </text:span></text:span><text:span text:style-name="Fonte_20_parág._20_padrão"><text:span text:style-name="T10">indicador</text:span></text:span></text:p>
          </table:table-cell>
          <table:table-cell table:style-name="Tabela6.A2" office:value-type="string">
            <text:p text:style-name="P15">Unidade de Medida</text:p>
          </table:table-cell>
          <table:table-cell table:style-name="Tabela6.D2" office:value-type="string">
            <text:p text:style-name="P10">Unidade de medida da medição</text:p>
          </table:table-cell>
        </table:table-row>
        <table:table-row>
          <table:table-cell table:style-name="Tabela6.A2" table:number-columns-spanned="4" office:value-type="string">
            <text:p text:style-name="P16">Necessidade de Informação</text:p>
          </table:table-cell>
          <table:covered-table-cell/>
          <table:covered-table-cell/>
          <table:covered-table-cell/>
        </table:table-row>
        <table:table-row>
          <table:table-cell table:style-name="Tabela6.A4" table:number-columns-spanned="4" office:value-type="string">
            <text:p text:style-name="Normal"><text:span text:style-name="Fonte_20_parág._20_padrão"><text:span text:style-name="T15">Necessidade que motivou a criação da medição, diretamente relacionada aos objetivos estratégicos da Fábrica de Software.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6.A2" table:number-columns-spanned="4" office:value-type="string">
            <text:p text:style-name="P16">Objetivo de Medição</text:p>
          </table:table-cell>
          <table:covered-table-cell/>
          <table:covered-table-cell/>
          <table:covered-table-cell/>
        </table:table-row>
        <table:table-row table:style-name="Tabela6.6">
          <table:table-cell table:style-name="Tabela6.A6" table:number-columns-spanned="4" office:value-type="string">
            <text:p text:style-name="P22">Contribuição da medição para alcance dos objetivos estratégicos da Fábrica de Software através de três formas verbais:</text:p>
            <text:p text:style-name="Normal"><text:span text:style-name="Fonte_20_parág._20_padrão"><text:span text:style-name="T16">1. Conhecer: </text:span></text:span><text:span text:style-name="Fonte_20_parág._20_padrão"><text:span text:style-name="T15">quando o objetivo principal é apenas identificar o estado atual dos projetos e da</text:span></text:span></text:p>
            <text:p text:style-name="P22">Fábrica de Software em relação à medição, a fim de obter dados históricos que permitem a</text:p>
            <text:p text:style-name="P22">avaliação posterior.</text:p>
            <text:p text:style-name="Normal"><text:span text:style-name="Fonte_20_parág._20_padrão"><text:span text:style-name="T16">2. Avaliar: </text:span></text:span><text:span text:style-name="Fonte_20_parág._20_padrão"><text:span text:style-name="T15">quando o objetivo é comparar o estado atual com o histórico disponível, permitindo a</text:span></text:span></text:p>
            <text:p text:style-name="P22">avaliação de tendências e possíveis ações de melhoria.</text:p>
            <text:p text:style-name="Normal"><text:span text:style-name="Fonte_20_parág._20_padrão"><text:span text:style-name="T16">3. Melhorar: </text:span></text:span><text:span text:style-name="Fonte_20_parág._20_padrão"><text:span text:style-name="T15">quando o objetivo principal é melhorar o desempenho dos projetos e da Fábrica de</text:span></text:span></text:p>
            <text:p text:style-name="Normal"><text:span text:style-name="Fonte_20_parág._20_padrão"><text:span text:style-name="T15">Software em relação ao histórico.</text:span></text:span></text:p>
          </table:table-cell>
          <table:covered-table-cell/>
          <table:covered-table-cell/>
          <table:covered-table-cell/>
        </table:table-row>
      </table:table>
      <text:p text:style-name="P23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header-rows>
          <table:table-row>
            <table:table-cell table:style-name="Tabela7.A1" table:number-columns-spanned="4" office:value-type="string">
              <text:p text:style-name="P43">Procedimento de Coleta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16">Fonte de Coleta</text:p>
          </table:table-cell>
          <table:table-cell table:style-name="Tabela7.B2" table:number-columns-spanned="3" office:value-type="string">
            <text:p text:style-name="P11">Local onde são obtidos os dados base para a apuração da medição.</text:p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7">Responsável</text:p>
          </table:table-cell>
          <table:table-cell table:style-name="Tabela7.B3" office:value-type="string">
            <text:p text:style-name="P44">Profissional responsável</text:p>
            <text:p text:style-name="P44">pela coleta dos dados</text:p>
            <text:p text:style-name="P44">base para a medição.</text:p>
          </table:table-cell>
          <table:table-cell table:style-name="Tabela7.A3" office:value-type="string">
            <text:p text:style-name="P20">Frequência</text:p>
          </table:table-cell>
          <table:table-cell table:style-name="Tabela7.D3" office:value-type="string">
            <text:p text:style-name="P13">Periodicidade em que é</text:p>
            <text:p text:style-name="P13">realizada a coleta dos</text:p>
            <text:p text:style-name="P13">dados base da medição</text:p>
          </table:table-cell>
        </table:table-row>
        <table:table-row>
          <table:table-cell table:style-name="Tabela7.A4" office:value-type="string">
            <text:p text:style-name="P18">Fórmula<text:tab/><text:tab/></text:p>
          </table:table-cell>
          <table:table-cell table:style-name="Tabela7.B2" table:number-columns-spanned="3" office:value-type="string">
            <text:p text:style-name="P12">Fórmula de cálculo da medição.</text:p>
          </table:table-cell>
          <table:covered-table-cell/>
          <table:covered-table-cell/>
        </table:table-row>
        <table:table-row>
          <table:table-cell table:style-name="Tabela7.A5" table:number-columns-spanned="4" office:value-type="string">
            <text:p text:style-name="P16">Descrição do Procedimento de Coleta</text:p>
          </table:table-cell>
          <table:covered-table-cell/>
          <table:covered-table-cell/>
          <table:covered-table-cell/>
        </table:table-row>
        <table:table-row>
          <table:table-cell table:style-name="Tabela7.B2" table:number-columns-spanned="4" office:value-type="string">
            <text:p text:style-name="P10">Atividades realizadas que fornecem os insumos para a apuração da medição.</text:p>
          </table:table-cell>
          <table:covered-table-cell/>
          <table:covered-table-cell/>
          <table:covered-table-cell/>
        </table:table-row>
        <table:table-row>
          <table:table-cell table:style-name="Tabela7.A7" table:number-columns-spanned="4" office:value-type="string">
            <text:p text:style-name="P16">Descrição do Procedimento de Apuração dos Dados</text:p>
          </table:table-cell>
          <table:covered-table-cell/>
          <table:covered-table-cell/>
          <table:covered-table-cell/>
        </table:table-row>
        <table:table-row>
          <table:table-cell table:style-name="Tabela7.B2" table:number-columns-spanned="4" office:value-type="string">
            <text:p text:style-name="P10">Procedimento de apuração dos dados base</text:p>
          </table:table-cell>
          <table:covered-table-cell/>
          <table:covered-table-cell/>
          <table:covered-table-cell/>
        </table:table-row>
        <table:table-row>
          <table:table-cell table:style-name="Tabela7.A9" office:value-type="string">
            <text:p text:style-name="P19">Ferramenta Utilizada<text:tab/><text:tab/></text:p>
          </table:table-cell>
          <table:table-cell table:style-name="Tabela7.A1" table:number-columns-spanned="3" office:value-type="string">
            <text:p text:style-name="P14">Ferramentas utilizadas</text:p>
          </table:table-cell>
          <table:covered-table-cell/>
          <table:covered-table-cell/>
        </table:table-row>
        <table:table-row>
          <table:table-cell table:style-name="Tabela7.A10" office:value-type="string">
            <text:p text:style-name="P16">Local de Armazenamento</text:p>
          </table:table-cell>
          <table:table-cell table:style-name="Tabela7.A1" table:number-columns-spanned="3" office:value-type="string">
            <text:p text:style-name="P10">Local de armazenamento dos dados base.</text:p>
          </table:table-cell>
          <table:covered-table-cell/>
          <table:covered-table-cell/>
        </table:table-row>
      </table:table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header-rows>
          <text:soft-page-break/>
          <table:table-row>
            <table:table-cell table:style-name="Tabela8.A1" table:number-columns-spanned="4" office:value-type="string">
              <text:p text:style-name="P43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16">Responsável</text:p>
          </table:table-cell>
          <table:table-cell table:style-name="Tabela8.B2" table:number-columns-spanned="3" office:value-type="string">
            <text:p text:style-name="P10">Profissional responsável pea análise do valor de medição apurada e definição de ações para tratamento dos desvios.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16">Unidade de Medida</text:p>
          </table:table-cell>
          <table:table-cell table:style-name="Tabela8.B3" office:value-type="string">
            <text:p text:style-name="P10">Unidade de medida da medição</text:p>
          </table:table-cell>
          <table:table-cell table:style-name="Tabela8.C3" office:value-type="string">
            <text:p text:style-name="P16">Frequencia</text:p>
          </table:table-cell>
          <table:table-cell table:style-name="Tabela8.B2" office:value-type="string">
            <text:p text:style-name="P10">Periodicidade em que é realizada a análise dos dados da medição.</text:p>
          </table:table-cell>
        </table:table-row>
        <table:table-row>
          <table:table-cell table:style-name="Tabela8.A2" table:number-columns-spanned="4" office:value-type="string">
            <text:p text:style-name="P16">Análise</text:p>
          </table:table-cell>
          <table:covered-table-cell/>
          <table:covered-table-cell/>
          <table:covered-table-cell/>
        </table:table-row>
        <table:table-row>
          <table:table-cell table:style-name="Tabela8.A5" table:number-columns-spanned="4" office:value-type="string">
            <text:p text:style-name="P45">Instruções:</text:p>
            <text:p text:style-name="P46">A análise terá como foco o nível desejado pela meta, desta feita, os indicadores terão como sugestões de apoio à análise:</text:p>
            <text:p text:style-name="P46"/>
            <text:p text:style-name="Standard"><text:span text:style-name="Fonte_20_parág._20_padrão"><text:span text:style-name="T11">Possíveis causas de desvios :</text:span></text:span><text:span text:style-name="Fonte_20_parág._20_padrão"><text:span text:style-name="T9"> Sugestão de possíveis causas de desvios na medição, utiliz</text:span></text:span><text:span text:style-name="Fonte_20_parág._20_padrão"><text:span text:style-name="T9">a</text:span></text:span><text:span text:style-name="Fonte_20_parág._20_padrão"><text:span text:style-name="T9">da apenas como exemplo para apoiar a análise da medição.</text:span></text:span></text:p>
            <text:p text:style-name="P46"/>
            <text:p text:style-name="Standard"><text:span text:style-name="Fonte_20_parág._20_padrão"><text:span text:style-name="T11">Possíveis ações gerenciais</text:span></text:span><text:span text:style-name="Fonte_20_parág._20_padrão"><text:span text:style-name="T9">: Sugestão de possíveis ações gerenciais para tratamento de de</text:span></text:span><text:span text:style-name="Fonte_20_parág._20_padrão"><text:span text:style-name="T9">s</text:span></text:span><text:span text:style-name="Fonte_20_parág._20_padrão"><text:span text:style-name="T9">vios na medição, utilizada apenas como exemplo para apoiar a análise da medição.</text:span></text:span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ela8.C3" office:value-type="string">
            <text:p text:style-name="P16">Interessados</text:p>
          </table:table-cell>
          <table:table-cell table:style-name="Tabela8.B6" table:number-columns-spanned="3" office:value-type="string">
            <text:p text:style-name="P10">Profissionais interessados no valor e análise de medição.</text:p>
          </table:table-cell>
          <table:covered-table-cell/>
          <table:covered-table-cell/>
        </table:table-row>
        <table:table-row>
          <table:table-cell table:style-name="Tabela8.C3" office:value-type="string">
            <text:p text:style-name="P16">Nível de acesso</text:p>
          </table:table-cell>
          <table:table-cell table:style-name="Tabela8.B7" table:number-columns-spanned="3" office:value-type="string">
            <text:p text:style-name="P10">Profissionais que devem possuir acesso de visualização aos dados da medição.</text:p>
          </table:table-cell>
          <table:covered-table-cell/>
          <table:covered-table-cell/>
        </table:table-row>
        <table:table-row>
          <table:table-cell table:style-name="Tabela8.C3" office:value-type="string">
            <text:p text:style-name="P16">Integridade dos dados</text:p>
          </table:table-cell>
          <table:table-cell table:style-name="Tabela8.B8" table:number-columns-spanned="3" office:value-type="string">
            <text:p text:style-name="P10">Procedimento para garantia da integridade dos dados coletados, apurados e analisados.</text:p>
          </table:table-cell>
          <table:covered-table-cell/>
          <table:covered-table-cell/>
        </table:table-row>
        <table:table-row>
          <table:table-cell table:style-name="Tabela8.A2" table:number-columns-spanned="4" office:value-type="string">
            <text:p text:style-name="P16">Forma de Comunicação aos Interessados</text:p>
          </table:table-cell>
          <table:covered-table-cell/>
          <table:covered-table-cell/>
          <table:covered-table-cell/>
        </table:table-row>
        <table:table-row>
          <table:table-cell table:style-name="Tabela8.A10" table:number-columns-spanned="4" office:value-type="string">
            <text:p text:style-name="P10">Instrumento utilizado para apresentação do valor da medição, bem como, a sua análise e ações.</text:p>
          </table:table-cell>
          <table:covered-table-cell/>
          <table:covered-table-cell/>
          <table:covered-table-cell/>
        </table:table-row>
        <table:table-row>
          <table:table-cell table:style-name="Tabela8.A2" table:number-columns-spanned="4" office:value-type="string">
            <text:p text:style-name="P16">Meta</text:p>
          </table:table-cell>
          <table:covered-table-cell/>
          <table:covered-table-cell/>
          <table:covered-table-cell/>
        </table:table-row>
        <table:table-row>
          <table:table-cell table:style-name="Tabela8.A12" table:number-columns-spanned="4" office:value-type="string">
            <text:p text:style-name="Standard"><text:span text:style-name="Fonte_20_parág._20_padrão"><text:span text:style-name="T12">Valor ideal: </text:span></text:span><text:span text:style-name="Fonte_20_parág._20_padrão"><text:span text:style-name="T9">valor considerado ideal para o valor do indicador na medição.</text:span></text:span></text:p>
            <text:p text:style-name="P46"/>
            <text:p text:style-name="Standard"><text:span text:style-name="Fonte_20_parág._20_padrão"><text:span text:style-name="T11">Limites para Ação Corretiva: </text:span></text:span><text:span text:style-name="Fonte_20_parág._20_padrão"><text:span text:style-name="T9">Limite da medição aceito pela organização, fora deste limite a medição é considerada fora de controle e consequentemente fora da meta, e deve ser tratada por uma ação corretiva.</text:span></text:span></text:p>
            <text:p text:style-name="Standard"><text:span text:style-name="Fonte_20_parág._20_padrão"><text:span text:style-name="T11">Limites para Ação Preventiva: </text:span></text:span><text:span text:style-name="Fonte_20_parág._20_padrão"><text:span text:style-name="T9">Limite da medição utilizado como alerta pela organização, fora deste limite a medição é considerada prestes a exceder a meta e deve ser tratada por uma ação preventiva.</text:span></text:span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ela8.C3" office:value-type="string">
            <text:p text:style-name="P16">Local de Armazenamento</text:p>
          </table:table-cell>
          <table:table-cell table:style-name="Tabela8.B13" table:number-columns-spanned="3" office:value-type="string">
            <text:p text:style-name="P10">Local de armazenamento do valor da medição apurado.</text:p>
          </table:table-cell>
          <table:covered-table-cell/>
          <table:covered-table-cell/>
        </table:table-row>
        <table:table-row>
          <table:table-cell table:style-name="Tabela8.C3" office:value-type="string">
            <text:p text:style-name="P16">Abrangência</text:p>
          </table:table-cell>
          <table:table-cell table:style-name="Tabela8.B14" table:number-columns-spanned="3" office:value-type="string">
            <text:p text:style-name="P10">Aplicabilidade da medição para os Projetos e/ou Fábrica.</text:p>
          </table:table-cell>
          <table:covered-table-cell/>
          <table:covered-table-cell/>
        </table:table-row>
      </table:table>
      <text:p text:style-name="Normal"/>
      <text:p text:style-name="Normal"/>
      <text:h text:style-name="P48" text:outline-level="1"><text:bookmark-start text:name="_Toc369212608"/><text:bookmark-start text:name="_Toc369122581"/><text:bookmark-start text:name="_Toc368861007"/>Objetivos Estratégicos<text:bookmark-end text:name="_Toc369212608"/><text:bookmark-end text:name="_Toc369122581"/><text:bookmark-end text:name="_Toc368861007"/></text:h>
      <text:p text:style-name="P2"/>
      <table:table table:name="Tabela9" table:style-name="Tabela9">
        <table:table-column table:style-name="Tabela9.A" table:number-columns-repeated="2"/>
        <table:table-row>
          <table:table-cell table:style-name="Tabela9.A1" table:number-columns-spanned="2" office:value-type="string">
            <text:p text:style-name="P24">Objetivos Estratégicos</text:p>
          </table:table-cell>
          <table:covered-table-cell/>
        </table:table-row>
        <table:table-row>
          <table:table-cell table:style-name="Tabela9.A2" office:value-type="string">
            <text:p text:style-name="P21">Demonstrar a qualidade em serviços</text:p>
          </table:table-cell>
          <table:table-cell table:style-name="Tabela9.A2" office:value-type="string">
            <text:p text:style-name="P21">ISC – Índice de Satisfação do Cliente</text:p>
          </table:table-cell>
        </table:table-row>
        <table:table-row>
          <table:table-cell table:style-name="Tabela9.A3" office:value-type="string">
            <text:p text:style-name="P21">Cumprir orçamento</text:p>
          </table:table-cell>
          <table:table-cell table:style-name="Tabela9.B3" office:value-type="string">
            <text:p text:style-name="P21">CPI – Índice de Desempenho de Custo</text:p>
          </table:table-cell>
        </table:table-row>
        <table:table-row>
          <table:table-cell table:style-name="Tabela9.A2" office:value-type="string">
            <text:p text:style-name="P21">Minimizar retrabalho</text:p>
          </table:table-cell>
          <table:table-cell table:style-name="Tabela9.A2" office:value-type="string">
            <text:p text:style-name="P21">PRET – Percentual de Retrabalho</text:p>
          </table:table-cell>
        </table:table-row>
        <text:soft-page-break/>
        <table:table-row>
          <table:table-cell table:style-name="Tabela9.A5" office:value-type="string">
            <text:p text:style-name="P21">Aumentar produtividade</text:p>
          </table:table-cell>
          <table:table-cell table:style-name="Tabela9.B5" office:value-type="string">
            <text:p text:style-name="P21">PRD – Produtividade por Projeto (*)</text:p>
          </table:table-cell>
        </table:table-row>
        <table:table-row>
          <table:table-cell table:style-name="Tabela9.A2" office:value-type="string">
            <text:p text:style-name="P21">Aplicar práticas efetivas de gestão de projetos</text:p>
          </table:table-cell>
          <table:table-cell table:style-name="Tabela9.A2" office:value-type="string">
            <text:p text:style-name="P21">PRET – Percentual de Retrabalho</text:p>
            <text:p text:style-name="P21">SPI – Índice de Desempenho de Prazo</text:p>
            <text:p text:style-name="P21">CPI – Índice de Desempenho de Custo</text:p>
            <text:p text:style-name="P21">ISC – Índice de Satisfação do Cliente</text:p>
          </table:table-cell>
        </table:table-row>
        <table:table-row>
          <table:table-cell table:style-name="Tabela9.A7" office:value-type="string">
            <text:p text:style-name="P21">Garantir a conformidade do processo</text:p>
          </table:table-cell>
          <table:table-cell table:style-name="Tabela9.B7" office:value-type="string">
            <text:p text:style-name="P21">AP – Aderência ao Processo</text:p>
          </table:table-cell>
        </table:table-row>
        <table:table-row>
          <table:table-cell table:style-name="Tabela9.A2" office:value-type="string">
            <text:p text:style-name="P21">Cumprir prazos acordados</text:p>
          </table:table-cell>
          <table:table-cell table:style-name="Tabela9.A2" office:value-type="string">
            <text:p text:style-name="P21">SPI – Índice de Desempenho de Prazo</text:p>
          </table:table-cell>
        </table:table-row>
      </table:table>
      <text:p text:style-name="P8"/>
      <text:h text:style-name="P48" text:outline-level="1"><text:bookmark-start text:name="_Toc369212609"/><text:bookmark-start text:name="_Toc369122582"/><text:bookmark-start text:name="_Toc368861008"/>Medições<text:bookmark-end text:name="_Toc369212609"/><text:bookmark-end text:name="_Toc369122582"/><text:bookmark-end text:name="_Toc368861008"/></text:h>
      <text:h text:style-name="P75" text:outline-level="2"><text:bookmark-start text:name="_Toc369212610"/><text:bookmark-start text:name="_Toc369122583"/><text:bookmark-start text:name="_Toc368861009"/>AP- Aderência ao processo<text:bookmark-end text:name="_Toc369212610"/><text:bookmark-end text:name="_Toc369122583"/><text:bookmark-end text:name="_Toc368861009"/></text:h>
      <text:p text:style-name="P76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table:number-columns-spanned="4" office:value-type="string">
            <text:p text:style-name="P43">Dados da Medição</text:p>
          </table:table-cell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16">Nome</text:p>
          </table:table-cell>
          <table:table-cell table:style-name="Tabela10.B2" office:value-type="string">
            <text:p text:style-name="Normal"><text:span text:style-name="Fonte_20_parág._20_padrão"><text:span text:style-name="T10">Aderência ao Processo</text:span></text:span></text:p>
          </table:table-cell>
          <table:table-cell table:style-name="Tabela10.A2" office:value-type="string">
            <text:p text:style-name="P15">Unidade de Medida</text:p>
          </table:table-cell>
          <table:table-cell table:style-name="Tabela10.D2" office:value-type="string">
            <text:p text:style-name="P10">%</text:p>
          </table:table-cell>
        </table:table-row>
        <table:table-row>
          <table:table-cell table:style-name="Tabela10.A2" table:number-columns-spanned="4" office:value-type="string">
            <text:p text:style-name="P16">Necessidade de Informação</text:p>
          </table:table-cell>
          <table:covered-table-cell/>
          <table:covered-table-cell/>
          <table:covered-table-cell/>
        </table:table-row>
        <table:table-row>
          <table:table-cell table:style-name="Tabela10.A4" table:number-columns-spanned="4" office:value-type="string">
            <text:p text:style-name="Normal"><text:span text:style-name="Fonte_20_parág._20_padrão"><text:span text:style-name="T8">Identificar se os projetos e processos da unidade estão aderentes ao processo definido e realizar melhorias contínuas no processo. </text:span></text:span></text:p>
            <text:p text:style-name="Normal"><text:span text:style-name="Fonte_20_parág._20_padrão"><text:span text:style-name="T8">Garantir a conformidade dos projetos e processo.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0.A2" table:number-columns-spanned="4" office:value-type="string">
            <text:p text:style-name="P16">Objetivo de Medição</text:p>
          </table:table-cell>
          <table:covered-table-cell/>
          <table:covered-table-cell/>
          <table:covered-table-cell/>
        </table:table-row>
        <table:table-row table:style-name="Tabela10.6">
          <table:table-cell table:style-name="Tabela10.A6" table:number-columns-spanned="4" office:value-type="string">
            <text:p text:style-name="Standard"><text:span text:style-name="Fonte_20_parág._20_padrão"><text:span text:style-name="T26">Possibilitar uma visão da maturidade dos projetos em relação à utilização dos processos definidos para o projeto, </text:span></text:span><text:span text:style-name="T27">com o objetivo de contribuir com a qualidade esperada pela organização e pelo cliente. </text:span></text:p>
            <text:p text:style-name="P68">Garantir a conformidade do processo.</text:p>
            <text:p text:style-name="P88"/>
          </table:table-cell>
          <table:covered-table-cell/>
          <table:covered-table-cell/>
          <table:covered-table-cell/>
        </table:table-row>
      </table:table>
      <text:p text:style-name="Text_20_body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header-rows>
          <table:table-row>
            <table:table-cell table:style-name="Tabela11.A1" table:number-columns-spanned="4" office:value-type="string">
              <text:p text:style-name="P43">Procedimento de Coleta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16">Fonte de Coleta</text:p>
          </table:table-cell>
          <table:table-cell table:style-name="Tabela11.B2" table:number-columns-spanned="3" office:value-type="string">
            <text:p text:style-name="P11">Verificação da qualidade do processo: esta medição é extraida a partir dos resultados armazenados na planilha do MPS.Br e dos checklists executados pela equipe de qualidade.</text:p>
          </table:table-cell>
          <table:covered-table-cell/>
          <table:covered-table-cell/>
        </table:table-row>
        <table:table-row>
          <table:table-cell table:style-name="Tabela11.A3" office:value-type="string">
            <text:p text:style-name="P17">Responsável</text:p>
          </table:table-cell>
          <table:table-cell table:style-name="Tabela11.B3" office:value-type="string">
            <text:p text:style-name="P44">Analista de Qualidade</text:p>
          </table:table-cell>
          <table:table-cell table:style-name="Tabela11.A3" office:value-type="string">
            <text:p text:style-name="P20">Frequência</text:p>
          </table:table-cell>
          <table:table-cell table:style-name="Tabela11.D3" office:value-type="string">
            <text:p text:style-name="P13">A cada execução dos checklists e qualidade.</text:p>
          </table:table-cell>
        </table:table-row>
        <table:table-row>
          <table:table-cell table:style-name="Tabela11.A4" office:value-type="string">
            <text:p text:style-name="P18">Fórmula<text:tab/><text:tab/></text:p>
          </table:table-cell>
          <table:table-cell table:style-name="Tabela11.B2" table:number-columns-spanned="3" office:value-type="string">
            <text:p text:style-name="P89"/>
            <text:p text:style-name="P58">AP = (ItensOK/Itens Ver – Itens NA – ItensMelh) * 100</text:p>
            <text:p text:style-name="P55"/>
            <text:p text:style-name="P55">Onde:</text:p>
            <text:p text:style-name="P70"><text:span text:style-name="T31">Itens OK</text:span> = Quantidade de itens da lista verificados e ok para o projeto</text:p>
            <text:p text:style-name="P70"><text:span text:style-name="T31">Itens Ver</text:span> = Quantidade de itens da lista verificados para o projeto</text:p>
            <text:p text:style-name="P70"><text:span text:style-name="T31">Itens NA</text:span>= Quantidade de itens da lista verificados e não aplicáveis ao </text:p>
            <text:p text:style-name="P70">projeto</text:p>
            <text:p text:style-name="P70"><text:span text:style-name="T31">Itens Melh</text:span>= Quantidade de itens da lista verificados e para os quais foi </text:p>
            <text:p text:style-name="P70">sugerida melhoria para o projeto.</text:p>
            <text:p text:style-name="P12"/>
          </table:table-cell>
          <table:covered-table-cell/>
          <table:covered-table-cell/>
        </table:table-row>
        <table:table-row>
          <table:table-cell table:style-name="Tabela11.A5" table:number-columns-spanned="4" office:value-type="string">
            <text:p text:style-name="P16">Descrição do Procedimento de Coleta</text:p>
          </table:table-cell>
          <table:covered-table-cell/>
          <table:covered-table-cell/>
          <table:covered-table-cell/>
        </table:table-row>
        <table:table-row>
          <table:table-cell table:style-name="Tabela11.B2" table:number-columns-spanned="4" office:value-type="string">
            <text:p text:style-name="P60"><text:span text:style-name="T33">O analista de QA realiza as verificações para cada projeto conforme Plano de Garantia da Qualidade e </text:span><text:span text:style-name="T34">registra os resultados na LVQA (lista de verificação de QA)</text:span><text:span text:style-name="T18">.</text:span></text:p>
            <text:p text:style-name="P10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a11.A7" table:number-columns-spanned="4" office:value-type="string">
            <text:p text:style-name="P16">Descrição do Procedimento de Apuração dos Dados</text:p>
          </table:table-cell>
          <table:covered-table-cell/>
          <table:covered-table-cell/>
          <table:covered-table-cell/>
        </table:table-row>
        <table:table-row>
          <table:table-cell table:style-name="Tabela11.B2" table:number-columns-spanned="4" office:value-type="string">
            <text:p text:style-name="P67"><text:span text:style-name="T34">A cada verificação de QA, será gerado na LVQA o indicador AP daquela verificação. </text:span>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ela11.A9" office:value-type="string">
            <text:p text:style-name="P19">Ferramenta Utilizada<text:tab/><text:tab/></text:p>
          </table:table-cell>
          <table:table-cell table:style-name="Tabela11.A1" table:number-columns-spanned="3" office:value-type="string">
            <text:p text:style-name="P14">Excel (Lista de verificação de qualidade)</text:p>
          </table:table-cell>
          <table:covered-table-cell/>
          <table:covered-table-cell/>
        </table:table-row>
        <table:table-row>
          <table:table-cell table:style-name="Tabela11.A10" office:value-type="string">
            <text:p text:style-name="P16">Local de Armazenamento</text:p>
          </table:table-cell>
          <table:table-cell table:style-name="Tabela11.A1" table:number-columns-spanned="3" office:value-type="string">
            <text:p text:style-name="P10">Repositório do projeto, na pasta da qualidade.</text:p>
          </table:table-cell>
          <table:covered-table-cell/>
          <table:covered-table-cell/>
        </table:table-row>
      </table:table>
      <text:p text:style-name="Text_20_body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header-rows>
          <table:table-row>
            <table:table-cell table:style-name="Tabela12.A1" table:number-columns-spanned="4" office:value-type="string">
              <text:p text:style-name="P43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16">Responsável</text:p>
          </table:table-cell>
          <table:table-cell table:style-name="Tabela12.B2" table:number-columns-spanned="3" office:value-type="string">
            <text:p text:style-name="P10">Gerente de Projeto</text:p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16">Unidade de Medida</text:p>
          </table:table-cell>
          <table:table-cell table:style-name="Tabela12.B3" office:value-type="string">
            <text:p text:style-name="P10">%</text:p>
          </table:table-cell>
          <table:table-cell table:style-name="Tabela12.C3" office:value-type="string">
            <text:p text:style-name="P16">Frequencia</text:p>
          </table:table-cell>
          <table:table-cell table:style-name="Tabela12.B2" office:value-type="string">
            <text:p text:style-name="P10">Mensal</text:p>
          </table:table-cell>
        </table:table-row>
        <table:table-row>
          <table:table-cell table:style-name="Tabela12.A2" table:number-columns-spanned="4" office:value-type="string">
            <text:p text:style-name="P16">Análise</text:p>
          </table:table-cell>
          <table:covered-table-cell/>
          <table:covered-table-cell/>
          <table:covered-table-cell/>
        </table:table-row>
        <table:table-row>
          <table:table-cell table:style-name="Tabela12.A5" table:number-columns-spanned="4" office:value-type="string">
            <text:p text:style-name="P45">Instruções:</text:p>
            <text:p text:style-name="P62">O valor ideal é 100%. Quanto maior o valor melhor a aderência do projeto aos processos. O Gerente deve analisar as causas que levaram </text:p>
            <text:p text:style-name="P68">a não aderência no processo e citar as ações que está tomando para corrigir os defeitos e garantir que nas próximas verificações os mesmos desvios não ocorrerão. A análise não se aplica para processos ainda não verificados no projeto.</text:p>
            <text:p text:style-name="P62"/>
            <text:p text:style-name="P46"/>
            <text:p text:style-name="Standard"><text:span text:style-name="Fonte_20_parág._20_padrão"><text:span text:style-name="T11">Possíveis causas de desvios :</text:span></text:span><text:span text:style-name="Fonte_20_parág._20_padrão"><text:span text:style-name="T9"> </text:span></text:span><text:span text:style-name="Fonte_20_parág._20_padrão"><text:span text:style-name="T27">Profissionais não comprometidos com o processo, profissionais sem </text:span></text:span><text:span text:style-name="T27">treinamentos adequados, falta de adaptações nos processos definidos para particularidades do projeto.</text:span></text:p>
            <text:p text:style-name="P46"/>
            <text:p text:style-name="Standard"><text:span text:style-name="Fonte_20_parág._20_padrão"><text:span text:style-name="T11">Possíveis ações gerenciais</text:span></text:span><text:span text:style-name="Fonte_20_parág._20_padrão"><text:span text:style-name="T9">:</text:span></text:span><text:span text:style-name="Fonte_20_parág._20_padrão"><text:span text:style-name="T27"> </text:span></text:span><text:span text:style-name="Fonte_20_parág._20_padrão"><text:span text:style-name="T28">Mentoring</text:span></text:span><text:span text:style-name="Fonte_20_parág._20_padrão"><text:span text:style-name="T27"> </text:span></text:span><text:span text:style-name="T27">da Equipe de Qualidade no projeto, realizar treinamentos</text:span>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ela12.C3" office:value-type="string">
            <text:p text:style-name="P16">Interessados</text:p>
          </table:table-cell>
          <table:table-cell table:style-name="Tabela12.B6" table:number-columns-spanned="3" office:value-type="string">
            <text:p text:style-name="P90">Gerente de Projeto, Equipe de Qualidade e Equipe Técnica</text:p>
            <text:p text:style-name="P10"/>
          </table:table-cell>
          <table:covered-table-cell/>
          <table:covered-table-cell/>
        </table:table-row>
        <table:table-row>
          <table:table-cell table:style-name="Tabela12.C3" office:value-type="string">
            <text:p text:style-name="P16">Nível de acesso</text:p>
          </table:table-cell>
          <table:table-cell table:style-name="Tabela12.B7" table:number-columns-spanned="3" office:value-type="string">
            <text:p text:style-name="P10">Gerentes e líderes</text:p>
          </table:table-cell>
          <table:covered-table-cell/>
          <table:covered-table-cell/>
        </table:table-row>
        <table:table-row>
          <table:table-cell table:style-name="Tabela12.C3" office:value-type="string">
            <text:p text:style-name="P16">Integridade dos dados</text:p>
          </table:table-cell>
          <table:table-cell table:style-name="Tabela12.B8" table:number-columns-spanned="3" office:value-type="string">
            <text:p text:style-name="P10">Garantidos pelo Analista de qualidade durante os registros dos resultados das verificações.</text:p>
          </table:table-cell>
          <table:covered-table-cell/>
          <table:covered-table-cell/>
        </table:table-row>
        <table:table-row>
          <table:table-cell table:style-name="Tabela12.A2" table:number-columns-spanned="4" office:value-type="string">
            <text:p text:style-name="P16">Forma de Comunicação aos Interessados</text:p>
          </table:table-cell>
          <table:covered-table-cell/>
          <table:covered-table-cell/>
          <table:covered-table-cell/>
        </table:table-row>
        <table:table-row>
          <table:table-cell table:style-name="Tabela12.A10" table:number-columns-spanned="4" office:value-type="string">
            <text:p text:style-name="P10">Reunião de acompanhamento com os gerentes e líderes.</text:p>
          </table:table-cell>
          <table:covered-table-cell/>
          <table:covered-table-cell/>
          <table:covered-table-cell/>
        </table:table-row>
        <table:table-row>
          <table:table-cell table:style-name="Tabela12.A2" table:number-columns-spanned="4" office:value-type="string">
            <text:p text:style-name="P16">Meta</text:p>
          </table:table-cell>
          <table:covered-table-cell/>
          <table:covered-table-cell/>
          <table:covered-table-cell/>
        </table:table-row>
        <table:table-row>
          <table:table-cell table:style-name="Tabela12.A12" table:number-columns-spanned="4" office:value-type="string">
            <text:p text:style-name="Standard"><text:span text:style-name="Fonte_20_parág._20_padrão"><text:span text:style-name="T12">Valor ideal: </text:span></text:span><text:span text:style-name="Fonte_20_parág._20_padrão"><text:span text:style-name="T13">100%</text:span></text:span></text:p>
            <text:p text:style-name="P46"/>
            <text:p text:style-name="Standard"><text:span text:style-name="Fonte_20_parág._20_padrão"><text:span text:style-name="T11">Limites para Ação Corretiva: </text:span></text:span><text:span text:style-name="Fonte_20_parág._20_padrão"><text:span text:style-name="T14">90%</text:span></text:span></text:p>
            <text:p text:style-name="Standard"><text:span text:style-name="Fonte_20_parág._20_padrão"><text:span text:style-name="T11">Limites para Ação Preventiva: </text:span></text:span><text:span text:style-name="Fonte_20_parág._20_padrão"><text:span text:style-name="T14">93%</text:span></text:span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ela12.C3" office:value-type="string">
            <text:p text:style-name="P16">Local de Armazenamento</text:p>
          </table:table-cell>
          <table:table-cell table:style-name="Tabela12.B13" table:number-columns-spanned="3" office:value-type="string">
            <text:p text:style-name="P10">Repositório do Projeto, pasta de garantia da qualidade.</text:p>
          </table:table-cell>
          <table:covered-table-cell/>
          <table:covered-table-cell/>
        </table:table-row>
        <table:table-row>
          <table:table-cell table:style-name="Tabela12.C3" office:value-type="string">
            <text:p text:style-name="P16">Abrangência</text:p>
          </table:table-cell>
          <table:table-cell table:style-name="Tabela12.B14" table:number-columns-spanned="3" office:value-type="string">
            <text:p text:style-name="P10">Projeto</text:p>
          </table:table-cell>
          <table:covered-table-cell/>
          <table:covered-table-cell/>
        </table:table-row>
      </table:table>
      <text:p text:style-name="P49"/>
      <text:h text:style-name="P75" text:outline-level="2"><text:soft-page-break/></text:h>
      <text:h text:style-name="P75" text:outline-level="2"><text:bookmark-start text:name="_Toc369212611"/><text:bookmark-start text:name="_Toc369122584"/><text:bookmark-start text:name="_Toc368861010"/>CPI – Índice de Desempenho de Custo<text:bookmark-end text:name="_Toc369212611"/><text:bookmark-end text:name="_Toc369122584"/><text:bookmark-end text:name="_Toc368861010"/></text:h>
      <text:p text:style-name="P76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>
          <table:table-cell table:style-name="Tabela13.A1" table:number-columns-spanned="4" office:value-type="string">
            <text:p text:style-name="P43">Dados da Medição</text:p>
          </table:table-cell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16">Nome</text:p>
          </table:table-cell>
          <table:table-cell table:style-name="Tabela13.B2" office:value-type="string">
            <text:p text:style-name="P66"><text:span text:style-name="Fonte_20_parág._20_padrão"><text:span text:style-name="T21">índice de Desempenho </text:span></text:span><text:span text:style-name="T20">de Custo</text:span></text:p>
            <text:p text:style-name="Normal"><text:span text:style-name="Fonte_20_parág._20_padrão"><text:span text:style-name="T10"/></text:span></text:p>
          </table:table-cell>
          <table:table-cell table:style-name="Tabela13.A2" office:value-type="string">
            <text:p text:style-name="P15">Unidade de Medida</text:p>
          </table:table-cell>
          <table:table-cell table:style-name="Tabela13.D2" office:value-type="string">
            <text:p text:style-name="P54">Valor absoluto</text:p>
            <text:p text:style-name="P10"/>
          </table:table-cell>
        </table:table-row>
        <table:table-row>
          <table:table-cell table:style-name="Tabela13.A2" table:number-columns-spanned="4" office:value-type="string">
            <text:p text:style-name="P16">Necessidade de Informação</text:p>
          </table:table-cell>
          <table:covered-table-cell/>
          <table:covered-table-cell/>
          <table:covered-table-cell/>
        </table:table-row>
        <table:table-row>
          <table:table-cell table:style-name="Tabela13.A4" table:number-columns-spanned="4" office:value-type="string">
            <text:p text:style-name="P66"><text:span text:style-name="Fonte_20_parág._20_padrão"><text:span text:style-name="T36">Identificar o desvio de custo do proje</text:span></text:span><text:span text:style-name="T37">to, através do indicador de índice de desempenho de custo (CPI). Cumprir o orçamento. Aplicar práticas efetivas de gestão de projetos.</text:span></text:p>
            <text:p text:style-name="Normal"><text:span text:style-name="Fonte_20_parág._20_padrão"><text:span text:style-name="T8"/></text:span></text:p>
          </table:table-cell>
          <table:covered-table-cell/>
          <table:covered-table-cell/>
          <table:covered-table-cell/>
        </table:table-row>
        <table:table-row>
          <table:table-cell table:style-name="Tabela13.A2" table:number-columns-spanned="4" office:value-type="string">
            <text:p text:style-name="P16">Objetivo de Medição</text:p>
          </table:table-cell>
          <table:covered-table-cell/>
          <table:covered-table-cell/>
          <table:covered-table-cell/>
        </table:table-row>
        <table:table-row table:style-name="Tabela13.6">
          <table:table-cell table:style-name="Tabela13.A6" table:number-columns-spanned="4" office:value-type="string">
            <text:p text:style-name="P62">Avaliar o desempenho de custos do projeto através da análise de valor agregado.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header-rows>
          <table:table-row>
            <table:table-cell table:style-name="Tabela15.A1" table:number-columns-spanned="4" office:value-type="string">
              <text:p text:style-name="P100">Procedimento de Coleta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5.A2" office:value-type="string">
            <text:p text:style-name="P95">Fonte de Coleta</text:p>
          </table:table-cell>
          <table:table-cell table:style-name="Tabela15.B2" table:number-columns-spanned="3" office:value-type="string">
            <text:p text:style-name="P62"><text:span text:style-name="T24">Valores de custo planejado, % concluído e custo realizado das </text:span>tarefas registrados pelo gerente e pela equipe.</text:p>
            <text:p text:style-name="P92"/>
          </table:table-cell>
          <table:covered-table-cell/>
          <table:covered-table-cell/>
        </table:table-row>
        <table:table-row>
          <table:table-cell table:style-name="Tabela15.A3" office:value-type="string">
            <text:p text:style-name="P96">Responsável</text:p>
          </table:table-cell>
          <table:table-cell table:style-name="Tabela15.B3" office:value-type="string">
            <text:p text:style-name="P72">Gerente de Projeto e </text:p>
            <text:p text:style-name="P68">equipe do projeto</text:p>
            <text:p text:style-name="P102"/>
          </table:table-cell>
          <table:table-cell table:style-name="Tabela15.A3" office:value-type="string">
            <text:p text:style-name="P98">Frequência</text:p>
          </table:table-cell>
          <table:table-cell table:style-name="Tabela15.D3" office:value-type="string">
            <text:p text:style-name="P64"><text:span text:style-name="T23">Salvamento de linha </text:span>de base do cronograma.</text:p>
            <text:p text:style-name="P94"/>
          </table:table-cell>
        </table:table-row>
        <table:table-row>
          <table:table-cell table:style-name="Tabela15.A4" office:value-type="string">
            <text:p text:style-name="P97">Fórmula<text:tab/><text:tab/></text:p>
          </table:table-cell>
          <table:table-cell table:style-name="Tabela15.B2" table:number-columns-spanned="3" office:value-type="string">
            <text:p text:style-name="P63">CPI = <text:s/>(Valor Agregado/Custo Atual)</text:p>
            <text:p text:style-name="P68"/>
            <text:p text:style-name="P69">Onde:</text:p>
            <text:p text:style-name="P68"><text:span text:style-name="T31">Valor Agregado (EV) </text:span>= Valor orçado do trabalho realizado, ou seja valor </text:p>
            <text:p text:style-name="P68">financeiro que foi realizado pelo projeto até o momento através da execução de suas atividades.</text:p>
            <text:p text:style-name="P68"><text:span text:style-name="T31">Custo Atual (AC) </text:span>= Custo total do trabalho realizado, ou seja, valor financeiro que foi gasto até o momento na execução das tarefas do projeto.</text:p>
            <text:p text:style-name="P68"/>
            <text:p text:style-name="P93"/>
          </table:table-cell>
          <table:covered-table-cell/>
          <table:covered-table-cell/>
        </table:table-row>
        <table:table-row>
          <table:table-cell table:style-name="Tabela15.A5" table:number-columns-spanned="4" office:value-type="string">
            <text:p text:style-name="P16">Descrição do Procedimento de Coleta</text:p>
          </table:table-cell>
          <table:covered-table-cell/>
          <table:covered-table-cell/>
          <table:covered-table-cell/>
        </table:table-row>
        <table:table-row>
          <table:table-cell table:style-name="Tabela15.B2" table:number-columns-spanned="4" office:value-type="string">
            <text:p text:style-name="P52"><text:span text:style-name="T18"/></text:p>
            <text:p text:style-name="P62"><text:span text:style-name="T23">O Gerente de Projeto </text:span>planeja as atividades e solicita o salvamento da linha de base do </text:p>
            <text:p text:style-name="P68">cronograma do projeto. O gerente de Projeto registra o percentual concluído de cada tarefa.</text:p>
            <text:p text:style-name="P68">Os membros da equipe do projeto registram no TFS o esforço despendido em atividades do </text:p>
            <text:p text:style-name="P68">cronograma do projeto viabilizando o cálculo do custo real de cada atividade e a avaliação </text:p>
            <text:p text:style-name="P68">planejado vs realizado.</text:p>
            <text:p text:style-name="P52"><text:span text:style-name="T18"/></text:p>
          </table:table-cell>
          <table:covered-table-cell/>
          <table:covered-table-cell/>
          <table:covered-table-cell/>
        </table:table-row>
      </table:table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table:number-columns-spanned="2" office:value-type="string">
              <text:p text:style-name="P16">Descrição do Procedimento de Apuração dos Dados</text:p>
            </table:table-cell>
            <table:covered-table-cell/>
          </table:table-row>
        </table:table-header-rows>
        <table:table-row>
          <table:table-cell table:style-name="Tabela28.A2" table:number-columns-spanned="2" office:value-type="string">
            <text:p text:style-name="P67"><text:span text:style-name="T34">A cada verificação do GP é gerado um linha de base.</text:span></text:p>
            <text:p text:style-name="P10"/>
          </table:table-cell>
          <table:covered-table-cell/>
        </table:table-row>
        <table:table-row>
          <table:table-cell table:style-name="Tabela28.A3" office:value-type="string">
            <text:p text:style-name="P19">Ferramenta Utilizada<text:tab/><text:tab/></text:p>
          </table:table-cell>
          <table:table-cell table:style-name="Tabela28.B3" office:value-type="string">
            <text:p text:style-name="P14">Excel (Lista de verificação de custo)</text:p>
          </table:table-cell>
        </table:table-row>
        <table:table-row>
          <table:table-cell table:style-name="Tabela28.A4" office:value-type="string">
            <text:p text:style-name="P16">Local de Armazenamento</text:p>
          </table:table-cell>
          <table:table-cell table:style-name="Tabela28.B4" office:value-type="string">
            <text:p text:style-name="P10">Repositório do projeto, na pasta de gerência de projeto</text:p>
          </table:table-cell>
        </table:table-row>
      </table:table>
      <text:p text:style-name="Standard"><text:soft-page-break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header-rows>
          <table:table-row>
            <table:table-cell table:style-name="Tabela23.A1" table:number-columns-spanned="4" office:value-type="string">
              <text:p text:style-name="P43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23.A2" office:value-type="string">
            <text:p text:style-name="P16">Responsável</text:p>
          </table:table-cell>
          <table:table-cell table:style-name="Tabela23.B2" table:number-columns-spanned="3" office:value-type="string">
            <text:p text:style-name="P10">Gerente de Projeto</text:p>
          </table:table-cell>
          <table:covered-table-cell/>
          <table:covered-table-cell/>
        </table:table-row>
        <table:table-row>
          <table:table-cell table:style-name="Tabela23.A2" office:value-type="string">
            <text:p text:style-name="P16">Unidade de Medida</text:p>
          </table:table-cell>
          <table:table-cell table:style-name="Tabela23.B3" office:value-type="string">
            <text:p text:style-name="P10">Valor absoluto</text:p>
          </table:table-cell>
          <table:table-cell table:style-name="Tabela23.C3" office:value-type="string">
            <text:p text:style-name="P16">Frequencia</text:p>
          </table:table-cell>
          <table:table-cell table:style-name="Tabela23.B2" office:value-type="string">
            <text:p text:style-name="P10">Mensal</text:p>
          </table:table-cell>
        </table:table-row>
        <table:table-row>
          <table:table-cell table:style-name="Tabela23.A2" table:number-columns-spanned="4" office:value-type="string">
            <text:p text:style-name="P16">Análise</text:p>
          </table:table-cell>
          <table:covered-table-cell/>
          <table:covered-table-cell/>
          <table:covered-table-cell/>
        </table:table-row>
        <table:table-row>
          <table:table-cell table:style-name="Tabela23.A5" table:number-columns-spanned="4" office:value-type="string">
            <text:p text:style-name="P45">Instruções: </text:p>
            <text:p text:style-name="P62">O valor ideal é 1. </text:p>
            <text:p text:style-name="P68">O valor maior que 1 é bom e significa que o projeto está gastando menos para realizar o trabalho previsto (Custo Atual &lt; Valor Agregado). Valor menor que 1 é ruim e significa que o projeto está gastando mais para realizar o trabalho previsto (Custo Atual &gt; Valor Agregado).</text:p>
            <text:p text:style-name="P46"/>
            <text:p text:style-name="Standard"><text:span text:style-name="Fonte_20_parág._20_padrão"><text:span text:style-name="T11">Possíveis causas de desvios :</text:span></text:span><text:span text:style-name="Fonte_20_parág._20_padrão"><text:span text:style-name="T9"> </text:span></text:span></text:p>
            <text:p text:style-name="P62">Baixa produtividade dos profissionais do projeto, planejamento e controle da alocação dos profissionais inadequado à complexidade das atividades do projeto, alto custo da equipe alocada ao projeto, Linha de Base do cronograma desatualizada,</text:p>
            <text:p text:style-name="P46"/>
            <text:p text:style-name="Standard"><text:span text:style-name="Fonte_20_parág._20_padrão"><text:span text:style-name="T11">Possíveis ações gerenciais</text:span></text:span><text:span text:style-name="Fonte_20_parág._20_padrão"><text:span text:style-name="T9">:</text:span></text:span><text:span text:style-name="Fonte_20_parág._20_padrão"><text:span text:style-name="T27"> </text:span></text:span></text:p>
            <text:p text:style-name="P62"><text:span text:style-name="T32">Replanejamento da equipe do projeto, envolvendo adequação dos </text:span>perfis X salários necessários para a execução das atividades, realocação de profissionais mais experientes para atividades mais complexas, obter a aprovação do planejamento ou de mudanças no projeto a fim de atualizar a Linha de Base do cronograma.</text:p>
            <text:p text:style-name="P65"/>
          </table:table-cell>
          <table:covered-table-cell/>
          <table:covered-table-cell/>
          <table:covered-table-cell/>
        </table:table-row>
        <table:table-row>
          <table:table-cell table:style-name="Tabela23.C3" office:value-type="string">
            <text:p text:style-name="P16">Interessados</text:p>
          </table:table-cell>
          <table:table-cell table:style-name="Tabela23.B6" table:number-columns-spanned="3" office:value-type="string">
            <text:p text:style-name="P10">Gerente de Projetos</text:p>
          </table:table-cell>
          <table:covered-table-cell/>
          <table:covered-table-cell/>
        </table:table-row>
        <table:table-row>
          <table:table-cell table:style-name="Tabela23.C3" office:value-type="string">
            <text:p text:style-name="P16">Nível de acesso</text:p>
          </table:table-cell>
          <table:table-cell table:style-name="Tabela23.B7" table:number-columns-spanned="3" office:value-type="string">
            <text:p text:style-name="P10">Gerentes e líderes</text:p>
          </table:table-cell>
          <table:covered-table-cell/>
          <table:covered-table-cell/>
        </table:table-row>
        <table:table-row>
          <table:table-cell table:style-name="Tabela23.C3" office:value-type="string">
            <text:p text:style-name="P16">Integridade dos dados</text:p>
          </table:table-cell>
          <table:table-cell table:style-name="Tabela23.B8" table:number-columns-spanned="3" office:value-type="string">
            <text:p text:style-name="P10">O Analista de qualidade acompanha durante as verificações se a linha de base do cronograma do projeto foi salva.</text:p>
          </table:table-cell>
          <table:covered-table-cell/>
          <table:covered-table-cell/>
        </table:table-row>
        <table:table-row>
          <table:table-cell table:style-name="Tabela23.A2" table:number-columns-spanned="4" office:value-type="string">
            <text:p text:style-name="P16">Forma de Comunicação aos Interessados</text:p>
          </table:table-cell>
          <table:covered-table-cell/>
          <table:covered-table-cell/>
          <table:covered-table-cell/>
        </table:table-row>
        <table:table-row>
          <table:table-cell table:style-name="Tabela23.A10" table:number-columns-spanned="4" office:value-type="string">
            <text:p text:style-name="P10">Reunião de acompanhamento com a equipe.</text:p>
          </table:table-cell>
          <table:covered-table-cell/>
          <table:covered-table-cell/>
          <table:covered-table-cell/>
        </table:table-row>
        <table:table-row>
          <table:table-cell table:style-name="Tabela23.A2" table:number-columns-spanned="4" office:value-type="string">
            <text:p text:style-name="P16">Meta</text:p>
          </table:table-cell>
          <table:covered-table-cell/>
          <table:covered-table-cell/>
          <table:covered-table-cell/>
        </table:table-row>
        <table:table-row>
          <table:table-cell table:style-name="Tabela23.A12" table:number-columns-spanned="4" office:value-type="string">
            <text:p text:style-name="Standard"><text:span text:style-name="Fonte_20_parág._20_padrão"><text:span text:style-name="T12">Valor ideal: <text:s/>1</text:span></text:span></text:p>
            <text:p text:style-name="P46"/>
            <text:p text:style-name="Standard"><text:span text:style-name="Fonte_20_parág._20_padrão"><text:span text:style-name="T11">Limites para Ação Corretiva: 0,85</text:span></text:span></text:p>
            <text:p text:style-name="Standard"><text:span text:style-name="Fonte_20_parág._20_padrão"><text:span text:style-name="T11">Limites para Ação Preventiva: 0,90</text:span></text:span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ela23.C3" office:value-type="string">
            <text:p text:style-name="P16">Local de Armazenamento</text:p>
          </table:table-cell>
          <table:table-cell table:style-name="Tabela23.B13" table:number-columns-spanned="3" office:value-type="string">
            <text:p text:style-name="P10">Deve ser gerado um tickets para que o gerente de projeto execute esta atividade.</text:p>
          </table:table-cell>
          <table:covered-table-cell/>
          <table:covered-table-cell/>
        </table:table-row>
        <table:table-row>
          <table:table-cell table:style-name="Tabela23.C3" office:value-type="string">
            <text:p text:style-name="P16">Abrangência</text:p>
          </table:table-cell>
          <table:table-cell table:style-name="Tabela23.B14" table:number-columns-spanned="3" office:value-type="string">
            <text:p text:style-name="P10">Projeto</text:p>
          </table:table-cell>
          <table:covered-table-cell/>
          <table:covered-table-cell/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75" text:outline-level="2"><text:bookmark-start text:name="_Toc369212612"/><text:bookmark-start text:name="_Toc369122585"/><text:bookmark-start text:name="_Toc368861011"/><text:soft-page-break/>ISC – Índice de Satisfação do Cliente<text:bookmark-end text:name="_Toc369212612"/><text:bookmark-end text:name="_Toc369122585"/><text:bookmark-end text:name="_Toc368861011"/></text:h>
      <text:p text:style-name="P76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>
          <table:table-cell table:style-name="Tabela14.A1" table:number-columns-spanned="4" office:value-type="string">
            <text:p text:style-name="P43">Dados da Medição</text:p>
          </table:table-cell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16">Nome</text:p>
          </table:table-cell>
          <table:table-cell table:style-name="Tabela14.B2" office:value-type="string">
            <text:p text:style-name="Normal"><text:span text:style-name="Fonte_20_parág._20_padrão"><text:span text:style-name="T10">Índice de satisfação do Cliente</text:span></text:span></text:p>
          </table:table-cell>
          <table:table-cell table:style-name="Tabela14.A2" office:value-type="string">
            <text:p text:style-name="P15">Unidade de Medida</text:p>
          </table:table-cell>
          <table:table-cell table:style-name="Tabela14.D2" office:value-type="string">
            <text:p text:style-name="P10">%</text:p>
          </table:table-cell>
        </table:table-row>
        <table:table-row>
          <table:table-cell table:style-name="Tabela14.A2" table:number-columns-spanned="4" office:value-type="string">
            <text:p text:style-name="P16">Necessidade de Informação</text:p>
          </table:table-cell>
          <table:covered-table-cell/>
          <table:covered-table-cell/>
          <table:covered-table-cell/>
        </table:table-row>
        <table:table-row>
          <table:table-cell table:style-name="Tabela14.A4" table:number-columns-spanned="4" office:value-type="string">
            <text:p text:style-name="P66"><text:span text:style-name="Fonte_20_parág._20_padrão"><text:span text:style-name="T26">Demonstrar histórico de qualidade em serviços.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4.A2" table:number-columns-spanned="4" office:value-type="string">
            <text:p text:style-name="P16">Objetivo de Medição</text:p>
          </table:table-cell>
          <table:covered-table-cell/>
          <table:covered-table-cell/>
          <table:covered-table-cell/>
        </table:table-row>
        <table:table-row table:style-name="Tabela14.6">
          <table:table-cell table:style-name="Tabela14.A6" table:number-columns-spanned="4" office:value-type="string">
            <text:p text:style-name="Standard"><text:span text:style-name="T37">Avaliar o a satisfação do cliente em relação aos serviços prestados pelos projetos.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header-rows>
          <table:table-row>
            <table:table-cell table:style-name="Tabela19.A1" table:number-columns-spanned="4" office:value-type="string">
              <text:p text:style-name="P43">Procedimento de Coleta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9.A2" office:value-type="string">
            <text:p text:style-name="P16">Fonte de Coleta</text:p>
          </table:table-cell>
          <table:table-cell table:style-name="Tabela19.B2" table:number-columns-spanned="3" office:value-type="string">
            <text:p text:style-name="P61">Questionário de Satisfação do Cliente.</text:p>
          </table:table-cell>
          <table:covered-table-cell/>
          <table:covered-table-cell/>
        </table:table-row>
        <table:table-row>
          <table:table-cell table:style-name="Tabela19.A3" office:value-type="string">
            <text:p text:style-name="P17">Responsável</text:p>
          </table:table-cell>
          <table:table-cell table:style-name="Tabela19.B3" office:value-type="string">
            <text:p text:style-name="P44">Cliente e Gerente de Projetos</text:p>
          </table:table-cell>
          <table:table-cell table:style-name="Tabela19.A3" office:value-type="string">
            <text:p text:style-name="P20">Frequência</text:p>
          </table:table-cell>
          <table:table-cell table:style-name="Tabela19.D3" office:value-type="string">
            <text:p text:style-name="P13">1 vez a cada 2 meses</text:p>
          </table:table-cell>
        </table:table-row>
        <table:table-row>
          <table:table-cell table:style-name="Tabela19.A4" office:value-type="string">
            <text:p text:style-name="P18">Fórmula<text:tab/><text:tab/></text:p>
          </table:table-cell>
          <table:table-cell table:style-name="Tabela19.B2" table:number-columns-spanned="3" office:value-type="string">
            <text:p text:style-name="P89">ISC = (Itens satisfatórios acumulados/total de itens acumulados)*100</text:p>
            <text:p text:style-name="P89"/>
            <text:p text:style-name="P89">Onde:</text:p>
            <text:p text:style-name="P89">Itens satisfatórios = número de itens do questionário, com avaliações, “bom = 4” ou “muito bom = 5”</text:p>
            <text:p text:style-name="P89">Totoso os itens = total de itens do questionário</text:p>
            <text:p text:style-name="P57"/>
            <text:p text:style-name="P12"/>
          </table:table-cell>
          <table:covered-table-cell/>
          <table:covered-table-cell/>
        </table:table-row>
        <table:table-row>
          <table:table-cell table:style-name="Tabela19.A5" table:number-columns-spanned="4" office:value-type="string">
            <text:p text:style-name="P16">Descrição do Procedimento de Coleta</text:p>
          </table:table-cell>
          <table:covered-table-cell/>
          <table:covered-table-cell/>
          <table:covered-table-cell/>
        </table:table-row>
        <table:table-row>
          <table:table-cell table:style-name="Tabela19.B2" table:number-columns-spanned="4" office:value-type="string">
            <text:p text:style-name="P59">O cliente preenche o questionário de satisfação do cliente.</text:p>
          </table:table-cell>
          <table:covered-table-cell/>
          <table:covered-table-cell/>
          <table:covered-table-cell/>
        </table:table-row>
        <table:table-row>
          <table:table-cell table:style-name="Tabela19.A7" table:number-columns-spanned="4" office:value-type="string">
            <text:p text:style-name="P16">Descrição do Procedimento de Apuração dos Dados</text:p>
          </table:table-cell>
          <table:covered-table-cell/>
          <table:covered-table-cell/>
          <table:covered-table-cell/>
        </table:table-row>
      </table:table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table:number-columns-spanned="2" office:value-type="string">
              <text:p text:style-name="P67"><text:span text:style-name="T34">O gerente do projeto obtêm do questionário de satisfação do cliente os dados para cálculo da medição.</text:span></text:p>
            </table:table-cell>
            <table:covered-table-cell/>
          </table:table-row>
        </table:table-header-rows>
        <table:table-row>
          <table:table-cell table:style-name="Tabela29.A2" office:value-type="string">
            <text:p text:style-name="P19">Ferramenta Utilizada<text:tab/><text:tab/></text:p>
          </table:table-cell>
          <table:table-cell table:style-name="Tabela29.B2" office:value-type="string">
            <text:p text:style-name="P14">Excel (Lista de verificação de custo)</text:p>
          </table:table-cell>
        </table:table-row>
        <table:table-row>
          <table:table-cell table:style-name="Tabela29.A3" office:value-type="string">
            <text:p text:style-name="P16">Local de Armazenamento</text:p>
          </table:table-cell>
          <table:table-cell table:style-name="Tabela29.B3" office:value-type="string">
            <text:p text:style-name="P90">Os questionários de satisfação são armazenados na ferramenta de controle de versão,</text:p>
            <text:p text:style-name="P91"/>
          </table:table-cell>
        </table:table-row>
      </table:table>
      <text:p text:style-name="Standard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header-rows>
          <table:table-row>
            <table:table-cell table:style-name="Tabela24.A1" table:number-columns-spanned="4" office:value-type="string">
              <text:p text:style-name="P43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24.A2" office:value-type="string">
            <text:p text:style-name="P16">Responsável</text:p>
          </table:table-cell>
          <table:table-cell table:style-name="Tabela24.B2" table:number-columns-spanned="3" office:value-type="string">
            <text:p text:style-name="P10">Gerente de Projetos</text:p>
          </table:table-cell>
          <table:covered-table-cell/>
          <table:covered-table-cell/>
        </table:table-row>
        <table:table-row>
          <table:table-cell table:style-name="Tabela24.A2" office:value-type="string">
            <text:p text:style-name="P16">Unidade de Medida</text:p>
          </table:table-cell>
          <table:table-cell table:style-name="Tabela24.B3" office:value-type="string">
            <text:p text:style-name="P10">%</text:p>
          </table:table-cell>
          <table:table-cell table:style-name="Tabela24.C3" office:value-type="string">
            <text:p text:style-name="P16">Frequencia</text:p>
          </table:table-cell>
          <table:table-cell table:style-name="Tabela24.B2" office:value-type="string">
            <text:p text:style-name="P10">Mensal</text:p>
          </table:table-cell>
        </table:table-row>
        <table:table-row>
          <table:table-cell table:style-name="Tabela24.A2" table:number-columns-spanned="4" office:value-type="string">
            <text:p text:style-name="P16">Análise</text:p>
          </table:table-cell>
          <table:covered-table-cell/>
          <table:covered-table-cell/>
          <table:covered-table-cell/>
        </table:table-row>
        <table:table-row>
          <table:table-cell table:style-name="Tabela24.A5" table:number-columns-spanned="4" office:value-type="string">
            <text:p text:style-name="P45">Instruções:</text:p>
            <text:p text:style-name="Standard"><text:span text:style-name="Fonte_20_parág._20_padrão"><text:span text:style-name="T27">O valor ideal é 100%. Quanto maior o valor melhor estará sendo avaliado o resultado do </text:span></text:span><text:span text:style-name="T27">trabalho do projeto.</text:span></text:p>
          </table:table-cell>
          <table:covered-table-cell/>
          <table:covered-table-cell/>
          <table:covered-table-cell/>
        </table:table-row>
        <table:table-row>
          <table:table-cell table:style-name="Tabela24.C3" office:value-type="string">
            <text:p text:style-name="P16">Interessados</text:p>
          </table:table-cell>
          <table:table-cell table:style-name="Tabela24.B6" table:number-columns-spanned="3" office:value-type="string">
            <text:p text:style-name="P10">Gerente de Projetos</text:p>
          </table:table-cell>
          <table:covered-table-cell/>
          <table:covered-table-cell/>
        </table:table-row>
        <table:table-row>
          <table:table-cell table:style-name="Tabela24.C3" office:value-type="string">
            <text:p text:style-name="P16">Nível de acesso</text:p>
          </table:table-cell>
          <table:table-cell table:style-name="Tabela24.B7" table:number-columns-spanned="3" office:value-type="string">
            <text:p text:style-name="P10">Gerente de Projetos e líderes.</text:p>
          </table:table-cell>
          <table:covered-table-cell/>
          <table:covered-table-cell/>
        </table:table-row>
        <table:table-row>
          <table:table-cell table:style-name="Tabela24.C3" office:value-type="string">
            <text:p text:style-name="P16">Integridade dos dados</text:p>
          </table:table-cell>
          <table:table-cell table:style-name="Tabela24.B8" table:number-columns-spanned="3" office:value-type="string">
            <text:p text:style-name="P10">O analista de qualidade verifica a aplicação do questionário de satisfação do cliente.</text:p>
          </table:table-cell>
          <table:covered-table-cell/>
          <table:covered-table-cell/>
        </table:table-row>
        <table:table-row>
          <table:table-cell table:style-name="Tabela24.A2" table:number-columns-spanned="4" office:value-type="string">
            <text:p text:style-name="P16">Forma de Comunicação aos Interessados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a24.A10" table:number-columns-spanned="4" office:value-type="string">
            <text:p text:style-name="P10">Reunião de acompanhamento com os integrantes do projeto.</text:p>
          </table:table-cell>
          <table:covered-table-cell/>
          <table:covered-table-cell/>
          <table:covered-table-cell/>
        </table:table-row>
        <table:table-row>
          <table:table-cell table:style-name="Tabela24.A2" table:number-columns-spanned="4" office:value-type="string">
            <text:p text:style-name="P16">Meta</text:p>
          </table:table-cell>
          <table:covered-table-cell/>
          <table:covered-table-cell/>
          <table:covered-table-cell/>
        </table:table-row>
        <table:table-row>
          <table:table-cell table:style-name="Tabela24.A12" table:number-columns-spanned="4" office:value-type="string">
            <text:p text:style-name="Standard"><text:span text:style-name="Fonte_20_parág._20_padrão"><text:span text:style-name="T12">Valor ideal: 100%</text:span></text:span></text:p>
            <text:p text:style-name="P46"/>
            <text:p text:style-name="Standard"><text:span text:style-name="Fonte_20_parág._20_padrão"><text:span text:style-name="T11">Limites para Ação Corretiva: 75%</text:span></text:span></text:p>
            <text:p text:style-name="Standard"><text:span text:style-name="Fonte_20_parág._20_padrão"><text:span text:style-name="T11">Limites para Ação Preventiva: 85%</text:span></text:span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ela24.C3" office:value-type="string">
            <text:p text:style-name="P16">Local de Armazenamento</text:p>
          </table:table-cell>
          <table:table-cell table:style-name="Tabela24.B13" table:number-columns-spanned="3" office:value-type="string">
            <text:p text:style-name="P10">Deve ser criado um ticket para a execução e registro desta atividade.</text:p>
          </table:table-cell>
          <table:covered-table-cell/>
          <table:covered-table-cell/>
        </table:table-row>
        <table:table-row>
          <table:table-cell table:style-name="Tabela24.C3" office:value-type="string">
            <text:p text:style-name="P16">Abrangência</text:p>
          </table:table-cell>
          <table:table-cell table:style-name="Tabela24.B14" table:number-columns-spanned="3" office:value-type="string">
            <text:p text:style-name="P10">Projeto</text:p>
          </table:table-cell>
          <table:covered-table-cell/>
          <table:covered-table-cell/>
        </table:table-row>
      </table:table>
      <text:h text:style-name="P75" text:outline-level="2"/>
      <text:h text:style-name="P75" text:outline-level="2"><text:bookmark-start text:name="_Toc369212613"/><text:bookmark-start text:name="_Toc369122586"/><text:bookmark-start text:name="_Toc368861012"/>PDR – Produtividade por Projeto<text:bookmark-end text:name="_Toc369212613"/><text:bookmark-end text:name="_Toc369122586"/><text:bookmark-end text:name="_Toc368861012"/></text:h>
      <text:p text:style-name="P76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>
          <table:table-cell table:style-name="Tabela16.A1" table:number-columns-spanned="4" office:value-type="string">
            <text:p text:style-name="P43">Dados da Medição</text:p>
          </table:table-cell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6">Nome</text:p>
          </table:table-cell>
          <table:table-cell table:style-name="Tabela16.B2" office:value-type="string">
            <text:p text:style-name="Normal"><text:span text:style-name="Fonte_20_parág._20_padrão"><text:span text:style-name="T10">Produtividade por projeto</text:span></text:span></text:p>
          </table:table-cell>
          <table:table-cell table:style-name="Tabela16.A2" office:value-type="string">
            <text:p text:style-name="P15">Unidade de Medida</text:p>
          </table:table-cell>
          <table:table-cell table:style-name="Tabela16.D2" office:value-type="string">
            <text:p text:style-name="P10">Horas por ponto de função h/pf</text:p>
          </table:table-cell>
        </table:table-row>
        <table:table-row>
          <table:table-cell table:style-name="Tabela16.A2" table:number-columns-spanned="4" office:value-type="string">
            <text:p text:style-name="P16">Necessidade de Informação</text:p>
          </table:table-cell>
          <table:covered-table-cell/>
          <table:covered-table-cell/>
          <table:covered-table-cell/>
        </table:table-row>
        <table:table-row>
          <table:table-cell table:style-name="Tabela16.A4" table:number-columns-spanned="4" office:value-type="string">
            <text:p text:style-name="P66"><text:span text:style-name="Fonte_20_parág._20_padrão"><text:span text:style-name="T26">Identificar a produtividade média realizada em projetos de software. Aumentar a produtividade. </text:span></text:span></text:p>
            <text:p text:style-name="P66"><text:span text:style-name="T27">Aumentar a precisão das estimativas</text:span><text:span text:style-name="Fonte_20_parág._20_padrão"><text:span text:style-name="T26">.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6.A2" table:number-columns-spanned="4" office:value-type="string">
            <text:p text:style-name="P16">Objetivo de Medição</text:p>
          </table:table-cell>
          <table:covered-table-cell/>
          <table:covered-table-cell/>
          <table:covered-table-cell/>
        </table:table-row>
        <table:table-row table:style-name="Tabela16.6">
          <table:table-cell table:style-name="Tabela16.A6" table:number-columns-spanned="4" office:value-type="string">
            <text:p text:style-name="Standard"><text:span text:style-name="Fonte_20_parág._20_padrão"><text:span text:style-name="T26">Avaliar a produtividade realizada nos projetos</text:span></text:span>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Text_20_body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header-rows>
          <table:table-row>
            <table:table-cell table:style-name="Tabela20.A1" table:number-columns-spanned="4" office:value-type="string">
              <text:p text:style-name="P43">Procedimento de Coleta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20.A2" office:value-type="string">
            <text:p text:style-name="P16">Fonte de Coleta</text:p>
          </table:table-cell>
          <table:table-cell table:style-name="Tabela20.B2" table:number-columns-spanned="3" office:value-type="string">
            <text:p text:style-name="P62"><text:span text:style-name="T24">Esforço gasto na realização das tarefas do projeto registrado pelo </text:span>gerente e pela equipe no Redmine.</text:p>
            <text:p text:style-name="P92"/>
          </table:table-cell>
          <table:covered-table-cell/>
          <table:covered-table-cell/>
        </table:table-row>
        <table:table-row>
          <table:table-cell table:style-name="Tabela20.A3" office:value-type="string">
            <text:p text:style-name="P17">Responsável</text:p>
          </table:table-cell>
          <table:table-cell table:style-name="Tabela20.B3" office:value-type="string">
            <text:p text:style-name="P44">Equipe do Projeto</text:p>
          </table:table-cell>
          <table:table-cell table:style-name="Tabela20.A3" office:value-type="string">
            <text:p text:style-name="P20">Frequência</text:p>
          </table:table-cell>
          <table:table-cell table:style-name="Tabela20.D3" office:value-type="string">
            <text:p text:style-name="P13">Mensal</text:p>
          </table:table-cell>
        </table:table-row>
        <table:table-row>
          <table:table-cell table:style-name="Tabela20.A4" office:value-type="string">
            <text:p text:style-name="P18">Fórmula<text:tab/><text:tab/></text:p>
          </table:table-cell>
          <table:table-cell table:style-name="Tabela20.B2" table:number-columns-spanned="3" office:value-type="string">
            <text:p text:style-name="P89">PDR = Esforço total do projeto / Tamanho total do projeto</text:p>
            <text:p text:style-name="P53"/>
            <text:p text:style-name="P53">Onde: </text:p>
            <text:p text:style-name="P53">Esforço total do projeto = esforço realizado no projeto.</text:p>
            <text:p text:style-name="P53">Tamanho total do projeto = pontos de função contratados.</text:p>
          </table:table-cell>
          <table:covered-table-cell/>
          <table:covered-table-cell/>
        </table:table-row>
        <table:table-row>
          <table:table-cell table:style-name="Tabela20.A5" table:number-columns-spanned="4" office:value-type="string">
            <text:p text:style-name="P16">Descrição do Procedimento de Coleta</text:p>
          </table:table-cell>
          <table:covered-table-cell/>
          <table:covered-table-cell/>
          <table:covered-table-cell/>
        </table:table-row>
        <table:table-row>
          <table:table-cell table:style-name="Tabela20.B2" table:number-columns-spanned="4" office:value-type="string">
            <text:p text:style-name="P62"><text:span text:style-name="T23">* Esforço: os membros da equipe do projeto registram no Redmine o</text:span> esforço despendido nas </text:p>
            <text:p text:style-name="P68">atividades do projeto.</text:p>
            <text:p text:style-name="P68">* Tamanho: responsável pelo contagem do projeto registra os pontos de função na planilha de <text:s/>pontos de função do projeto.</text:p>
            <text:p text:style-name="P52"><text:span text:style-name="T18"/></text:p>
          </table:table-cell>
          <table:covered-table-cell/>
          <table:covered-table-cell/>
          <table:covered-table-cell/>
        </table:table-row>
        <table:table-row>
          <table:table-cell table:style-name="Tabela20.A7" table:number-columns-spanned="4" office:value-type="string">
            <text:p text:style-name="P16">Descrição do Procedimento de Apuração dos Dados</text:p>
          </table:table-cell>
          <table:covered-table-cell/>
          <table:covered-table-cell/>
          <table:covered-table-cell/>
        </table:table-row>
      </table:table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table:number-columns-spanned="2" office:value-type="string">
              <text:p text:style-name="P67"><text:span text:style-name="T34">O gerente do projeto verifica o projeto que foi concluido e calcula o indicador conforme a fórmula</text:span></text:p>
            </table:table-cell>
            <table:covered-table-cell/>
          </table:table-row>
        </table:table-header-rows>
        <table:table-row>
          <table:table-cell table:style-name="Tabela30.A2" office:value-type="string">
            <text:p text:style-name="P19">Ferramenta Utilizada<text:tab/><text:tab/></text:p>
          </table:table-cell>
          <table:table-cell table:style-name="Tabela30.B2" office:value-type="string">
            <text:p text:style-name="P14">N/A</text:p>
          </table:table-cell>
        </table:table-row>
        <text:soft-page-break/>
        <table:table-row>
          <table:table-cell table:style-name="Tabela30.A3" office:value-type="string">
            <text:p text:style-name="P16">Local de Armazenamento</text:p>
          </table:table-cell>
          <table:table-cell table:style-name="Tabela30.B3" office:value-type="string">
            <text:p text:style-name="P91">Redmine</text:p>
          </table:table-cell>
        </table:table-row>
      </table:table>
      <text:p text:style-name="Standard"/>
      <text:p text:style-name="Standard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header-rows>
          <table:table-row>
            <table:table-cell table:style-name="Tabela25.A1" table:number-columns-spanned="4" office:value-type="string">
              <text:p text:style-name="P43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25.A2" office:value-type="string">
            <text:p text:style-name="P16">Responsável</text:p>
          </table:table-cell>
          <table:table-cell table:style-name="Tabela25.B2" table:number-columns-spanned="3" office:value-type="string">
            <text:p text:style-name="P10">Gerente de Projeto</text:p>
          </table:table-cell>
          <table:covered-table-cell/>
          <table:covered-table-cell/>
        </table:table-row>
        <table:table-row>
          <table:table-cell table:style-name="Tabela25.A2" office:value-type="string">
            <text:p text:style-name="P16">Unidade de Medida</text:p>
          </table:table-cell>
          <table:table-cell table:style-name="Tabela25.B3" office:value-type="string">
            <text:p text:style-name="P10">Horas pro ponto de função (h/pf)</text:p>
          </table:table-cell>
          <table:table-cell table:style-name="Tabela25.C3" office:value-type="string">
            <text:p text:style-name="P16">Frequencia</text:p>
          </table:table-cell>
          <table:table-cell table:style-name="Tabela25.B2" office:value-type="string">
            <text:p text:style-name="P10">Ao final do projeto</text:p>
          </table:table-cell>
        </table:table-row>
        <table:table-row>
          <table:table-cell table:style-name="Tabela25.A2" table:number-columns-spanned="4" office:value-type="string">
            <text:p text:style-name="P16">Análise</text:p>
          </table:table-cell>
          <table:covered-table-cell/>
          <table:covered-table-cell/>
          <table:covered-table-cell/>
        </table:table-row>
        <table:table-row>
          <table:table-cell table:style-name="Tabela25.A5" table:number-columns-spanned="4" office:value-type="string">
            <text:p text:style-name="P45">Instruções:</text:p>
            <text:p text:style-name="P56">O valor de produtividade apresenta a quantidade de horas necessárias para a realização de 1 ponto de função no projeto. Portanto, quanto menor o valor melhor, ou seja, mais produtiva foi a equipe do projeto. A produtividade realizada deve ser comparada com a produtividade planejada e/ou contratada para o projeto. Caso o valor de produtividade seja maior do que as produtividades planejada e/ou contratada indicam que o projeto realizou maior esforço para completar o projeto do que foi planejado e/ou contratado.</text:p>
            <text:p text:style-name="P56"/>
            <text:p text:style-name="Standard"><text:span text:style-name="Fonte_20_parág._20_padrão"><text:span text:style-name="T38">Possíveis causas de desvios :</text:span></text:span><text:span text:style-name="Fonte_20_parág._20_padrão"><text:span text:style-name="T37"> inexperiência dos profissionais na tecnologia ou no processo do </text:span></text:span><text:span text:style-name="T37">projeto, alto índice de retrabalho resultante da baixa qualidade dos produtos, mudanças não </text:span></text:p>
            <text:p text:style-name="P70">identificadas ou não contabilizadas no tamanho do projeto em pontos de função, alta complexidade da solução tecnológica do projeto, etc.</text:p>
            <text:p text:style-name="P46"/>
            <text:p text:style-name="Standard"><text:span text:style-name="Fonte_20_parág._20_padrão"><text:span text:style-name="T11">Possíveis ações gerenciais</text:span></text:span><text:span text:style-name="Fonte_20_parág._20_padrão"><text:span text:style-name="T9">:</text:span></text:span><text:span text:style-name="Fonte_20_parág._20_padrão"><text:span text:style-name="T27"> N/A</text:span></text:span>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ela25.C3" office:value-type="string">
            <text:p text:style-name="P16">Interessados</text:p>
          </table:table-cell>
          <table:table-cell table:style-name="Tabela25.B6" table:number-columns-spanned="3" office:value-type="string">
            <text:p text:style-name="P10">Gerente de Projeto</text:p>
          </table:table-cell>
          <table:covered-table-cell/>
          <table:covered-table-cell/>
        </table:table-row>
        <table:table-row>
          <table:table-cell table:style-name="Tabela25.C3" office:value-type="string">
            <text:p text:style-name="P16">Nível de acesso</text:p>
          </table:table-cell>
          <table:table-cell table:style-name="Tabela25.B7" table:number-columns-spanned="3" office:value-type="string">
            <text:p text:style-name="P10">Gerente de Projeto</text:p>
          </table:table-cell>
          <table:covered-table-cell/>
          <table:covered-table-cell/>
        </table:table-row>
        <table:table-row>
          <table:table-cell table:style-name="Tabela25.C3" office:value-type="string">
            <text:p text:style-name="P16">Integridade dos dados</text:p>
          </table:table-cell>
          <table:table-cell table:style-name="Tabela25.B8" table:number-columns-spanned="3" office:value-type="string">
            <text:p text:style-name="P62"><text:span text:style-name="T23">O Analista de QA acompanha durante as verificações se o </text:span>Redmine está sendo lançado corretamente pela equipe do projeto e se o Gerente de Projeto atualizou o relatório de pontos de função com o tamanho encontrado na última medição do projeto.</text:p>
          </table:table-cell>
          <table:covered-table-cell/>
          <table:covered-table-cell/>
        </table:table-row>
        <table:table-row>
          <table:table-cell table:style-name="Tabela25.A2" table:number-columns-spanned="4" office:value-type="string">
            <text:p text:style-name="P16">Forma de Comunicação aos Interessados</text:p>
          </table:table-cell>
          <table:covered-table-cell/>
          <table:covered-table-cell/>
          <table:covered-table-cell/>
        </table:table-row>
        <table:table-row>
          <table:table-cell table:style-name="Tabela25.A10" table:number-columns-spanned="4" office:value-type="string">
            <text:p text:style-name="P10">Reunião de acompanhamento com os membros do projeto</text:p>
          </table:table-cell>
          <table:covered-table-cell/>
          <table:covered-table-cell/>
          <table:covered-table-cell/>
        </table:table-row>
        <table:table-row>
          <table:table-cell table:style-name="Tabela25.A2" table:number-columns-spanned="4" office:value-type="string">
            <text:p text:style-name="P16">Meta</text:p>
          </table:table-cell>
          <table:covered-table-cell/>
          <table:covered-table-cell/>
          <table:covered-table-cell/>
        </table:table-row>
        <table:table-row>
          <table:table-cell table:style-name="Tabela25.A12" table:number-columns-spanned="4" office:value-type="string">
            <text:p text:style-name="Standard"><text:span text:style-name="Fonte_20_parág._20_padrão"><text:span text:style-name="T12">Valor ideal: 8h/pf</text:span></text:span></text:p>
            <text:p text:style-name="P46"/>
            <text:p text:style-name="Standard"><text:span text:style-name="Fonte_20_parág._20_padrão"><text:span text:style-name="T11">Limites para Ação Corretiva: N/A</text:span></text:span></text:p>
            <text:p text:style-name="Standard"><text:span text:style-name="Fonte_20_parág._20_padrão"><text:span text:style-name="T11">Limites para Ação Preventiva: N/A</text:span></text:span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ela25.C3" office:value-type="string">
            <text:p text:style-name="P16">Local de Armazenamento</text:p>
          </table:table-cell>
          <table:table-cell table:style-name="Tabela25.B13" table:number-columns-spanned="3" office:value-type="string">
            <text:p text:style-name="P10">Repositório do Projeto.</text:p>
          </table:table-cell>
          <table:covered-table-cell/>
          <table:covered-table-cell/>
        </table:table-row>
        <table:table-row>
          <table:table-cell table:style-name="Tabela25.C3" office:value-type="string">
            <text:p text:style-name="P16">Abrangência</text:p>
          </table:table-cell>
          <table:table-cell table:style-name="Tabela25.B14" table:number-columns-spanned="3" office:value-type="string">
            <text:p text:style-name="P10">Projeto</text:p>
          </table:table-cell>
          <table:covered-table-cell/>
          <table:covered-table-cell/>
        </table:table-row>
      </table:table>
      <text:p text:style-name="P49"/>
      <text:h text:style-name="P75" text:outline-level="2"><text:bookmark-start text:name="_Toc369212614"/><text:bookmark-end text:name="_Toc369212614"/><text:bookmark-start text:name="_Toc369122587"/><text:bookmark-end text:name="_Toc369122587"/><text:bookmark-start text:name="_Toc368861013"/><text:bookmark-end text:name="_Toc368861013"/><text:bookmark-start text:name="_Toc369212615"/><text:bookmark-start text:name="_Toc369122588"/><text:bookmark-start text:name="_Toc368861014"/>SPI – Índice de Desempenho de Prazo<text:bookmark-end text:name="_Toc369212615"/><text:bookmark-end text:name="_Toc369122588"/><text:bookmark-end text:name="_Toc368861014"/></text:h>
      <text:p text:style-name="P76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row>
          <table:table-cell table:style-name="Tabela17.A1" table:number-columns-spanned="4" office:value-type="string">
            <text:p text:style-name="P43">Dados da Mediçã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a17.A2" office:value-type="string">
            <text:p text:style-name="P16">Nome</text:p>
          </table:table-cell>
          <table:table-cell table:style-name="Tabela17.B2" office:value-type="string">
            <text:p text:style-name="Normal"><text:span text:style-name="Fonte_20_parág._20_padrão"><text:span text:style-name="T10"/></text:span></text:p>
          </table:table-cell>
          <table:table-cell table:style-name="Tabela17.A2" office:value-type="string">
            <text:p text:style-name="P15">Unidade de Medida</text:p>
          </table:table-cell>
          <table:table-cell table:style-name="Tabela17.D2" office:value-type="string">
            <text:p text:style-name="P10"/>
          </table:table-cell>
        </table:table-row>
        <table:table-row>
          <table:table-cell table:style-name="Tabela17.A2" table:number-columns-spanned="4" office:value-type="string">
            <text:p text:style-name="P16">Necessidade de Informação</text:p>
          </table:table-cell>
          <table:covered-table-cell/>
          <table:covered-table-cell/>
          <table:covered-table-cell/>
        </table:table-row>
        <table:table-row>
          <table:table-cell table:style-name="Tabela17.A4" table:number-columns-spanned="4" office:value-type="string">
            <text:p text:style-name="Normal"><text:span text:style-name="Fonte_20_parág._20_padrão"><text:span text:style-name="T8"/></text:span></text:p>
          </table:table-cell>
          <table:covered-table-cell/>
          <table:covered-table-cell/>
          <table:covered-table-cell/>
        </table:table-row>
        <table:table-row>
          <table:table-cell table:style-name="Tabela17.A2" table:number-columns-spanned="4" office:value-type="string">
            <text:p text:style-name="P16">Objetivo de Medição</text:p>
          </table:table-cell>
          <table:covered-table-cell/>
          <table:covered-table-cell/>
          <table:covered-table-cell/>
        </table:table-row>
        <table:table-row table:style-name="Tabela17.6">
          <table:table-cell table:style-name="Tabela17.A6" table:number-columns-spanned="4" office:value-type="string">
            <text:p text:style-name="Standard"><text:span text:style-name="Fonte_20_parág._20_padrão"><text:span text:style-name="T26"/></text:span></text:p>
            <text:p text:style-name="P88"/>
          </table:table-cell>
          <table:covered-table-cell/>
          <table:covered-table-cell/>
          <table:covered-table-cell/>
        </table:table-row>
      </table:table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header-rows>
          <table:table-row>
            <table:table-cell table:style-name="Tabela21.A1" table:number-columns-spanned="4" office:value-type="string">
              <text:p text:style-name="P43">Procedimento de Coleta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21.A2" office:value-type="string">
            <text:p text:style-name="P16">Fonte de Coleta</text:p>
          </table:table-cell>
          <table:table-cell table:style-name="Tabela21.B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21.A3" office:value-type="string">
            <text:p text:style-name="P17">Responsável</text:p>
          </table:table-cell>
          <table:table-cell table:style-name="Tabela21.B3" office:value-type="string">
            <text:p text:style-name="P44"/>
          </table:table-cell>
          <table:table-cell table:style-name="Tabela21.A3" office:value-type="string">
            <text:p text:style-name="P20">Frequência</text:p>
          </table:table-cell>
          <table:table-cell table:style-name="Tabela21.D3" office:value-type="string">
            <text:p text:style-name="P13"/>
          </table:table-cell>
        </table:table-row>
        <table:table-row>
          <table:table-cell table:style-name="Tabela21.A4" office:value-type="string">
            <text:p text:style-name="P18">Fórmula<text:tab/><text:tab/></text:p>
          </table:table-cell>
          <table:table-cell table:style-name="Tabela21.B2" table:number-columns-spanned="3" office:value-type="string">
            <text:p text:style-name="P89"/>
            <text:p text:style-name="P57"/>
            <text:p text:style-name="P12"/>
          </table:table-cell>
          <table:covered-table-cell/>
          <table:covered-table-cell/>
        </table:table-row>
        <table:table-row>
          <table:table-cell table:style-name="Tabela21.A5" table:number-columns-spanned="4" office:value-type="string">
            <text:p text:style-name="P16">Descrição do Procedimento de Coleta</text:p>
          </table:table-cell>
          <table:covered-table-cell/>
          <table:covered-table-cell/>
          <table:covered-table-cell/>
        </table:table-row>
        <table:table-row>
          <table:table-cell table:style-name="Tabela21.B2" table:number-columns-spanned="4" office:value-type="string">
            <text:p text:style-name="P52"><text:span text:style-name="T18"/></text:p>
          </table:table-cell>
          <table:covered-table-cell/>
          <table:covered-table-cell/>
          <table:covered-table-cell/>
        </table:table-row>
        <table:table-row>
          <table:table-cell table:style-name="Tabela21.A7" table:number-columns-spanned="4" office:value-type="string">
            <text:p text:style-name="P16">Descrição do Procedimento de Apuração dos Dados</text:p>
          </table:table-cell>
          <table:covered-table-cell/>
          <table:covered-table-cell/>
          <table:covered-table-cell/>
        </table:table-row>
      </table:table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header-rows>
          <table:table-row>
            <table:table-cell table:style-name="Tabela26.A1" table:number-columns-spanned="4" office:value-type="string">
              <text:p text:style-name="P43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26.A2" office:value-type="string">
            <text:p text:style-name="P16">Responsável</text:p>
          </table:table-cell>
          <table:table-cell table:style-name="Tabela26.B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26.A2" office:value-type="string">
            <text:p text:style-name="P16">Unidade de Medida</text:p>
          </table:table-cell>
          <table:table-cell table:style-name="Tabela26.B3" office:value-type="string">
            <text:p text:style-name="P10"/>
          </table:table-cell>
          <table:table-cell table:style-name="Tabela26.C3" office:value-type="string">
            <text:p text:style-name="P16">Frequencia</text:p>
          </table:table-cell>
          <table:table-cell table:style-name="Tabela26.B2" office:value-type="string">
            <text:p text:style-name="P10"/>
          </table:table-cell>
        </table:table-row>
        <table:table-row>
          <table:table-cell table:style-name="Tabela26.A2" table:number-columns-spanned="4" office:value-type="string">
            <text:p text:style-name="P16">Análise</text:p>
          </table:table-cell>
          <table:covered-table-cell/>
          <table:covered-table-cell/>
          <table:covered-table-cell/>
        </table:table-row>
        <table:table-row>
          <table:table-cell table:style-name="Tabela26.A5" table:number-columns-spanned="4" office:value-type="string">
            <text:p text:style-name="P45">Instruções:</text:p>
            <text:p text:style-name="P62"/>
            <text:p text:style-name="P46"/>
            <text:p text:style-name="Standard"><text:span text:style-name="Fonte_20_parág._20_padrão"><text:span text:style-name="T11">Possíveis causas de desvios :</text:span></text:span><text:span text:style-name="Fonte_20_parág._20_padrão"><text:span text:style-name="T9"> </text:span></text:span></text:p>
            <text:p text:style-name="P46"/>
            <text:p text:style-name="Standard"><text:span text:style-name="Fonte_20_parág._20_padrão"><text:span text:style-name="T11">Possíveis ações gerenciais</text:span></text:span><text:span text:style-name="Fonte_20_parág._20_padrão"><text:span text:style-name="T9">:</text:span></text:span><text:span text:style-name="Fonte_20_parág._20_padrão"><text:span text:style-name="T27"> </text:span></text:span>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ela26.C3" office:value-type="string">
            <text:p text:style-name="P16">Interessados</text:p>
          </table:table-cell>
          <table:table-cell table:style-name="Tabela26.B6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26.C3" office:value-type="string">
            <text:p text:style-name="P16">Nível de acesso</text:p>
          </table:table-cell>
          <table:table-cell table:style-name="Tabela26.B7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26.C3" office:value-type="string">
            <text:p text:style-name="P16">Integridade dos dados</text:p>
          </table:table-cell>
          <table:table-cell table:style-name="Tabela26.B8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26.A2" table:number-columns-spanned="4" office:value-type="string">
            <text:p text:style-name="P16">Forma de Comunicação aos Interessados</text:p>
          </table:table-cell>
          <table:covered-table-cell/>
          <table:covered-table-cell/>
          <table:covered-table-cell/>
        </table:table-row>
        <table:table-row>
          <table:table-cell table:style-name="Tabela26.A10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ela26.A2" table:number-columns-spanned="4" office:value-type="string">
            <text:p text:style-name="P16">Meta</text:p>
          </table:table-cell>
          <table:covered-table-cell/>
          <table:covered-table-cell/>
          <table:covered-table-cell/>
        </table:table-row>
        <table:table-row>
          <table:table-cell table:style-name="Tabela26.A12" table:number-columns-spanned="4" office:value-type="string">
            <text:p text:style-name="Standard"><text:span text:style-name="Fonte_20_parág._20_padrão"><text:span text:style-name="T12">Valor ideal: </text:span></text:span></text:p>
            <text:p text:style-name="P46"/>
            <text:p text:style-name="Standard"><text:span text:style-name="Fonte_20_parág._20_padrão"><text:span text:style-name="T11">Limites para Ação Corretiva: </text:span></text:span></text:p>
            <text:p text:style-name="Standard"><text:span text:style-name="Fonte_20_parág._20_padrão"><text:span text:style-name="T11">Limites para Ação Preventiva: </text:span></text:span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ela26.C3" office:value-type="string">
            <text:p text:style-name="P16">Local de Armazenamento</text:p>
          </table:table-cell>
          <table:table-cell table:style-name="Tabela26.B13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26.C3" office:value-type="string">
            <text:p text:style-name="P16">Abrangência</text:p>
          </table:table-cell>
          <table:table-cell table:style-name="Tabela26.B14" table:number-columns-spanned="3" office:value-type="string">
            <text:p text:style-name="P10"/>
          </table:table-cell>
          <table:covered-table-cell/>
          <table:covered-table-cell/>
        </table:table-row>
      </table:table>
      <text:h text:style-name="P75" text:outline-level="2"><text:soft-page-break/></text:h>
      <text:h text:style-name="P75" text:outline-level="2"><text:bookmark-start text:name="_Toc369212616"/><text:bookmark-start text:name="_Toc369122589"/><text:bookmark-start text:name="_Toc368861015"/>PRET – Percentual de Retrabalho<text:bookmark-end text:name="_Toc369212616"/><text:bookmark-end text:name="_Toc369122589"/><text:bookmark-end text:name="_Toc368861015"/></text:h>
      <text:p text:style-name="P7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row>
          <table:table-cell table:style-name="Tabela18.A1" table:number-columns-spanned="4" office:value-type="string">
            <text:p text:style-name="P43">Dados da Medição</text:p>
          </table:table-cell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6">Nome</text:p>
          </table:table-cell>
          <table:table-cell table:style-name="Tabela18.B2" office:value-type="string">
            <text:p text:style-name="Normal"><text:span text:style-name="Fonte_20_parág._20_padrão"><text:span text:style-name="T10"/></text:span></text:p>
          </table:table-cell>
          <table:table-cell table:style-name="Tabela18.A2" office:value-type="string">
            <text:p text:style-name="P15">Unidade de Medida</text:p>
          </table:table-cell>
          <table:table-cell table:style-name="Tabela18.D2" office:value-type="string">
            <text:p text:style-name="P10"/>
          </table:table-cell>
        </table:table-row>
        <table:table-row>
          <table:table-cell table:style-name="Tabela18.A2" table:number-columns-spanned="4" office:value-type="string">
            <text:p text:style-name="P16">Necessidade de Informação</text:p>
          </table:table-cell>
          <table:covered-table-cell/>
          <table:covered-table-cell/>
          <table:covered-table-cell/>
        </table:table-row>
        <table:table-row>
          <table:table-cell table:style-name="Tabela18.A4" table:number-columns-spanned="4" office:value-type="string">
            <text:p text:style-name="Normal"><text:span text:style-name="Fonte_20_parág._20_padrão"><text:span text:style-name="T8"/></text:span></text:p>
          </table:table-cell>
          <table:covered-table-cell/>
          <table:covered-table-cell/>
          <table:covered-table-cell/>
        </table:table-row>
        <table:table-row>
          <table:table-cell table:style-name="Tabela18.A2" table:number-columns-spanned="4" office:value-type="string">
            <text:p text:style-name="P16">Objetivo de Medição</text:p>
          </table:table-cell>
          <table:covered-table-cell/>
          <table:covered-table-cell/>
          <table:covered-table-cell/>
        </table:table-row>
        <table:table-row table:style-name="Tabela18.6">
          <table:table-cell table:style-name="Tabela18.A6" table:number-columns-spanned="4" office:value-type="string">
            <text:p text:style-name="Standard"><text:span text:style-name="Fonte_20_parág._20_padrão"><text:span text:style-name="T26"/></text:span></text:p>
            <text:p text:style-name="P88"/>
          </table:table-cell>
          <table:covered-table-cell/>
          <table:covered-table-cell/>
          <table:covered-table-cell/>
        </table:table-row>
      </table:table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header-rows>
          <table:table-row>
            <table:table-cell table:style-name="Tabela22.A1" table:number-columns-spanned="4" office:value-type="string">
              <text:p text:style-name="P43">Procedimento de Coleta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22.A2" office:value-type="string">
            <text:p text:style-name="P16">Fonte de Coleta</text:p>
          </table:table-cell>
          <table:table-cell table:style-name="Tabela22.B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22.A3" office:value-type="string">
            <text:p text:style-name="P17">Responsável</text:p>
          </table:table-cell>
          <table:table-cell table:style-name="Tabela22.B3" office:value-type="string">
            <text:p text:style-name="P44"/>
          </table:table-cell>
          <table:table-cell table:style-name="Tabela22.A3" office:value-type="string">
            <text:p text:style-name="P20">Frequência</text:p>
          </table:table-cell>
          <table:table-cell table:style-name="Tabela22.D3" office:value-type="string">
            <text:p text:style-name="P13"/>
          </table:table-cell>
        </table:table-row>
        <table:table-row>
          <table:table-cell table:style-name="Tabela22.A4" office:value-type="string">
            <text:p text:style-name="P18">Fórmula<text:tab/><text:tab/></text:p>
          </table:table-cell>
          <table:table-cell table:style-name="Tabela22.B2" table:number-columns-spanned="3" office:value-type="string">
            <text:p text:style-name="P89"/>
            <text:p text:style-name="P57"/>
            <text:p text:style-name="P12"/>
          </table:table-cell>
          <table:covered-table-cell/>
          <table:covered-table-cell/>
        </table:table-row>
        <table:table-row>
          <table:table-cell table:style-name="Tabela22.A5" table:number-columns-spanned="4" office:value-type="string">
            <text:p text:style-name="P16">Descrição do Procedimento de Coleta</text:p>
          </table:table-cell>
          <table:covered-table-cell/>
          <table:covered-table-cell/>
          <table:covered-table-cell/>
        </table:table-row>
        <table:table-row>
          <table:table-cell table:style-name="Tabela22.B2" table:number-columns-spanned="4" office:value-type="string">
            <text:p text:style-name="P52"><text:span text:style-name="T18"/></text:p>
          </table:table-cell>
          <table:covered-table-cell/>
          <table:covered-table-cell/>
          <table:covered-table-cell/>
        </table:table-row>
        <table:table-row>
          <table:table-cell table:style-name="Tabela22.A7" table:number-columns-spanned="4" office:value-type="string">
            <text:p text:style-name="P16">Descrição do Procedimento de Apuração dos Dados</text:p>
          </table:table-cell>
          <table:covered-table-cell/>
          <table:covered-table-cell/>
          <table:covered-table-cell/>
        </table:table-row>
      </table:table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header-rows>
          <table:table-row>
            <table:table-cell table:style-name="Tabela27.A1" table:number-columns-spanned="4" office:value-type="string">
              <text:p text:style-name="P43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27.A2" office:value-type="string">
            <text:p text:style-name="P16">Responsável</text:p>
          </table:table-cell>
          <table:table-cell table:style-name="Tabela27.B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27.A2" office:value-type="string">
            <text:p text:style-name="P16">Unidade de Medida</text:p>
          </table:table-cell>
          <table:table-cell table:style-name="Tabela27.B3" office:value-type="string">
            <text:p text:style-name="P10"/>
          </table:table-cell>
          <table:table-cell table:style-name="Tabela27.C3" office:value-type="string">
            <text:p text:style-name="P16">Frequencia</text:p>
          </table:table-cell>
          <table:table-cell table:style-name="Tabela27.B2" office:value-type="string">
            <text:p text:style-name="P10"/>
          </table:table-cell>
        </table:table-row>
        <table:table-row>
          <table:table-cell table:style-name="Tabela27.A2" table:number-columns-spanned="4" office:value-type="string">
            <text:p text:style-name="P16">Análise</text:p>
          </table:table-cell>
          <table:covered-table-cell/>
          <table:covered-table-cell/>
          <table:covered-table-cell/>
        </table:table-row>
        <table:table-row>
          <table:table-cell table:style-name="Tabela27.A5" table:number-columns-spanned="4" office:value-type="string">
            <text:p text:style-name="P45">Instruções:</text:p>
            <text:p text:style-name="P62"/>
            <text:p text:style-name="P46"/>
            <text:p text:style-name="Standard"><text:span text:style-name="Fonte_20_parág._20_padrão"><text:span text:style-name="T11">Possíveis causas de desvios :</text:span></text:span><text:span text:style-name="Fonte_20_parág._20_padrão"><text:span text:style-name="T9"> </text:span></text:span></text:p>
            <text:p text:style-name="P46"/>
            <text:p text:style-name="Standard"><text:span text:style-name="Fonte_20_parág._20_padrão"><text:span text:style-name="T11">Possíveis ações gerenciais</text:span></text:span><text:span text:style-name="Fonte_20_parág._20_padrão"><text:span text:style-name="T9">:</text:span></text:span><text:span text:style-name="Fonte_20_parág._20_padrão"><text:span text:style-name="T27"> </text:span></text:span>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ela27.C3" office:value-type="string">
            <text:p text:style-name="P16">Interessados</text:p>
          </table:table-cell>
          <table:table-cell table:style-name="Tabela27.B6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27.C3" office:value-type="string">
            <text:p text:style-name="P16">Nível de acesso</text:p>
          </table:table-cell>
          <table:table-cell table:style-name="Tabela27.B7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27.C3" office:value-type="string">
            <text:p text:style-name="P16">Integridade dos dados</text:p>
          </table:table-cell>
          <table:table-cell table:style-name="Tabela27.B8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27.A2" table:number-columns-spanned="4" office:value-type="string">
            <text:p text:style-name="P16">Forma de Comunicação aos Interessados</text:p>
          </table:table-cell>
          <table:covered-table-cell/>
          <table:covered-table-cell/>
          <table:covered-table-cell/>
        </table:table-row>
        <table:table-row>
          <table:table-cell table:style-name="Tabela27.A10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ela27.A2" table:number-columns-spanned="4" office:value-type="string">
            <text:p text:style-name="P16">Meta</text:p>
          </table:table-cell>
          <table:covered-table-cell/>
          <table:covered-table-cell/>
          <table:covered-table-cell/>
        </table:table-row>
        <table:table-row>
          <table:table-cell table:style-name="Tabela27.A12" table:number-columns-spanned="4" office:value-type="string">
            <text:p text:style-name="Standard"><text:span text:style-name="Fonte_20_parág._20_padrão"><text:span text:style-name="T12">Valor ideal: </text:span></text:span></text:p>
            <text:p text:style-name="P46"/>
            <text:p text:style-name="Standard"><text:span text:style-name="Fonte_20_parág._20_padrão"><text:span text:style-name="T11">Limites para Ação Corretiva: </text:span></text:span></text:p>
            <text:p text:style-name="Standard"><text:span text:style-name="Fonte_20_parág._20_padrão"><text:span text:style-name="T11">Limites para Ação Preventiva: </text:span></text:span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ela27.C3" office:value-type="string">
            <text:p text:style-name="P16">Local de Armazenamento</text:p>
          </table:table-cell>
          <table:table-cell table:style-name="Tabela27.B13" table:number-columns-spanned="3" office:value-type="string">
            <text:p text:style-name="P10">Repositório do Projeto, pasta de garantia da qualidade.</text:p>
          </table:table-cell>
          <table:covered-table-cell/>
          <table:covered-table-cell/>
        </table:table-row>
        <text:soft-page-break/>
        <table:table-row>
          <table:table-cell table:style-name="Tabela27.C3" office:value-type="string">
            <text:p text:style-name="P16">Abrangência</text:p>
          </table:table-cell>
          <table:table-cell table:style-name="Tabela27.B14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71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>
  <office:font-face-decls>
    <style:font-face style:name="ARIA" svg:font-family="ARIA"/>
    <style:font-face style:name="Ariaç" svg:font-family="Ariaç"/>
    <style:font-face style:name="sans-serif" svg:font-family="sans-serif"/>
    <style:font-face style:name="ARIAL" svg:font-family="ARIAL" style:font-family-generic="swiss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Normal" style:class="text">
      <style:paragraph-properties fo:margin="100%"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="100%"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normal" style:family="paragraph">
      <style:paragraph-properties fo:hyphenation-ladder-count="no-limit" style:vertical-align="auto"/>
      <style:text-properties fo:color="#000000" fo:font-size="12pt" style:font-size-asian="12pt" style:font-size-complex="11pt" fo:hyphenate="true"/>
    </style:style>
    <style:style style:name="Paragraph2" style:family="paragraph" style:parent-style-name="Normal">
      <style:paragraph-properties fo:margin="100%"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Normal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/>
    </style:style>
    <style:style style:name="Recuo_20_normal" style:display-name="Recuo normal" style:family="paragraph" style:parent-style-name="Normal">
      <style:paragraph-properties fo:margin="100%"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="100%"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="100%"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="100%"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="100%" fo:margin-left="0.635cm" fo:margin-right="0cm" fo:margin-top="0.071cm" fo:margin-bottom="0.071cm" style:contextual-spacing="false" fo:keep-together="always" fo:hyphenation-ladder-count="no-limit" fo:text-indent="-0.635cm" style:auto-text-indent="false" fo:padding="0cm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="100%"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="100%"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="100%"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="100%"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="100%"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="100%"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="100%"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="100%"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="100%" fo:margin-left="0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-3.81cm"/>
        </style:tab-stops>
      </style:paragraph-properties>
      <style:text-properties fo:hyphenate="false"/>
    </style:style>
    <style:style style:name="InfoBlue" style:family="paragraph" style:parent-style-name="Normal" style:next-style-name="Text_20_body" style:auto-update="true">
      <style:paragraph-properties fo:margin="100%"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Parágrafo_20_da_20_Lista" style:display-name="Parágrafo da Lista" style:family="paragraph" style:parent-style-name="Normal">
      <style:paragraph-properties fo:margin="100%"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LFO2LVL1" style:display-name="WW_CharLFO2LVL1" style:family="text">
      <style:text-properties style:font-name="Times New Roman" fo:font-size="11pt" style:font-size-asian="11pt" style:font-name-complex="Times New Roman" style:font-size-complex="11pt"/>
    </style:style>
    <style:style style:name="WW_5f_CharLFO3LVL1" style:display-name="WW_CharLFO3LVL1" style:family="text">
      <style:text-properties style:font-name="Times New Roman" fo:font-size="11pt" style:font-size-asian="11pt" style:font-name-complex="Times New Roman" style:font-size-complex="11pt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5LVL1" style:display-name="WW_CharLFO5LVL1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5LVL2" style:display-name="WW_CharLFO5LVL2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5LVL3" style:display-name="WW_CharLFO5LVL3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5LVL4" style:display-name="WW_CharLFO5LVL4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5LVL5" style:display-name="WW_CharLFO5LVL5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5LVL6" style:display-name="WW_CharLFO5LVL6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5LVL7" style:display-name="WW_CharLFO5LVL7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5LVL8" style:display-name="WW_CharLFO5LVL8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5LVL9" style:display-name="WW_CharLFO5LVL9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text:style-name="WW_5f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text:style-name="WW_5f_CharLFO2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text:style-name="WW_5f_CharLFO3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Normal">
      <style:paragraph-properties fo:margin-left="0cm" fo:margin-right="0.635cm" fo:text-indent="0cm" style:auto-text-indent="false"/>
    </style:style>
    <style:style style:name="MP6" style:family="paragraph" style:parent-style-name="Normal">
      <style:paragraph-properties fo:text-align="center" style:justify-single-word="false"/>
    </style:style>
    <style:style style:name="MP7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number:date-style style:name="N5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0" text:anchor-type="paragraph" svg:x="-0.903cm" svg:y="0.138cm" svg:width="6.708cm" style:rel-width="scale" svg:height="2.29cm" style:rel-height="scale" draw:z-index="1"><draw:image/><svg:desc>LOGO2_COREL.jpg</svg:desc></draw:frame><text:span text:style-name="Fonte_20_parág._20_padrão"><text:span text:style-name="MT1"><draw:frame draw:style-name="Mfr2" draw:name="Imagem 4" text:anchor-type="as-char" svg:y="0cm" svg:width="3.209cm" style:rel-width="scale" svg:height="2.265cm" style:rel-height="scale" draw:z-index="0"><draw:image/></draw:frame></text:span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10"/>1.0</text:p>
            </table:table-cell>
          </table:table-row>
          <table:table-row>
            <table:table-cell table:style-name="Tabela1.A1" office:value-type="string">
              <text:p text:style-name="MP2">Plano de Medição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06/10/2013</text:p>
            </table:table-cell>
          </table:table-row>
          <table:table-row>
            <table:table-cell table:style-name="Tabela1.A1" table:number-columns-spanned="2" office:value-type="string">
              <text:p text:style-name="MP2">RELPREV_GPR_MED_Plano de Medicao _1.0</text:p>
            </table:table-cell>
            <table:covered-table-cell/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/>
            </table:table-cell>
            <table:table-cell table:style-name="Tabela2.A1" office:value-type="string">
              <text:p text:style-name="MP6">UFG-INF, <text:date style:data-style-name="N5120" text:date-value="2013-10-11T20:50:36.99">2013</text:date>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Page_20_Number"><text:span text:style-name="MT2"><text:page-number text:select-page="current">12</text:page-number></text:span></text:span><text:span text:style-name="Page_20_Number"><text:span text:style-name="MT2"> de </text:span></text:span><text:span text:style-name="Page_20_Number"><text:page-count>1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>Documento de Arquitetura de Software</dc:title>
    <dc:subject>&lt;Nome do Projeto&gt;</dc:subject>
    <meta:initial-creator>EMERSON JOSÉ</meta:initial-creator>
    <meta:creation-date>2013-10-07T01:41:00Z</meta:creation-date>
    <dc:date>2013-10-11T20:50:37</dc:date>
    <meta:editing-cycles>13</meta:editing-cycles>
    <meta:editing-duration>PT9H13M52S</meta:editing-duration>
    <meta:document-statistic meta:table-count="30" meta:image-count="2" meta:object-count="0" meta:page-count="16" meta:paragraph-count="466" meta:word-count="2823" meta:character-count="18030" meta:non-whitespace-character-count="15601"/>
    <meta:user-defined meta:name="Company Name">Objectives</meta:user-defined>
    <meta:template xlink:type="simple" xlink:actuate="onRequest" xlink:title="" xlink:href="./DAS-Documento%20de%20Arquitetura%20de%20Software"/>
  </office:meta>
</office:document-meta>
</file>